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72.2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Pivot_20_Table_20_1">
      <style:table-properties table:display="true" style:writing-mode="lr-tb"/>
    </style: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7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7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C1]))&gt;0)" style:apply-style-name="ConditionalStyle_5f_1" style:base-cell-address="Sheet2.C1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  <style:map style:condition="is-true-formula(LEN(TRIM([.E1]))=0)" style:apply-style-name="ConditionalStyle_5f_1" style:base-cell-address="Sheet2.E1"/>
    </style:style>
    <style:style style:name="ce12" style:family="table-cell" style:parent-style-name="Default" style:data-style-name="N127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1" style:base-cell-address="Sheet2.E1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  <style:map style:condition="is-true-formula(LEN(TRIM([.E1]))=0)" style:apply-style-name="ConditionalStyle_5f_1" style:base-cell-address="Sheet2.E1"/>
    </style:style>
    <style:style style:name="ce14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" style:family="table-cell" style:parent-style-name="Default" style:data-style-name="N128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1.76pt solid #000000" style:diagonal-bl-tr="none" style:diagonal-tl-br="none" fo:border-left="none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0.74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pt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6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6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66" style:family="table-cell" style:parent-style-name="Default">
      <style:table-cell-properties fo:border="0.99pt solid #000000"/>
    </style:style>
    <style:style style:name="ce6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68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6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70" style:family="table-cell" style:parent-style-name="Pivot_20_Table_20_Value">
      <style:table-cell-properties fo:border-bottom="none" fo:border-left="0.99pt solid #000000" fo:border-right="none" fo:border-top="none"/>
    </style:style>
    <style:style style:name="ce7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7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73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74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75" style:family="table-cell" style:parent-style-name="Pivot_20_Table_20_Value">
      <style:table-cell-properties fo:border-bottom="none" fo:border-left="none" fo:border-right="none" fo:border-top="0.99pt solid #000000"/>
    </style:style>
    <style:style style:name="ce76" style:family="table-cell" style:parent-style-name="Pivot_20_Table_20_Value">
      <style:table-cell-properties fo:border-bottom="0.99pt solid #000000" fo:border-left="none" fo:border-right="none" fo:border-top="none"/>
    </style:style>
    <style:style style:name="ce77" style:family="table-cell" style:parent-style-name="Pivot_20_Table_20_Result">
      <style:table-cell-properties fo:border-bottom="2.01pt solid #000000" fo:border-left="none" fo:border-right="none" fo:border-top="0.99pt solid #000000"/>
    </style:style>
    <style:style style:name="ce78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79" style:family="table-cell" style:parent-style-name="Pivot_20_Table_20_Value">
      <style:table-cell-properties fo:border-bottom="none" fo:border-left="none" fo:border-right="0.99pt solid #000000" fo:border-top="none"/>
    </style:style>
    <style:style style:name="ce80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81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8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83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84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85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86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8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Emp 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Department</text:p>
          </table:table-cell>
          <table:table-cell table:style-name="ce1" office:value-type="string" calcext:value-type="string">
            <text:p>Salary</text:p>
          </table:table-cell>
          <table:table-cell table:style-name="ce1" office:value-type="string" calcext:value-type="string">
            <text:p>Start Date</text:p>
          </table:table-cell>
          <table:table-cell table:style-name="ce1" office:value-type="string" calcext:value-type="string">
            <text:p>FTE</text:p>
          </table:table-cell>
          <table:table-cell table:style-name="ce1" office:value-type="string" calcext:value-type="string">
            <text:p>Employee type</text:p>
          </table:table-cell>
          <table:table-cell table:style-name="ce1" office:value-type="string" calcext:value-type="string">
            <text:p>Work location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147</text:p>
          </table:table-cell>
          <table:table-cell table:style-name="ce1" office:value-type="string" calcext:value-type="string">
            <text:p>Minerva Ricardo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05468.7" calcext:value-type="float">
            <text:p>105468.7</text:p>
          </table:table-cell>
          <table:table-cell table:style-name="ce2" office:value-type="date" office:date-value="2018-11-12" calcext:value-type="date">
            <text:p>12-Nov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4686</text:p>
          </table:table-cell>
          <table:table-cell table:style-name="ce1" office:value-type="string" calcext:value-type="string">
            <text:p>Oona Dona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8360.79" calcext:value-type="float">
            <text:p>88360.79</text:p>
          </table:table-cell>
          <table:table-cell table:style-name="ce1" office:value-type="float" office:value="43710" calcext:value-type="float">
            <text:p>4371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4612</text:p>
          </table:table-cell>
          <table:table-cell table:style-name="ce1" office:value-type="string" calcext:value-type="string">
            <text:p>Mick Spraber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85879.23" calcext:value-type="float">
            <text:p>85879.23</text:p>
          </table:table-cell>
          <table:table-cell table:style-name="ce1" office:value-type="float" office:value="43902" calcext:value-type="float">
            <text:p>439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803</text:p>
          </table:table-cell>
          <table:table-cell table:style-name="ce1" office:value-type="string" calcext:value-type="string">
            <text:p>Freddy Linfor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93128.34" calcext:value-type="float">
            <text:p>93128.34</text:p>
          </table:table-cell>
          <table:table-cell table:style-name="ce3" office:value-type="date" office:date-value="2018-03-05" calcext:value-type="date">
            <text:p>Mar 5, 20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749</text:p>
          </table:table-cell>
          <table:table-cell table:style-name="ce1" office:value-type="string" calcext:value-type="string">
            <text:p>Mackenzie Hanni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57002.02" calcext:value-type="float">
            <text:p>57002.02</text:p>
          </table:table-cell>
          <table:table-cell table:style-name="ce2" office:value-type="date" office:date-value="2018-04-02" calcext:value-type="date">
            <text:p>2-Apr-18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144</text:p>
          </table:table-cell>
          <table:table-cell table:style-name="ce1" office:value-type="string" calcext:value-type="string">
            <text:p>Collen Dunble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118976.16" calcext:value-type="float">
            <text:p>118976.16</text:p>
          </table:table-cell>
          <table:table-cell table:style-name="ce3" office:value-type="date" office:date-value="2020-10-16" calcext:value-type="date">
            <text:p>Oct 16, 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4601</text:p>
          </table:table-cell>
          <table:table-cell table:style-name="ce1" office:value-type="string" calcext:value-type="string">
            <text:p>Nananne Gehringer</text:p>
          </table:table-cell>
          <table:table-cell/>
          <table:table-cell table:style-name="ce1" office:value-type="string" calcext:value-type="string">
            <text:p>Support</text:p>
          </table:table-cell>
          <table:table-cell table:style-name="ce1" office:value-type="float" office:value="104802.63" calcext:value-type="float">
            <text:p>104802.63</text:p>
          </table:table-cell>
          <table:table-cell table:style-name="ce1" office:value-type="float" office:value="44502" calcext:value-type="float">
            <text:p>445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854</text:p>
          </table:table-cell>
          <table:table-cell table:style-name="ce1" office:value-type="string" calcext:value-type="string">
            <text:p>Jessica Callc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6017.18" calcext:value-type="float">
            <text:p>66017.18</text:p>
          </table:table-cell>
          <table:table-cell table:style-name="ce1" office:value-type="float" office:value="43643" calcext:value-type="float">
            <text:p>43643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612</text:p>
          </table:table-cell>
          <table:table-cell table:style-name="ce1" office:value-type="string" calcext:value-type="string">
            <text:p>Leena Bruckshaw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74279.01" calcext:value-type="float">
            <text:p>74279.01</text:p>
          </table:table-cell>
          <table:table-cell table:style-name="ce1" office:value-type="float" office:value="43466" calcext:value-type="float">
            <text:p>4346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419</text:p>
          </table:table-cell>
          <table:table-cell table:style-name="ce1" office:value-type="string" calcext:value-type="string">
            <text:p>Billi Fellgat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68980.52" calcext:value-type="float">
            <text:p>68980.52</text:p>
          </table:table-cell>
          <table:table-cell table:style-name="ce1" office:value-type="float" office:value="43494" calcext:value-type="float">
            <text:p>43494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0578</text:p>
          </table:table-cell>
          <table:table-cell table:style-name="ce1" office:value-type="string" calcext:value-type="string">
            <text:p>Magnum Locksle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42314.39" calcext:value-type="float">
            <text:p>42314.39</text:p>
          </table:table-cell>
          <table:table-cell table:style-name="ce3" office:value-type="date" office:date-value="2021-10-18" calcext:value-type="date">
            <text:p>Oct 18, 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281</text:p>
          </table:table-cell>
          <table:table-cell table:style-name="ce1" office:value-type="string" calcext:value-type="string">
            <text:p>Cletus McGaraha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114425.19" calcext:value-type="float">
            <text:p>114425.19</text:p>
          </table:table-cell>
          <table:table-cell table:style-name="ce2" office:value-type="date" office:date-value="2020-01-27" calcext:value-type="date">
            <text:p>27-Jan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4473</text:p>
          </table:table-cell>
          <table:table-cell table:style-name="ce1" office:value-type="string" calcext:value-type="string">
            <text:p>Wyn Treadg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69192.85" calcext:value-type="float">
            <text:p>69192.85</text:p>
          </table:table-cell>
          <table:table-cell table:style-name="ce2" office:value-type="date" office:date-value="2021-04-19" calcext:value-type="date">
            <text:p>19-Apr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417</text:p>
          </table:table-cell>
          <table:table-cell table:style-name="ce1" office:value-type="string" calcext:value-type="string">
            <text:p>Evangelina Lerg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61214.26" calcext:value-type="float">
            <text:p>61214.26</text:p>
          </table:table-cell>
          <table:table-cell table:style-name="ce2" office:value-type="date" office:date-value="2018-03-12" calcext:value-type="date">
            <text:p>12-Mar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691</text:p>
          </table:table-cell>
          <table:table-cell table:style-name="ce1" office:value-type="string" calcext:value-type="string">
            <text:p>Verla Timm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54137.05" calcext:value-type="float">
            <text:p>54137.05</text:p>
          </table:table-cell>
          <table:table-cell table:style-name="ce2" office:value-type="date" office:date-value="2019-10-25" calcext:value-type="date">
            <text:p>25-Oct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214</text:p>
          </table:table-cell>
          <table:table-cell table:style-name="ce1" office:value-type="string" calcext:value-type="string">
            <text:p>Jo-anne Gobeau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37902.35" calcext:value-type="float">
            <text:p>37902.35</text:p>
          </table:table-cell>
          <table:table-cell table:style-name="ce3" office:value-type="date" office:date-value="2019-12-24" calcext:value-type="date">
            <text:p>Dec 24, 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539</text:p>
          </table:table-cell>
          <table:table-cell table:style-name="ce1" office:value-type="string" calcext:value-type="string">
            <text:p>Devinne Tun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39969.72" calcext:value-type="float">
            <text:p>39969.72</text:p>
          </table:table-cell>
          <table:table-cell table:style-name="ce2" office:value-type="date" office:date-value="2018-12-10" calcext:value-type="date">
            <text:p>10-Dec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4598</text:p>
          </table:table-cell>
          <table:table-cell table:style-name="ce1" office:value-type="string" calcext:value-type="string">
            <text:p>Pearla <text:s/>Beteris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69913.39" calcext:value-type="float">
            <text:p>69913.39</text:p>
          </table:table-cell>
          <table:table-cell table:style-name="ce1" office:value-type="float" office:value="43584" calcext:value-type="float">
            <text:p>4358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464</text:p>
          </table:table-cell>
          <table:table-cell table:style-name="ce1" office:value-type="string" calcext:value-type="string">
            <text:p>Maritsa Marusic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52748.63" calcext:value-type="float">
            <text:p>52748.63</text:p>
          </table:table-cell>
          <table:table-cell table:style-name="ce2" office:value-type="date" office:date-value="2020-01-27" calcext:value-type="date">
            <text:p>27-Jan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893</text:p>
          </table:table-cell>
          <table:table-cell table:style-name="ce1" office:value-type="string" calcext:value-type="string">
            <text:p>Daisie McNeic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50310.09" calcext:value-type="float">
            <text:p>50310.09</text:p>
          </table:table-cell>
          <table:table-cell table:style-name="ce1" office:value-type="float" office:value="44285" calcext:value-type="float">
            <text:p>44285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882</text:p>
          </table:table-cell>
          <table:table-cell table:style-name="ce1" office:value-type="string" calcext:value-type="string">
            <text:p>Jill Ships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52963.65" calcext:value-type="float">
            <text:p>52963.65</text:p>
          </table:table-cell>
          <table:table-cell table:style-name="ce1" office:value-type="float" office:value="44288" calcext:value-type="float">
            <text:p>4428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445</text:p>
          </table:table-cell>
          <table:table-cell table:style-name="ce1" office:value-type="string" calcext:value-type="string">
            <text:p>Myrle Prandon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2195.47" calcext:value-type="float">
            <text:p>62195.47</text:p>
          </table:table-cell>
          <table:table-cell table:style-name="ce2" office:value-type="date" office:date-value="2021-08-26" calcext:value-type="date">
            <text:p>26-Aug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416</text:p>
          </table:table-cell>
          <table:table-cell table:style-name="ce1" office:value-type="string" calcext:value-type="string">
            <text:p>Seward Kubera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43329.22" calcext:value-type="float">
            <text:p>43329.22</text:p>
          </table:table-cell>
          <table:table-cell table:style-name="ce1" office:value-type="float" office:value="43809" calcext:value-type="float">
            <text:p>43809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890</text:p>
          </table:table-cell>
          <table:table-cell table:style-name="ce1" office:value-type="string" calcext:value-type="string">
            <text:p>Dean Biggam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71570.99" calcext:value-type="float">
            <text:p>71570.99</text:p>
          </table:table-cell>
          <table:table-cell table:style-name="ce2" office:value-type="date" office:date-value="2021-02-22" calcext:value-type="date">
            <text:p>22-Feb-21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137</text:p>
          </table:table-cell>
          <table:table-cell table:style-name="ce1" office:value-type="string" calcext:value-type="string">
            <text:p>Marissa Infante</text:p>
          </table:table-cell>
          <table:table-cell/>
          <table:table-cell table:style-name="ce1" office:value-type="string" calcext:value-type="string">
            <text:p>Training</text:p>
          </table:table-cell>
          <table:table-cell table:style-name="ce1" office:value-type="float" office:value="78840.23" calcext:value-type="float">
            <text:p>78840.23</text:p>
          </table:table-cell>
          <table:table-cell table:style-name="ce1" office:value-type="float" office:value="43633" calcext:value-type="float">
            <text:p>4363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603</text:p>
          </table:table-cell>
          <table:table-cell table:style-name="ce1" office:value-type="string" calcext:value-type="string">
            <text:p>Daisie Dahlma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61994.76" calcext:value-type="float">
            <text:p>61994.76</text:p>
          </table:table-cell>
          <table:table-cell table:style-name="ce1" office:value-type="float" office:value="43794" calcext:value-type="float">
            <text:p>43794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158</text:p>
          </table:table-cell>
          <table:table-cell table:style-name="ce1" office:value-type="string" calcext:value-type="string">
            <text:p>Danica Naysh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89690.38" calcext:value-type="float">
            <text:p>89690.38</text:p>
          </table:table-cell>
          <table:table-cell table:style-name="ce1" office:value-type="float" office:value="43206" calcext:value-type="float">
            <text:p>4320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288</text:p>
          </table:table-cell>
          <table:table-cell table:style-name="ce1" office:value-type="string" calcext:value-type="string">
            <text:p>Althea <text:s/>Brong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104335.04" calcext:value-type="float">
            <text:p>104335.04</text:p>
          </table:table-cell>
          <table:table-cell table:style-name="ce1" office:value-type="float" office:value="43874" calcext:value-type="float">
            <text:p>4387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849</text:p>
          </table:table-cell>
          <table:table-cell table:style-name="ce1" office:value-type="string" calcext:value-type="string">
            <text:p>Leonidas Cavan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52246.29" calcext:value-type="float">
            <text:p>52246.29</text:p>
          </table:table-cell>
          <table:table-cell table:style-name="ce2" office:value-type="date" office:date-value="2019-04-18" calcext:value-type="date">
            <text:p>18-Apr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395</text:p>
          </table:table-cell>
          <table:table-cell table:style-name="ce1" office:value-type="string" calcext:value-type="string">
            <text:p>Dennison Crosswait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90697.67" calcext:value-type="float">
            <text:p>90697.67</text:p>
          </table:table-cell>
          <table:table-cell table:style-name="ce1" office:value-type="float" office:value="44221" calcext:value-type="float">
            <text:p>44221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559</text:p>
          </table:table-cell>
          <table:table-cell table:style-name="ce1" office:value-type="string" calcext:value-type="string">
            <text:p>Aldrich <text:s/>Glenn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90884.32" calcext:value-type="float">
            <text:p>90884.32</text:p>
          </table:table-cell>
          <table:table-cell table:style-name="ce2" office:value-type="date" office:date-value="2019-12-27" calcext:value-type="date">
            <text:p>27-Dec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627</text:p>
          </table:table-cell>
          <table:table-cell table:style-name="ce1" office:value-type="string" calcext:value-type="string">
            <text:p>Yvette <text:s/>Bet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76320.44" calcext:value-type="float">
            <text:p>76320.44</text:p>
          </table:table-cell>
          <table:table-cell table:style-name="ce1" office:value-type="float" office:value="44383" calcext:value-type="float">
            <text:p>4438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537</text:p>
          </table:table-cell>
          <table:table-cell table:style-name="ce1" office:value-type="string" calcext:value-type="string">
            <text:p>Renaldo Thomass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73360.38" calcext:value-type="float">
            <text:p>73360.38</text:p>
          </table:table-cell>
          <table:table-cell table:style-name="ce1" office:value-type="float" office:value="43972" calcext:value-type="float">
            <text:p>439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1951</text:p>
          </table:table-cell>
          <table:table-cell table:style-name="ce1" office:value-type="string" calcext:value-type="string">
            <text:p>Aloise MacCatha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NULL</text:p>
          </table:table-cell>
          <table:table-cell/>
          <table:table-cell table:style-name="ce3" office:value-type="date" office:date-value="2020-08-12" calcext:value-type="date">
            <text:p>Aug 12, 2020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1662</text:p>
          </table:table-cell>
          <table:table-cell table:style-name="ce1" office:value-type="string" calcext:value-type="string">
            <text:p>Genevra Frida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50449.46" calcext:value-type="float">
            <text:p>50449.46</text:p>
          </table:table-cell>
          <table:table-cell table:style-name="ce2" office:value-type="date" office:date-value="2018-11-14" calcext:value-type="date">
            <text:p>14-Nov-18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313</text:p>
          </table:table-cell>
          <table:table-cell table:style-name="ce1" office:value-type="string" calcext:value-type="string">
            <text:p>Thekla Lynnet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53949.26" calcext:value-type="float">
            <text:p>53949.26</text:p>
          </table:table-cell>
          <table:table-cell table:style-name="ce1" office:value-type="float" office:value="43808" calcext:value-type="float">
            <text:p>438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620</text:p>
          </table:table-cell>
          <table:table-cell table:style-name="ce1" office:value-type="string" calcext:value-type="string">
            <text:p>Westbrook Brandin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113616.23" calcext:value-type="float">
            <text:p>113616.23</text:p>
          </table:table-cell>
          <table:table-cell table:style-name="ce1" office:value-type="float" office:value="43255" calcext:value-type="float">
            <text:p>4325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681</text:p>
          </table:table-cell>
          <table:table-cell table:style-name="ce1" office:value-type="string" calcext:value-type="string">
            <text:p>Nickolai <text:s/>Art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110906.35" calcext:value-type="float">
            <text:p>110906.35</text:p>
          </table:table-cell>
          <table:table-cell table:style-name="ce3" office:value-type="date" office:date-value="2018-11-30" calcext:value-type="date">
            <text:p>Nov 30, 20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246</text:p>
          </table:table-cell>
          <table:table-cell table:style-name="ce1" office:value-type="string" calcext:value-type="string">
            <text:p>Shaylyn Ransbur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100371.31" calcext:value-type="float">
            <text:p>100371.31</text:p>
          </table:table-cell>
          <table:table-cell table:style-name="ce1" office:value-type="float" office:value="44067" calcext:value-type="float">
            <text:p>44067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570</text:p>
          </table:table-cell>
          <table:table-cell table:style-name="ce1" office:value-type="string" calcext:value-type="string">
            <text:p>Grady Rochel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69163.39" calcext:value-type="float">
            <text:p>69163.39</text:p>
          </table:table-cell>
          <table:table-cell table:style-name="ce1" office:value-type="float" office:value="43397" calcext:value-type="float">
            <text:p>433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801</text:p>
          </table:table-cell>
          <table:table-cell table:style-name="ce1" office:value-type="string" calcext:value-type="string">
            <text:p>Shellysheldon Maha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114691.03" calcext:value-type="float">
            <text:p>114691.03</text:p>
          </table:table-cell>
          <table:table-cell table:style-name="ce2" office:value-type="date" office:date-value="2020-07-27" calcext:value-type="date">
            <text:p>27-Jul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177</text:p>
          </table:table-cell>
          <table:table-cell table:style-name="ce1" office:value-type="string" calcext:value-type="string">
            <text:p>Riccardo Hag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86556.96" calcext:value-type="float">
            <text:p>86556.96</text:p>
          </table:table-cell>
          <table:table-cell table:style-name="ce2" office:value-type="date" office:date-value="2020-09-30" calcext:value-type="date">
            <text:p>30-Sep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740</text:p>
          </table:table-cell>
          <table:table-cell table:style-name="ce1" office:value-type="string" calcext:value-type="string">
            <text:p>Ginger <text:s/>My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31172.77" calcext:value-type="float">
            <text:p>31172.77</text:p>
          </table:table-cell>
          <table:table-cell table:style-name="ce2" office:value-type="date" office:date-value="2019-07-19" calcext:value-type="date">
            <text:p>19-Jul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876</text:p>
          </table:table-cell>
          <table:table-cell table:style-name="ce1" office:value-type="string" calcext:value-type="string">
            <text:p>Aileen McCritchi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0169.42" calcext:value-type="float">
            <text:p>80169.42</text:p>
          </table:table-cell>
          <table:table-cell table:style-name="ce2" office:value-type="date" office:date-value="2020-08-10" calcext:value-type="date">
            <text:p>10-Aug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313</text:p>
          </table:table-cell>
          <table:table-cell table:style-name="ce1" office:value-type="string" calcext:value-type="string">
            <text:p>Thekla Lynnet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53949.26" calcext:value-type="float">
            <text:p>53949.26</text:p>
          </table:table-cell>
          <table:table-cell table:style-name="ce1" office:value-type="float" office:value="43808" calcext:value-type="float">
            <text:p>4380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988</text:p>
          </table:table-cell>
          <table:table-cell table:style-name="ce1" office:value-type="string" calcext:value-type="string">
            <text:p>Oby Sorr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58935.92" calcext:value-type="float">
            <text:p>58935.92</text:p>
          </table:table-cell>
          <table:table-cell table:style-name="ce2" office:value-type="date" office:date-value="2019-09-09" calcext:value-type="date">
            <text:p>9-Sep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227</text:p>
          </table:table-cell>
          <table:table-cell table:style-name="ce1" office:value-type="string" calcext:value-type="string">
            <text:p>Lincoln Cor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63555.73" calcext:value-type="float">
            <text:p>63555.73</text:p>
          </table:table-cell>
          <table:table-cell table:style-name="ce2" office:value-type="date" office:date-value="2020-11-24" calcext:value-type="date">
            <text:p>24-Nov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092</text:p>
          </table:table-cell>
          <table:table-cell table:style-name="ce1" office:value-type="string" calcext:value-type="string">
            <text:p>Tabby <text:s/>Asta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57419.35" calcext:value-type="float">
            <text:p>57419.35</text:p>
          </table:table-cell>
          <table:table-cell table:style-name="ce1" office:value-type="float" office:value="43305" calcext:value-type="float">
            <text:p>4330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169</text:p>
          </table:table-cell>
          <table:table-cell table:style-name="ce1" office:value-type="string" calcext:value-type="string">
            <text:p>Doe Cluble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67818.14" calcext:value-type="float">
            <text:p>67818.14</text:p>
          </table:table-cell>
          <table:table-cell table:style-name="ce3" office:value-type="date" office:date-value="2018-11-02" calcext:value-type="date">
            <text:p>Nov 2, 2018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402</text:p>
          </table:table-cell>
          <table:table-cell table:style-name="ce1" office:value-type="string" calcext:value-type="string">
            <text:p>Julietta Culros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44403.77" calcext:value-type="float">
            <text:p>44403.77</text:p>
          </table:table-cell>
          <table:table-cell table:style-name="ce1" office:value-type="float" office:value="43416" calcext:value-type="float">
            <text:p>434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360</text:p>
          </table:table-cell>
          <table:table-cell table:style-name="ce1" office:value-type="string" calcext:value-type="string">
            <text:p>Orlando Gorstidg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40753.54" calcext:value-type="float">
            <text:p>40753.54</text:p>
          </table:table-cell>
          <table:table-cell table:style-name="ce1" office:value-type="float" office:value="43152" calcext:value-type="float">
            <text:p>43152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208</text:p>
          </table:table-cell>
          <table:table-cell table:style-name="ce1" office:value-type="string" calcext:value-type="string">
            <text:p>Vernor Atyea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102934.09" calcext:value-type="float">
            <text:p>102934.09</text:p>
          </table:table-cell>
          <table:table-cell table:style-name="ce2" office:value-type="date" office:date-value="2021-04-29" calcext:value-type="date">
            <text:p>29-Apr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637</text:p>
          </table:table-cell>
          <table:table-cell table:style-name="ce1" office:value-type="string" calcext:value-type="string">
            <text:p>Joaquin McVitt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68860.4" calcext:value-type="float">
            <text:p>68860.4</text:p>
          </table:table-cell>
          <table:table-cell table:style-name="ce1" office:value-type="float" office:value="43508" calcext:value-type="float">
            <text:p>43508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210</text:p>
          </table:table-cell>
          <table:table-cell table:style-name="ce1" office:value-type="string" calcext:value-type="string">
            <text:p>Kellsie Wab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79567.69" calcext:value-type="float">
            <text:p>79567.69</text:p>
          </table:table-cell>
          <table:table-cell table:style-name="ce1" office:value-type="float" office:value="43272" calcext:value-type="float">
            <text:p>432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844</text:p>
          </table:table-cell>
          <table:table-cell table:style-name="ce1" office:value-type="string" calcext:value-type="string">
            <text:p>Brose MacCorkel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35943.62" calcext:value-type="float">
            <text:p>35943.62</text:p>
          </table:table-cell>
          <table:table-cell table:style-name="ce1" office:value-type="float" office:value="44078" calcext:value-type="float">
            <text:p>440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093</text:p>
          </table:table-cell>
          <table:table-cell table:style-name="ce1" office:value-type="string" calcext:value-type="string">
            <text:p>Ewart Hov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116767.63" calcext:value-type="float">
            <text:p>116767.63</text:p>
          </table:table-cell>
          <table:table-cell table:style-name="ce1" office:value-type="float" office:value="43949" calcext:value-type="float">
            <text:p>4394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246</text:p>
          </table:table-cell>
          <table:table-cell table:style-name="ce1" office:value-type="string" calcext:value-type="string">
            <text:p>Matias Corma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85455.53" calcext:value-type="float">
            <text:p>85455.53</text:p>
          </table:table-cell>
          <table:table-cell table:style-name="ce1" office:value-type="float" office:value="43839" calcext:value-type="float">
            <text:p>4383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032</text:p>
          </table:table-cell>
          <table:table-cell table:style-name="ce1" office:value-type="string" calcext:value-type="string">
            <text:p>Debera Gow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39700.82" calcext:value-type="float">
            <text:p>39700.82</text:p>
          </table:table-cell>
          <table:table-cell table:style-name="ce1" office:value-type="float" office:value="44203" calcext:value-type="float">
            <text:p>44203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914</text:p>
          </table:table-cell>
          <table:table-cell table:style-name="ce1" office:value-type="string" calcext:value-type="string">
            <text:p>Ansley Goun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38438.24" calcext:value-type="float">
            <text:p>38438.24</text:p>
          </table:table-cell>
          <table:table-cell table:style-name="ce4" office:value-type="date" office:date-value="2020-05-11" calcext:value-type="date">
            <text:p>May 11, 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525</text:p>
          </table:table-cell>
          <table:table-cell table:style-name="ce1" office:value-type="string" calcext:value-type="string">
            <text:p>Mickie Dagwe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50855.53" calcext:value-type="float">
            <text:p>50855.53</text:p>
          </table:table-cell>
          <table:table-cell table:style-name="ce3" office:value-type="date" office:date-value="2021-01-25" calcext:value-type="date">
            <text:p>Jan 25, 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667</text:p>
          </table:table-cell>
          <table:table-cell table:style-name="ce1" office:value-type="string" calcext:value-type="string">
            <text:p>Lizzie Mullall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0" calcext:value-type="float">
            <text:p>0</text:p>
          </table:table-cell>
          <table:table-cell table:style-name="ce2" office:value-type="date" office:date-value="2019-09-16" calcext:value-type="date">
            <text:p>16-Sep-1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782</text:p>
          </table:table-cell>
          <table:table-cell table:style-name="ce1" office:value-type="string" calcext:value-type="string">
            <text:p>Isaak Rawn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7362.3" calcext:value-type="float">
            <text:p>37362.3</text:p>
          </table:table-cell>
          <table:table-cell table:style-name="ce2" office:value-type="date" office:date-value="2019-06-26" calcext:value-type="date">
            <text:p>26-Jun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331</text:p>
          </table:table-cell>
          <table:table-cell table:style-name="ce1" office:value-type="string" calcext:value-type="string">
            <text:p>Crawford Sca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72876.91" calcext:value-type="float">
            <text:p>72876.91</text:p>
          </table:table-cell>
          <table:table-cell table:style-name="ce5" office:value-type="date" office:date-value="2019-05-27" calcext:value-type="date">
            <text:p>27-May-1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249</text:p>
          </table:table-cell>
          <table:table-cell table:style-name="ce1" office:value-type="string" calcext:value-type="string">
            <text:p>Brendan <text:s/>Edgell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31042.51" calcext:value-type="float">
            <text:p>31042.51</text:p>
          </table:table-cell>
          <table:table-cell table:style-name="ce1" office:value-type="float" office:value="44473" calcext:value-type="float">
            <text:p>44473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576</text:p>
          </table:table-cell>
          <table:table-cell table:style-name="ce1" office:value-type="string" calcext:value-type="string">
            <text:p>Lion <text:s/>Adcock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63705.4" calcext:value-type="float">
            <text:p>63705.4</text:p>
          </table:table-cell>
          <table:table-cell table:style-name="ce1" office:value-type="float" office:value="43682" calcext:value-type="float">
            <text:p>4368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260</text:p>
          </table:table-cell>
          <table:table-cell table:style-name="ce1" office:value-type="string" calcext:value-type="string">
            <text:p>Rhiamon Mollis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59434.18" calcext:value-type="float">
            <text:p>59434.18</text:p>
          </table:table-cell>
          <table:table-cell table:style-name="ce2" office:value-type="date" office:date-value="2020-04-10" calcext:value-type="date">
            <text:p>10-Apr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883</text:p>
          </table:table-cell>
          <table:table-cell table:style-name="ce1" office:value-type="string" calcext:value-type="string">
            <text:p>Iain Wibur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84762.76" calcext:value-type="float">
            <text:p>84762.76</text:p>
          </table:table-cell>
          <table:table-cell table:style-name="ce1" office:value-type="float" office:value="43332" calcext:value-type="float">
            <text:p>4333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024</text:p>
          </table:table-cell>
          <table:table-cell table:style-name="ce1" office:value-type="string" calcext:value-type="string">
            <text:p>Inge Cre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69057.32" calcext:value-type="float">
            <text:p>69057.32</text:p>
          </table:table-cell>
          <table:table-cell table:style-name="ce1" office:value-type="float" office:value="43390" calcext:value-type="float">
            <text:p>43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428</text:p>
          </table:table-cell>
          <table:table-cell table:style-name="ce1" office:value-type="string" calcext:value-type="string">
            <text:p>Tadio Audritt</text:p>
          </table:table-cell>
          <table:table-cell/>
          <table:table-cell table:style-name="ce1" office:value-type="string" calcext:value-type="string">
            <text:p>Human Resources</text:p>
          </table:table-cell>
          <table:table-cell table:style-name="ce1" office:value-type="float" office:value="99448.78" calcext:value-type="float">
            <text:p>99448.78</text:p>
          </table:table-cell>
          <table:table-cell table:style-name="ce2" office:value-type="date" office:date-value="2019-01-08" calcext:value-type="date">
            <text:p>8-Jan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350</text:p>
          </table:table-cell>
          <table:table-cell table:style-name="ce1" office:value-type="string" calcext:value-type="string">
            <text:p>Felice McMurt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66865.49" calcext:value-type="float">
            <text:p>66865.49</text:p>
          </table:table-cell>
          <table:table-cell table:style-name="ce2" office:value-type="date" office:date-value="2019-02-18" calcext:value-type="date">
            <text:p>18-Feb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421</text:p>
          </table:table-cell>
          <table:table-cell table:style-name="ce1" office:value-type="string" calcext:value-type="string">
            <text:p>Alic Bagg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113747.56" calcext:value-type="float">
            <text:p>113747.56</text:p>
          </table:table-cell>
          <table:table-cell table:style-name="ce2" office:value-type="date" office:date-value="2021-03-15" calcext:value-type="date">
            <text:p>15-Mar-21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1346</text:p>
          </table:table-cell>
          <table:table-cell table:style-name="ce1" office:value-type="string" calcext:value-type="string">
            <text:p>Adolph McNall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5918.61" calcext:value-type="float">
            <text:p>85918.61</text:p>
          </table:table-cell>
          <table:table-cell table:style-name="ce2" office:value-type="date" office:date-value="2018-02-05" calcext:value-type="date">
            <text:p>5-Feb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118</text:p>
          </table:table-cell>
          <table:table-cell table:style-name="ce1" office:value-type="string" calcext:value-type="string">
            <text:p>Northrop Rei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1165.37" calcext:value-type="float">
            <text:p>51165.37</text:p>
          </table:table-cell>
          <table:table-cell table:style-name="ce2" office:value-type="date" office:date-value="2021-02-10" calcext:value-type="date">
            <text:p>10-Feb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210</text:p>
          </table:table-cell>
          <table:table-cell table:style-name="ce1" office:value-type="string" calcext:value-type="string">
            <text:p>Marquita Liquoris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Legal</text:p>
          </table:table-cell>
          <table:table-cell/>
          <table:table-cell table:style-name="ce1" office:value-type="float" office:value="44011" calcext:value-type="float">
            <text:p>440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496</text:p>
          </table:table-cell>
          <table:table-cell table:style-name="ce1" office:value-type="string" calcext:value-type="string">
            <text:p>Anjanette Ferre</text:p>
          </table:table-cell>
          <table:table-cell/>
          <table:table-cell table:style-name="ce1" office:value-type="string" calcext:value-type="string">
            <text:p>Human Resources</text:p>
          </table:table-cell>
          <table:table-cell table:style-name="ce1" office:value-type="float" office:value="67957.9" calcext:value-type="float">
            <text:p>67957.9</text:p>
          </table:table-cell>
          <table:table-cell table:style-name="ce1" office:value-type="float" office:value="43430" calcext:value-type="float">
            <text:p>4343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491</text:p>
          </table:table-cell>
          <table:table-cell table:style-name="ce1" office:value-type="string" calcext:value-type="string">
            <text:p>Alexis Gotfr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114465.93" calcext:value-type="float">
            <text:p>114465.93</text:p>
          </table:table-cell>
          <table:table-cell table:style-name="ce1" office:value-type="float" office:value="43291" calcext:value-type="float">
            <text:p>4329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980</text:p>
          </table:table-cell>
          <table:table-cell table:style-name="ce1" office:value-type="string" calcext:value-type="string">
            <text:p>Kath Bletso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5699.02" calcext:value-type="float">
            <text:p>65699.02</text:p>
          </table:table-cell>
          <table:table-cell table:style-name="ce2" office:value-type="date" office:date-value="2020-04-30" calcext:value-type="date">
            <text:p>30-Apr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307</text:p>
          </table:table-cell>
          <table:table-cell table:style-name="ce1" office:value-type="string" calcext:value-type="string">
            <text:p>Tallie Chaikovsk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83191.95" calcext:value-type="float">
            <text:p>83191.95</text:p>
          </table:table-cell>
          <table:table-cell table:style-name="ce1" office:value-type="float" office:value="43700" calcext:value-type="float">
            <text:p>43700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058</text:p>
          </table:table-cell>
          <table:table-cell table:style-name="ce1" office:value-type="string" calcext:value-type="string">
            <text:p>Bari Toffan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106775.14" calcext:value-type="float">
            <text:p>106775.14</text:p>
          </table:table-cell>
          <table:table-cell table:style-name="ce1" office:value-type="float" office:value="43563" calcext:value-type="float">
            <text:p>435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993</text:p>
          </table:table-cell>
          <table:table-cell table:style-name="ce1" office:value-type="string" calcext:value-type="string">
            <text:p>Dulce Colbec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83396.5" calcext:value-type="float">
            <text:p>83396.5</text:p>
          </table:table-cell>
          <table:table-cell table:style-name="ce2" office:value-type="date" office:date-value="2021-03-30" calcext:value-type="date">
            <text:p>30-Mar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663</text:p>
          </table:table-cell>
          <table:table-cell table:style-name="ce1" office:value-type="string" calcext:value-type="string">
            <text:p>Ignacius Los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28481.16" calcext:value-type="float">
            <text:p>28481.16</text:p>
          </table:table-cell>
          <table:table-cell table:style-name="ce2" office:value-type="date" office:date-value="2021-02-01" calcext:value-type="date">
            <text:p>1-Feb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034</text:p>
          </table:table-cell>
          <table:table-cell table:style-name="ce1" office:value-type="string" calcext:value-type="string">
            <text:p>Estell Kingslan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2192.15" calcext:value-type="float">
            <text:p>32192.15</text:p>
          </table:table-cell>
          <table:table-cell table:style-name="ce2" office:value-type="date" office:date-value="2021-10-04" calcext:value-type="date">
            <text:p>4-Oct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1159</text:p>
          </table:table-cell>
          <table:table-cell table:style-name="ce1" office:value-type="string" calcext:value-type="string">
            <text:p>Mollie <text:s/>Hanwa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2645.99" calcext:value-type="float">
            <text:p>112645.99</text:p>
          </table:table-cell>
          <table:table-cell table:style-name="ce2" office:value-type="date" office:date-value="2019-10-21" calcext:value-type="date">
            <text:p>21-Oct-19</text:p>
          </table:table-cell>
          <table:table-cell table:style-name="ce1" office:value-type="float" office:value="0.6" calcext:value-type="float">
            <text:p>0.6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476</text:p>
          </table:table-cell>
          <table:table-cell table:style-name="ce1" office:value-type="string" calcext:value-type="string">
            <text:p>Inger Andriveaux</text:p>
          </table:table-cell>
          <table:table-cell/>
          <table:table-cell table:style-name="ce1" office:value-type="string" calcext:value-type="string">
            <text:p>Accounting</text:p>
          </table:table-cell>
          <table:table-cell table:style-name="ce1" office:value-type="float" office:value="107107.6" calcext:value-type="float">
            <text:p>107107.6</text:p>
          </table:table-cell>
          <table:table-cell table:style-name="ce2" office:value-type="date" office:date-value="2018-08-13" calcext:value-type="date">
            <text:p>13-Aug-1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4380</text:p>
          </table:table-cell>
          <table:table-cell table:style-name="ce1" office:value-type="string" calcext:value-type="string">
            <text:p>Van Tuxwel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0695.74" calcext:value-type="float">
            <text:p>80695.74</text:p>
          </table:table-cell>
          <table:table-cell table:style-name="ce2" office:value-type="date" office:date-value="2019-11-18" calcext:value-type="date">
            <text:p>18-Nov-1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182</text:p>
          </table:table-cell>
          <table:table-cell table:style-name="ce1" office:value-type="string" calcext:value-type="string">
            <text:p>Camilla Cast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75475.93" calcext:value-type="float">
            <text:p>75475.93</text:p>
          </table:table-cell>
          <table:table-cell table:style-name="ce3" office:value-type="date" office:date-value="2019-11-25" calcext:value-type="date">
            <text:p>Nov 25, 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523</text:p>
          </table:table-cell>
          <table:table-cell table:style-name="ce1" office:value-type="string" calcext:value-type="string">
            <text:p>Charmane Heisterman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6558.58" calcext:value-type="float">
            <text:p>86558.58</text:p>
          </table:table-cell>
          <table:table-cell table:style-name="ce2" office:value-type="date" office:date-value="2020-02-26" calcext:value-type="date">
            <text:p>26-Feb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916</text:p>
          </table:table-cell>
          <table:table-cell table:style-name="ce1" office:value-type="string" calcext:value-type="string">
            <text:p>Inger Chapelhow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84309.95" calcext:value-type="float">
            <text:p>84309.95</text:p>
          </table:table-cell>
          <table:table-cell table:style-name="ce1" office:value-type="float" office:value="44501" calcext:value-type="float">
            <text:p>445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1211</text:p>
          </table:table-cell>
          <table:table-cell table:style-name="ce1" office:value-type="string" calcext:value-type="string">
            <text:p>Enoch Dowr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91645.04" calcext:value-type="float">
            <text:p>91645.04</text:p>
          </table:table-cell>
          <table:table-cell table:style-name="ce1" office:value-type="float" office:value="44223" calcext:value-type="float">
            <text:p>4422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684</text:p>
          </table:table-cell>
          <table:table-cell table:style-name="ce1" office:value-type="string" calcext:value-type="string">
            <text:p>Audry Yu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101187.36" calcext:value-type="float">
            <text:p>101187.36</text:p>
          </table:table-cell>
          <table:table-cell table:style-name="ce1" office:value-type="float" office:value="43258" calcext:value-type="float">
            <text:p>432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876</text:p>
          </table:table-cell>
          <table:table-cell table:style-name="ce1" office:value-type="string" calcext:value-type="string">
            <text:p>Aileen McCritchi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0169.42" calcext:value-type="float">
            <text:p>80169.42</text:p>
          </table:table-cell>
          <table:table-cell table:style-name="ce2" office:value-type="date" office:date-value="2020-08-10" calcext:value-type="date">
            <text:p>10-Aug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740</text:p>
          </table:table-cell>
          <table:table-cell table:style-name="ce1" office:value-type="string" calcext:value-type="string">
            <text:p>Tristam Cuming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104038.9" calcext:value-type="float">
            <text:p>104038.9</text:p>
          </table:table-cell>
          <table:table-cell table:style-name="ce1" office:value-type="float" office:value="43815" calcext:value-type="float">
            <text:p>4381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575</text:p>
          </table:table-cell>
          <table:table-cell table:style-name="ce1" office:value-type="string" calcext:value-type="string">
            <text:p>Janina Wolvers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99683.67" calcext:value-type="float">
            <text:p>99683.67</text:p>
          </table:table-cell>
          <table:table-cell table:style-name="ce2" office:value-type="date" office:date-value="2019-02-04" calcext:value-type="date">
            <text:p>4-Feb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984</text:p>
          </table:table-cell>
          <table:table-cell table:style-name="ce1" office:value-type="string" calcext:value-type="string">
            <text:p>Dell Mollo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47362.62" calcext:value-type="float">
            <text:p>47362.62</text:p>
          </table:table-cell>
          <table:table-cell table:style-name="ce5" office:value-type="date" office:date-value="2020-05-22" calcext:value-type="date">
            <text:p>22-May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095</text:p>
          </table:table-cell>
          <table:table-cell table:style-name="ce1" office:value-type="string" calcext:value-type="string">
            <text:p>Ardella Dymen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70649.46" calcext:value-type="float">
            <text:p>70649.46</text:p>
          </table:table-cell>
          <table:table-cell table:style-name="ce2" office:value-type="date" office:date-value="2020-01-13" calcext:value-type="date">
            <text:p>13-Jan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546</text:p>
          </table:table-cell>
          <table:table-cell table:style-name="ce1" office:value-type="string" calcext:value-type="string">
            <text:p>Alexandros Rackle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75733.74" calcext:value-type="float">
            <text:p>75733.74</text:p>
          </table:table-cell>
          <table:table-cell table:style-name="ce3" office:value-type="date" office:date-value="2021-07-05" calcext:value-type="date">
            <text:p>Jul 5, 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374</text:p>
          </table:table-cell>
          <table:table-cell table:style-name="ce1" office:value-type="string" calcext:value-type="string">
            <text:p>Delphine Jewi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71823.56" calcext:value-type="float">
            <text:p>71823.56</text:p>
          </table:table-cell>
          <table:table-cell table:style-name="ce3" office:value-type="date" office:date-value="2018-10-01" calcext:value-type="date">
            <text:p>Oct 1, 20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450</text:p>
          </table:table-cell>
          <table:table-cell table:style-name="ce1" office:value-type="string" calcext:value-type="string">
            <text:p>Louise Lamming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41934.71" calcext:value-type="float">
            <text:p>41934.71</text:p>
          </table:table-cell>
          <table:table-cell table:style-name="ce1" office:value-type="float" office:value="43943" calcext:value-type="float">
            <text:p>4394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804</text:p>
          </table:table-cell>
          <table:table-cell table:style-name="ce1" office:value-type="string" calcext:value-type="string">
            <text:p>Vere Kulic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66572.58" calcext:value-type="float">
            <text:p>66572.58</text:p>
          </table:table-cell>
          <table:table-cell table:style-name="ce2" office:value-type="date" office:date-value="2020-12-28" calcext:value-type="date">
            <text:p>28-Dec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4488</text:p>
          </table:table-cell>
          <table:table-cell table:style-name="ce1" office:value-type="string" calcext:value-type="string">
            <text:p>Yanaton Woos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6932.6" calcext:value-type="float">
            <text:p>76932.6</text:p>
          </table:table-cell>
          <table:table-cell table:style-name="ce2" office:value-type="date" office:date-value="2019-01-28" calcext:value-type="date">
            <text:p>28-Jan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735</text:p>
          </table:table-cell>
          <table:table-cell table:style-name="ce1" office:value-type="string" calcext:value-type="string">
            <text:p>Caresa Chris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59258.19" calcext:value-type="float">
            <text:p>59258.19</text:p>
          </table:table-cell>
          <table:table-cell table:style-name="ce1" office:value-type="float" office:value="43452" calcext:value-type="float">
            <text:p>4345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893</text:p>
          </table:table-cell>
          <table:table-cell table:style-name="ce1" office:value-type="string" calcext:value-type="string">
            <text:p>Lindy Guille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112778.28" calcext:value-type="float">
            <text:p>112778.28</text:p>
          </table:table-cell>
          <table:table-cell table:style-name="ce1" office:value-type="float" office:value="43250" calcext:value-type="float">
            <text:p>43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223</text:p>
          </table:table-cell>
          <table:table-cell table:style-name="ce1" office:value-type="string" calcext:value-type="string">
            <text:p>Pippy Shepper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44845.33" calcext:value-type="float">
            <text:p>44845.33</text:p>
          </table:table-cell>
          <table:table-cell table:style-name="ce2" office:value-type="date" office:date-value="2018-06-26" calcext:value-type="date">
            <text:p>26-Jun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010</text:p>
          </table:table-cell>
          <table:table-cell table:style-name="ce1" office:value-type="string" calcext:value-type="string">
            <text:p>Eilis Pavlasek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115191.38" calcext:value-type="float">
            <text:p>115191.38</text:p>
          </table:table-cell>
          <table:table-cell table:style-name="ce1" office:value-type="float" office:value="44004" calcext:value-type="float">
            <text:p>440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498</text:p>
          </table:table-cell>
          <table:table-cell table:style-name="ce1" office:value-type="string" calcext:value-type="string">
            <text:p>Amery Of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111049.84" calcext:value-type="float">
            <text:p>111049.84</text:p>
          </table:table-cell>
          <table:table-cell table:style-name="ce1" office:value-type="float" office:value="44393" calcext:value-type="float">
            <text:p>44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113</text:p>
          </table:table-cell>
          <table:table-cell table:style-name="ce1" office:value-type="string" calcext:value-type="string">
            <text:p>Beverie Moffe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75974.99" calcext:value-type="float">
            <text:p>75974.99</text:p>
          </table:table-cell>
          <table:table-cell table:style-name="ce2" office:value-type="date" office:date-value="2020-12-07" calcext:value-type="date">
            <text:p>7-Dec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727</text:p>
          </table:table-cell>
          <table:table-cell table:style-name="ce1" office:value-type="string" calcext:value-type="string">
            <text:p>Dulsea Folke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42161.77" calcext:value-type="float">
            <text:p>42161.77</text:p>
          </table:table-cell>
          <table:table-cell table:style-name="ce3" office:value-type="date" office:date-value="2019-01-29" calcext:value-type="date">
            <text:p>Jan 29, 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697</text:p>
          </table:table-cell>
          <table:table-cell table:style-name="ce1" office:value-type="string" calcext:value-type="string">
            <text:p>Frasier Straw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71371.37" calcext:value-type="float">
            <text:p>71371.37</text:p>
          </table:table-cell>
          <table:table-cell table:style-name="ce1" office:value-type="float" office:value="43392" calcext:value-type="float">
            <text:p>4339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519</text:p>
          </table:table-cell>
          <table:table-cell table:style-name="ce1" office:value-type="string" calcext:value-type="string">
            <text:p>Caron Kolakovic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49915.14" calcext:value-type="float">
            <text:p>49915.14</text:p>
          </table:table-cell>
          <table:table-cell table:style-name="ce2" office:value-type="date" office:date-value="2019-03-26" calcext:value-type="date">
            <text:p>26-Mar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210</text:p>
          </table:table-cell>
          <table:table-cell table:style-name="ce1" office:value-type="string" calcext:value-type="string">
            <text:p>Marquita Liquorish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4011" calcext:value-type="float">
            <text:p>440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500</text:p>
          </table:table-cell>
          <table:table-cell table:style-name="ce1" office:value-type="string" calcext:value-type="string">
            <text:p>Floyd <text:s/>Cowgi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37062.1" calcext:value-type="float">
            <text:p>37062.1</text:p>
          </table:table-cell>
          <table:table-cell table:style-name="ce1" office:value-type="float" office:value="44357" calcext:value-type="float">
            <text:p>4435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962</text:p>
          </table:table-cell>
          <table:table-cell table:style-name="ce1" office:value-type="string" calcext:value-type="string">
            <text:p>Lezlie Philc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43504" calcext:value-type="float">
            <text:p>435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0017</text:p>
          </table:table-cell>
          <table:table-cell table:style-name="ce1" office:value-type="string" calcext:value-type="string">
            <text:p>Maible Azema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/>
          <table:table-cell table:style-name="ce1" office:value-type="float" office:value="44077" calcext:value-type="float">
            <text:p>4407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559</text:p>
          </table:table-cell>
          <table:table-cell table:style-name="ce1" office:value-type="string" calcext:value-type="string">
            <text:p>Aldrich <text:s/>Glenn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90884.32" calcext:value-type="float">
            <text:p>90884.32</text:p>
          </table:table-cell>
          <table:table-cell table:style-name="ce2" office:value-type="date" office:date-value="2019-12-27" calcext:value-type="date">
            <text:p>27-Dec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210</text:p>
          </table:table-cell>
          <table:table-cell table:style-name="ce1" office:value-type="string" calcext:value-type="string">
            <text:p>Alyosha Rique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89838.77" calcext:value-type="float">
            <text:p>89838.77</text:p>
          </table:table-cell>
          <table:table-cell table:style-name="ce1" office:value-type="float" office:value="43602" calcext:value-type="float">
            <text:p>4360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051</text:p>
          </table:table-cell>
          <table:table-cell table:style-name="ce1" office:value-type="string" calcext:value-type="string">
            <text:p>Dave Lacost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0" calcext:value-type="float">
            <text:p>0</text:p>
          </table:table-cell>
          <table:table-cell table:style-name="ce3" office:value-type="date" office:date-value="2021-09-23" calcext:value-type="date">
            <text:p>Sep 23, 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321</text:p>
          </table:table-cell>
          <table:table-cell table:style-name="ce1" office:value-type="string" calcext:value-type="string">
            <text:p>Gradey Litt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68887.84" calcext:value-type="float">
            <text:p>68887.84</text:p>
          </table:table-cell>
          <table:table-cell table:style-name="ce1" office:value-type="float" office:value="43297" calcext:value-type="float">
            <text:p>43297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058</text:p>
          </table:table-cell>
          <table:table-cell table:style-name="ce1" office:value-type="string" calcext:value-type="string">
            <text:p>Bari Toffano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106775.14" calcext:value-type="float">
            <text:p>106775.14</text:p>
          </table:table-cell>
          <table:table-cell table:style-name="ce1" office:value-type="float" office:value="43563" calcext:value-type="float">
            <text:p>4356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841</text:p>
          </table:table-cell>
          <table:table-cell table:style-name="ce1" office:value-type="string" calcext:value-type="string">
            <text:p>Danica Naysh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89690.38" calcext:value-type="float">
            <text:p>89690.38</text:p>
          </table:table-cell>
          <table:table-cell table:style-name="ce2" office:value-type="date" office:date-value="2018-04-23" calcext:value-type="date">
            <text:p>23-Apr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4603</text:p>
          </table:table-cell>
          <table:table-cell table:style-name="ce1" office:value-type="string" calcext:value-type="string">
            <text:p>Natalee Craik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111229.47" calcext:value-type="float">
            <text:p>111229.47</text:p>
          </table:table-cell>
          <table:table-cell table:style-name="ce2" office:value-type="date" office:date-value="2018-10-29" calcext:value-type="date">
            <text:p>29-Oct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028</text:p>
          </table:table-cell>
          <table:table-cell table:style-name="ce1" office:value-type="string" calcext:value-type="string">
            <text:p>Alicea Pudsa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67633.85" calcext:value-type="float">
            <text:p>67633.85</text:p>
          </table:table-cell>
          <table:table-cell table:style-name="ce1" office:value-type="float" office:value="43340" calcext:value-type="float">
            <text:p>4334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028</text:p>
          </table:table-cell>
          <table:table-cell table:style-name="ce1" office:value-type="string" calcext:value-type="string">
            <text:p>Michale Rol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111815.49" calcext:value-type="float">
            <text:p>111815.49</text:p>
          </table:table-cell>
          <table:table-cell table:style-name="ce1" office:value-type="float" office:value="43895" calcext:value-type="float">
            <text:p>4389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068</text:p>
          </table:table-cell>
          <table:table-cell table:style-name="ce1" office:value-type="string" calcext:value-type="string">
            <text:p>Dare Tull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39784.24" calcext:value-type="float">
            <text:p>39784.24</text:p>
          </table:table-cell>
          <table:table-cell table:style-name="ce2" office:value-type="date" office:date-value="2018-12-31" calcext:value-type="date">
            <text:p>31-Dec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701</text:p>
          </table:table-cell>
          <table:table-cell table:style-name="ce1" office:value-type="string" calcext:value-type="string">
            <text:p>Richy Gra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89829.33" calcext:value-type="float">
            <text:p>89829.33</text:p>
          </table:table-cell>
          <table:table-cell table:style-name="ce1" office:value-type="float" office:value="43794" calcext:value-type="float">
            <text:p>437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028</text:p>
          </table:table-cell>
          <table:table-cell table:style-name="ce1" office:value-type="string" calcext:value-type="string">
            <text:p>Michale Rolf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111815.49" calcext:value-type="float">
            <text:p>111815.49</text:p>
          </table:table-cell>
          <table:table-cell table:style-name="ce1" office:value-type="float" office:value="43895" calcext:value-type="float">
            <text:p>43895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101</text:p>
          </table:table-cell>
          <table:table-cell table:style-name="ce1" office:value-type="string" calcext:value-type="string">
            <text:p>Marline Wahnck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72843.23" calcext:value-type="float">
            <text:p>72843.23</text:p>
          </table:table-cell>
          <table:table-cell table:style-name="ce1" office:value-type="float" office:value="43280" calcext:value-type="float">
            <text:p>4328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374</text:p>
          </table:table-cell>
          <table:table-cell table:style-name="ce1" office:value-type="string" calcext:value-type="string">
            <text:p>Delphine Jewi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71823.56" calcext:value-type="float">
            <text:p>71823.56</text:p>
          </table:table-cell>
          <table:table-cell table:style-name="ce3" office:value-type="date" office:date-value="2018-10-01" calcext:value-type="date">
            <text:p>Oct 1, 2018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632</text:p>
          </table:table-cell>
          <table:table-cell table:style-name="ce1" office:value-type="string" calcext:value-type="string">
            <text:p>Katya Hund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8511.17" calcext:value-type="float">
            <text:p>88511.17</text:p>
          </table:table-cell>
          <table:table-cell table:style-name="ce3" office:value-type="date" office:date-value="2020-04-29" calcext:value-type="date">
            <text:p>Apr 29, 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1956</text:p>
          </table:table-cell>
          <table:table-cell table:style-name="ce1" office:value-type="string" calcext:value-type="string">
            <text:p>Jamesy O'Ferri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36547.58" calcext:value-type="float">
            <text:p>36547.58</text:p>
          </table:table-cell>
          <table:table-cell table:style-name="ce1" office:value-type="float" office:value="43416" calcext:value-type="float">
            <text:p>434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140</text:p>
          </table:table-cell>
          <table:table-cell table:style-name="ce1" office:value-type="string" calcext:value-type="string">
            <text:p>Fanchon Furn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95954.02" calcext:value-type="float">
            <text:p>95954.02</text:p>
          </table:table-cell>
          <table:table-cell table:style-name="ce1" office:value-type="float" office:value="43567" calcext:value-type="float">
            <text:p>4356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626</text:p>
          </table:table-cell>
          <table:table-cell table:style-name="ce1" office:value-type="string" calcext:value-type="string">
            <text:p>Easter Pyk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95677.9" calcext:value-type="float">
            <text:p>95677.9</text:p>
          </table:table-cell>
          <table:table-cell table:style-name="ce2" office:value-type="date" office:date-value="2021-07-19" calcext:value-type="date">
            <text:p>19-Jul-2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610</text:p>
          </table:table-cell>
          <table:table-cell table:style-name="ce1" office:value-type="string" calcext:value-type="string">
            <text:p>Gilles Jaque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76303.82" calcext:value-type="float">
            <text:p>76303.82</text:p>
          </table:table-cell>
          <table:table-cell table:style-name="ce1" office:value-type="float" office:value="43458" calcext:value-type="float">
            <text:p>43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129</text:p>
          </table:table-cell>
          <table:table-cell table:style-name="ce1" office:value-type="string" calcext:value-type="string">
            <text:p>Grazia Bunk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/>
          <table:table-cell table:style-name="ce1" office:value-type="float" office:value="43538" calcext:value-type="float">
            <text:p>4353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340</text:p>
          </table:table-cell>
          <table:table-cell table:style-name="ce1" office:value-type="string" calcext:value-type="string">
            <text:p>Granny Spencelayh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99460.78" calcext:value-type="float">
            <text:p>99460.78</text:p>
          </table:table-cell>
          <table:table-cell table:style-name="ce4" office:value-type="date" office:date-value="2020-05-05" calcext:value-type="date">
            <text:p>May 5, 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698</text:p>
          </table:table-cell>
          <table:table-cell table:style-name="ce1" office:value-type="string" calcext:value-type="string">
            <text:p>Barbara-anne Kenchingto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88034.67" calcext:value-type="float">
            <text:p>88034.67</text:p>
          </table:table-cell>
          <table:table-cell table:style-name="ce1" office:value-type="float" office:value="43669" calcext:value-type="float">
            <text:p>4366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960</text:p>
          </table:table-cell>
          <table:table-cell table:style-name="ce1" office:value-type="string" calcext:value-type="string">
            <text:p>Calvin O'Carrol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44447.26" calcext:value-type="float">
            <text:p>44447.26</text:p>
          </table:table-cell>
          <table:table-cell table:style-name="ce1" office:value-type="float" office:value="43846" calcext:value-type="float">
            <text:p>43846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998</text:p>
          </table:table-cell>
          <table:table-cell table:style-name="ce1" office:value-type="string" calcext:value-type="string">
            <text:p>Layton Crayde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40445.29" calcext:value-type="float">
            <text:p>40445.29</text:p>
          </table:table-cell>
          <table:table-cell table:style-name="ce1" office:value-type="float" office:value="44393" calcext:value-type="float">
            <text:p>443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4446</text:p>
          </table:table-cell>
          <table:table-cell table:style-name="ce1" office:value-type="string" calcext:value-type="string">
            <text:p>Giffer Berl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92336.08" calcext:value-type="float">
            <text:p>92336.08</text:p>
          </table:table-cell>
          <table:table-cell table:style-name="ce1" office:value-type="float" office:value="44431" calcext:value-type="float">
            <text:p>44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283</text:p>
          </table:table-cell>
          <table:table-cell table:style-name="ce1" office:value-type="string" calcext:value-type="string">
            <text:p>Barr Faughn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68008.55" calcext:value-type="float">
            <text:p>68008.55</text:p>
          </table:table-cell>
          <table:table-cell table:style-name="ce1" office:value-type="float" office:value="44062" calcext:value-type="float">
            <text:p>4406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026</text:p>
          </table:table-cell>
          <table:table-cell table:style-name="ce1" office:value-type="string" calcext:value-type="string">
            <text:p>Faun Rickeard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74924.65" calcext:value-type="float">
            <text:p>74924.65</text:p>
          </table:table-cell>
          <table:table-cell table:style-name="ce2" office:value-type="date" office:date-value="2021-02-12" calcext:value-type="date">
            <text:p>12-Feb-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667</text:p>
          </table:table-cell>
          <table:table-cell table:style-name="ce1" office:value-type="string" calcext:value-type="string">
            <text:p>Lizzie Mullall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/>
          <table:table-cell table:style-name="ce2" office:value-type="date" office:date-value="2019-09-16" calcext:value-type="date">
            <text:p>16-Sep-1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912</text:p>
          </table:table-cell>
          <table:table-cell table:style-name="ce1" office:value-type="string" calcext:value-type="string">
            <text:p>Fred Dudeney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88689.09" calcext:value-type="float">
            <text:p>88689.09</text:p>
          </table:table-cell>
          <table:table-cell table:style-name="ce2" office:value-type="date" office:date-value="2019-10-02" calcext:value-type="date">
            <text:p>2-Oct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319</text:p>
          </table:table-cell>
          <table:table-cell table:style-name="ce1" office:value-type="string" calcext:value-type="string">
            <text:p>Aluin Churl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96555.53" calcext:value-type="float">
            <text:p>96555.53</text:p>
          </table:table-cell>
          <table:table-cell table:style-name="ce1" office:value-type="float" office:value="43489" calcext:value-type="float">
            <text:p>4348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4960</text:p>
          </table:table-cell>
          <table:table-cell table:style-name="ce1" office:value-type="string" calcext:value-type="string">
            <text:p>Gilda Rich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71924.85" calcext:value-type="float">
            <text:p>71924.85</text:p>
          </table:table-cell>
          <table:table-cell table:style-name="ce1" office:value-type="float" office:value="43822" calcext:value-type="float">
            <text:p>4382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829</text:p>
          </table:table-cell>
          <table:table-cell table:style-name="ce1" office:value-type="string" calcext:value-type="string">
            <text:p>Mabel Orrow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31241.24" calcext:value-type="float">
            <text:p>31241.24</text:p>
          </table:table-cell>
          <table:table-cell table:style-name="ce1" office:value-type="float" office:value="43725" calcext:value-type="float">
            <text:p>437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022</text:p>
          </table:table-cell>
          <table:table-cell table:style-name="ce1" office:value-type="string" calcext:value-type="string">
            <text:p>Carlin Demk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110042.37" calcext:value-type="float">
            <text:p>110042.37</text:p>
          </table:table-cell>
          <table:table-cell table:style-name="ce1" office:value-type="float" office:value="43914" calcext:value-type="float">
            <text:p>439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214</text:p>
          </table:table-cell>
          <table:table-cell table:style-name="ce1" office:value-type="string" calcext:value-type="string">
            <text:p>Jo-anne Gobeau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37902.35" calcext:value-type="float">
            <text:p>37902.35</text:p>
          </table:table-cell>
          <table:table-cell table:style-name="ce3" office:value-type="date" office:date-value="2019-12-24" calcext:value-type="date">
            <text:p>Dec 24, 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798</text:p>
          </table:table-cell>
          <table:table-cell table:style-name="ce1" office:value-type="string" calcext:value-type="string">
            <text:p>Thorvald Millike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33031.26" calcext:value-type="float">
            <text:p>33031.26</text:p>
          </table:table-cell>
          <table:table-cell table:style-name="ce2" office:value-type="date" office:date-value="2019-01-03" calcext:value-type="date">
            <text:p>3-Jan-19</text:p>
          </table:table-cell>
          <table:table-cell table:style-name="ce1" office:value-type="float" office:value="0.4" calcext:value-type="float">
            <text:p>0.4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2532</text:p>
          </table:table-cell>
          <table:table-cell table:style-name="ce1" office:value-type="string" calcext:value-type="string">
            <text:p>Adey Rya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32496.88" calcext:value-type="float">
            <text:p>32496.88</text:p>
          </table:table-cell>
          <table:table-cell table:style-name="ce1" office:value-type="float" office:value="43234" calcext:value-type="float">
            <text:p>4323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321</text:p>
          </table:table-cell>
          <table:table-cell table:style-name="ce1" office:value-type="string" calcext:value-type="string">
            <text:p>Evanne <text:s/>Shery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81897.79" calcext:value-type="float">
            <text:p>81897.79</text:p>
          </table:table-cell>
          <table:table-cell table:style-name="ce1" office:value-type="float" office:value="43146" calcext:value-type="float">
            <text:p>4314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116</text:p>
          </table:table-cell>
          <table:table-cell table:style-name="ce1" office:value-type="string" calcext:value-type="string">
            <text:p>Syd Fear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108872.77" calcext:value-type="float">
            <text:p>108872.77</text:p>
          </table:table-cell>
          <table:table-cell table:style-name="ce1" office:value-type="float" office:value="43521" calcext:value-type="float">
            <text:p>435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638</text:p>
          </table:table-cell>
          <table:table-cell table:style-name="ce1" office:value-type="string" calcext:value-type="string">
            <text:p>Cara Haver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89605.13" calcext:value-type="float">
            <text:p>89605.13</text:p>
          </table:table-cell>
          <table:table-cell table:style-name="ce2" office:value-type="date" office:date-value="2018-06-07" calcext:value-type="date">
            <text:p>7-Jun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704</text:p>
          </table:table-cell>
          <table:table-cell table:style-name="ce1" office:value-type="string" calcext:value-type="string">
            <text:p>Egor Minto</text:p>
          </table:table-cell>
          <table:table-cell/>
          <table:table-cell table:style-name="ce1" office:value-type="string" calcext:value-type="string">
            <text:p>Legal</text:p>
          </table:table-cell>
          <table:table-cell table:style-name="ce1" office:value-type="float" office:value="63447.07" calcext:value-type="float">
            <text:p>63447.07</text:p>
          </table:table-cell>
          <table:table-cell table:style-name="ce3" office:value-type="date" office:date-value="2020-11-13" calcext:value-type="date">
            <text:p>Nov 13, 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552</text:p>
          </table:table-cell>
          <table:table-cell table:style-name="ce1" office:value-type="string" calcext:value-type="string">
            <text:p>Theresita Chasm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106665.67" calcext:value-type="float">
            <text:p>106665.67</text:p>
          </table:table-cell>
          <table:table-cell table:style-name="ce1" office:value-type="float" office:value="43311" calcext:value-type="float">
            <text:p>4331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4665</text:p>
          </table:table-cell>
          <table:table-cell table:style-name="ce1" office:value-type="string" calcext:value-type="string">
            <text:p>Collin Jags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100424.23" calcext:value-type="float">
            <text:p>100424.23</text:p>
          </table:table-cell>
          <table:table-cell table:style-name="ce1" office:value-type="float" office:value="43801" calcext:value-type="float">
            <text:p>4380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0336</text:p>
          </table:table-cell>
          <table:table-cell table:style-name="ce1" office:value-type="string" calcext:value-type="string">
            <text:p>Giselbert Newlands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47646.95" calcext:value-type="float">
            <text:p>47646.95</text:p>
          </table:table-cell>
          <table:table-cell table:style-name="ce1" office:value-type="float" office:value="43791" calcext:value-type="float">
            <text:p>4379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256</text:p>
          </table:table-cell>
          <table:table-cell table:style-name="ce1" office:value-type="string" calcext:value-type="string">
            <text:p>Ignacius Lose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Legal</text:p>
          </table:table-cell>
          <table:table-cell table:style-name="ce1" office:value-type="float" office:value="28481.16" calcext:value-type="float">
            <text:p>28481.16</text:p>
          </table:table-cell>
          <table:table-cell table:style-name="ce1" office:value-type="float" office:value="43916" calcext:value-type="float">
            <text:p>43916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1962</text:p>
          </table:table-cell>
          <table:table-cell table:style-name="ce1" office:value-type="string" calcext:value-type="string">
            <text:p>Lezlie Philc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Research and Development</text:p>
          </table:table-cell>
          <table:table-cell/>
          <table:table-cell table:style-name="ce1" office:value-type="float" office:value="43504" calcext:value-type="float">
            <text:p>4350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271</text:p>
          </table:table-cell>
          <table:table-cell table:style-name="ce1" office:value-type="string" calcext:value-type="string">
            <text:p>Stan <text:s/>Tollida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39535.49" calcext:value-type="float">
            <text:p>39535.49</text:p>
          </table:table-cell>
          <table:table-cell table:style-name="ce1" office:value-type="float" office:value="43397" calcext:value-type="float">
            <text:p>43397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101</text:p>
          </table:table-cell>
          <table:table-cell table:style-name="ce1" office:value-type="string" calcext:value-type="string">
            <text:p>Adela Dowset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95017.1" calcext:value-type="float">
            <text:p>95017.1</text:p>
          </table:table-cell>
          <table:table-cell table:style-name="ce1" office:value-type="float" office:value="43283" calcext:value-type="float">
            <text:p>4328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660</text:p>
          </table:table-cell>
          <table:table-cell table:style-name="ce1" office:value-type="string" calcext:value-type="string">
            <text:p>Thedrick Bothwe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69764.1" calcext:value-type="float">
            <text:p>69764.1</text:p>
          </table:table-cell>
          <table:table-cell table:style-name="ce1" office:value-type="float" office:value="44195" calcext:value-type="float">
            <text:p>4419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0596</text:p>
          </table:table-cell>
          <table:table-cell table:style-name="ce1" office:value-type="string" calcext:value-type="string">
            <text:p>Letisha Carre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84598.88" calcext:value-type="float">
            <text:p>84598.88</text:p>
          </table:table-cell>
          <table:table-cell table:style-name="ce2" office:value-type="date" office:date-value="2020-10-12" calcext:value-type="date">
            <text:p>12-Oct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552</text:p>
          </table:table-cell>
          <table:table-cell table:style-name="ce1" office:value-type="string" calcext:value-type="string">
            <text:p>Karyn Creegh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36536.26" calcext:value-type="float">
            <text:p>36536.26</text:p>
          </table:table-cell>
          <table:table-cell table:style-name="ce3" office:value-type="date" office:date-value="2021-06-11" calcext:value-type="date">
            <text:p>Jun 11, 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083</text:p>
          </table:table-cell>
          <table:table-cell table:style-name="ce1" office:value-type="string" calcext:value-type="string">
            <text:p>Tammi Lackham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61688.77" calcext:value-type="float">
            <text:p>61688.77</text:p>
          </table:table-cell>
          <table:table-cell table:style-name="ce2" office:value-type="date" office:date-value="2018-09-03" calcext:value-type="date">
            <text:p>3-Sep-18</text:p>
          </table:table-cell>
          <table:table-cell table:style-name="ce1" office:value-type="float" office:value="0.9" calcext:value-type="float">
            <text:p>0.9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1389</text:p>
          </table:table-cell>
          <table:table-cell table:style-name="ce1" office:value-type="string" calcext:value-type="string">
            <text:p>Shantee <text:s/>D'Antonio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/>
          <table:table-cell table:style-name="ce2" office:value-type="date" office:date-value="2020-12-21" calcext:value-type="date">
            <text:p>21-Dec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643</text:p>
          </table:table-cell>
          <table:table-cell table:style-name="ce1" office:value-type="string" calcext:value-type="string">
            <text:p>Niko MacGill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88425.08" calcext:value-type="float">
            <text:p>88425.08</text:p>
          </table:table-cell>
          <table:table-cell table:style-name="ce3" office:value-type="date" office:date-value="2019-07-16" calcext:value-type="date">
            <text:p>Jul 16, 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914</text:p>
          </table:table-cell>
          <table:table-cell table:style-name="ce1" office:value-type="string" calcext:value-type="string">
            <text:p>Ansley Goun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38438.24" calcext:value-type="float">
            <text:p>38438.24</text:p>
          </table:table-cell>
          <table:table-cell table:style-name="ce4" office:value-type="date" office:date-value="2020-05-11" calcext:value-type="date">
            <text:p>May 11, 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674</text:p>
          </table:table-cell>
          <table:table-cell table:style-name="ce1" office:value-type="string" calcext:value-type="string">
            <text:p>Antonetta <text:s/>Coggeshall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ales</text:p>
          </table:table-cell>
          <table:table-cell table:style-name="ce1" office:value-type="float" office:value="96753.78" calcext:value-type="float">
            <text:p>96753.78</text:p>
          </table:table-cell>
          <table:table-cell table:style-name="ce1" office:value-type="float" office:value="44494" calcext:value-type="float">
            <text:p>4449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893</text:p>
          </table:table-cell>
          <table:table-cell table:style-name="ce1" office:value-type="string" calcext:value-type="string">
            <text:p>Lindy Guillet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112778.28" calcext:value-type="float">
            <text:p>112778.28</text:p>
          </table:table-cell>
          <table:table-cell table:style-name="ce1" office:value-type="float" office:value="43250" calcext:value-type="float">
            <text:p>4325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2727</text:p>
          </table:table-cell>
          <table:table-cell table:style-name="ce1" office:value-type="string" calcext:value-type="string">
            <text:p>Wald Bountiff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28974.03" calcext:value-type="float">
            <text:p>28974.03</text:p>
          </table:table-cell>
          <table:table-cell table:style-name="ce2" office:value-type="date" office:date-value="2019-09-25" calcext:value-type="date">
            <text:p>25-Sep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323</text:p>
          </table:table-cell>
          <table:table-cell table:style-name="ce1" office:value-type="string" calcext:value-type="string">
            <text:p>Lissy McCo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86233.83" calcext:value-type="float">
            <text:p>86233.83</text:p>
          </table:table-cell>
          <table:table-cell table:style-name="ce2" office:value-type="date" office:date-value="2019-08-29" calcext:value-type="date">
            <text:p>29-Aug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350</text:p>
          </table:table-cell>
          <table:table-cell table:style-name="ce1" office:value-type="string" calcext:value-type="string">
            <text:p>Felice McMurty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Product Management</text:p>
          </table:table-cell>
          <table:table-cell table:style-name="ce1" office:value-type="float" office:value="66865.49" calcext:value-type="float">
            <text:p>66865.49</text:p>
          </table:table-cell>
          <table:table-cell table:style-name="ce2" office:value-type="date" office:date-value="2019-02-18" calcext:value-type="date">
            <text:p>18-Feb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3886</text:p>
          </table:table-cell>
          <table:table-cell table:style-name="ce1" office:value-type="string" calcext:value-type="string">
            <text:p>Edd <text:s/>MacKnocki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119022.49" calcext:value-type="float">
            <text:p>119022.49</text:p>
          </table:table-cell>
          <table:table-cell table:style-name="ce1" office:value-type="float" office:value="44431" calcext:value-type="float">
            <text:p>4443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0746</text:p>
          </table:table-cell>
          <table:table-cell table:style-name="ce1" office:value-type="string" calcext:value-type="string">
            <text:p>Hogan Ile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114177.23" calcext:value-type="float">
            <text:p>114177.23</text:p>
          </table:table-cell>
          <table:table-cell table:style-name="ce2" office:value-type="date" office:date-value="2020-03-18" calcext:value-type="date">
            <text:p>18-Mar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387</text:p>
          </table:table-cell>
          <table:table-cell table:style-name="ce1" office:value-type="string" calcext:value-type="string">
            <text:p>Robinia Scholling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100731.95" calcext:value-type="float">
            <text:p>100731.95</text:p>
          </table:table-cell>
          <table:table-cell table:style-name="ce3" office:value-type="date" office:date-value="2020-04-15" calcext:value-type="date">
            <text:p>Apr 15, 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0105</text:p>
          </table:table-cell>
          <table:table-cell table:style-name="ce1" office:value-type="string" calcext:value-type="string">
            <text:p>Melisa Knot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86010.54" calcext:value-type="float">
            <text:p>86010.54</text:p>
          </table:table-cell>
          <table:table-cell table:style-name="ce1" office:value-type="float" office:value="43164" calcext:value-type="float">
            <text:p>4316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424</text:p>
          </table:table-cell>
          <table:table-cell table:style-name="ce1" office:value-type="string" calcext:value-type="string">
            <text:p>Novelia Pyff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52270.22" calcext:value-type="float">
            <text:p>52270.22</text:p>
          </table:table-cell>
          <table:table-cell table:style-name="ce1" office:value-type="float" office:value="43521" calcext:value-type="float">
            <text:p>43521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703</text:p>
          </table:table-cell>
          <table:table-cell table:style-name="ce1" office:value-type="string" calcext:value-type="string">
            <text:p>Abigael Basir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61624.77" calcext:value-type="float">
            <text:p>61624.77</text:p>
          </table:table-cell>
          <table:table-cell table:style-name="ce1" office:value-type="float" office:value="43430" calcext:value-type="float">
            <text:p>43430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703</text:p>
          </table:table-cell>
          <table:table-cell table:style-name="ce1" office:value-type="string" calcext:value-type="string">
            <text:p>North Bertomeu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104903.79" calcext:value-type="float">
            <text:p>104903.79</text:p>
          </table:table-cell>
          <table:table-cell table:style-name="ce2" office:value-type="date" office:date-value="2019-07-03" calcext:value-type="date">
            <text:p>3-Jul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024</text:p>
          </table:table-cell>
          <table:table-cell table:style-name="ce1" office:value-type="string" calcext:value-type="string">
            <text:p>Inge Creer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69057.32" calcext:value-type="float">
            <text:p>69057.32</text:p>
          </table:table-cell>
          <table:table-cell table:style-name="ce1" office:value-type="float" office:value="43390" calcext:value-type="float">
            <text:p>4339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735</text:p>
          </table:table-cell>
          <table:table-cell table:style-name="ce1" office:value-type="string" calcext:value-type="string">
            <text:p>Caresa Christer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Support</text:p>
          </table:table-cell>
          <table:table-cell table:style-name="ce1" office:value-type="float" office:value="59258.19" calcext:value-type="float">
            <text:p>59258.19</text:p>
          </table:table-cell>
          <table:table-cell table:style-name="ce1" office:value-type="float" office:value="43452" calcext:value-type="float">
            <text:p>43452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373</text:p>
          </table:table-cell>
          <table:table-cell table:style-name="ce1" office:value-type="string" calcext:value-type="string">
            <text:p>Edi <text:s/>Hofto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Research and Development</text:p>
          </table:table-cell>
          <table:table-cell table:style-name="ce1" office:value-type="float" office:value="28160.79" calcext:value-type="float">
            <text:p>28160.79</text:p>
          </table:table-cell>
          <table:table-cell table:style-name="ce2" office:value-type="date" office:date-value="2018-01-29" calcext:value-type="date">
            <text:p>29-Jan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3733</text:p>
          </table:table-cell>
          <table:table-cell table:style-name="ce1" office:value-type="string" calcext:value-type="string">
            <text:p>Revkah Antonacci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09143.17" calcext:value-type="float">
            <text:p>109143.17</text:p>
          </table:table-cell>
          <table:table-cell table:style-name="ce2" office:value-type="date" office:date-value="2020-04-24" calcext:value-type="date">
            <text:p>24-Apr-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467</text:p>
          </table:table-cell>
          <table:table-cell table:style-name="ce1" office:value-type="string" calcext:value-type="string">
            <text:p>Carolyn Attack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70755.5" calcext:value-type="float">
            <text:p>70755.5</text:p>
          </table:table-cell>
          <table:table-cell table:style-name="ce2" office:value-type="date" office:date-value="2020-09-16" calcext:value-type="date">
            <text:p>16-Sep-20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3537</text:p>
          </table:table-cell>
          <table:table-cell table:style-name="ce1" office:value-type="string" calcext:value-type="string">
            <text:p>Renaldo Thomassi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Business Development</text:p>
          </table:table-cell>
          <table:table-cell table:style-name="ce1" office:value-type="float" office:value="73360.38" calcext:value-type="float">
            <text:p>73360.38</text:p>
          </table:table-cell>
          <table:table-cell table:style-name="ce1" office:value-type="float" office:value="43972" calcext:value-type="float">
            <text:p>4397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1610</text:p>
          </table:table-cell>
          <table:table-cell table:style-name="ce1" office:value-type="string" calcext:value-type="string">
            <text:p>Gilles Jaquet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Accounting</text:p>
          </table:table-cell>
          <table:table-cell table:style-name="ce1" office:value-type="float" office:value="76303.82" calcext:value-type="float">
            <text:p>76303.82</text:p>
          </table:table-cell>
          <table:table-cell table:style-name="ce1" office:value-type="float" office:value="43458" calcext:value-type="float">
            <text:p>4345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016</text:p>
          </table:table-cell>
          <table:table-cell table:style-name="ce1" office:value-type="string" calcext:value-type="string">
            <text:p>Iris <text:s/>Wagg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58861.19" calcext:value-type="float">
            <text:p>58861.19</text:p>
          </table:table-cell>
          <table:table-cell table:style-name="ce2" office:value-type="date" office:date-value="2019-07-08" calcext:value-type="date">
            <text:p>8-Jul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4415</text:p>
          </table:table-cell>
          <table:table-cell table:style-name="ce1" office:value-type="string" calcext:value-type="string">
            <text:p>Malory Biles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58744.17" calcext:value-type="float">
            <text:p>58744.17</text:p>
          </table:table-cell>
          <table:table-cell table:style-name="ce2" office:value-type="date" office:date-value="2018-03-12" calcext:value-type="date">
            <text:p>12-Mar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067</text:p>
          </table:table-cell>
          <table:table-cell table:style-name="ce1" office:value-type="string" calcext:value-type="string">
            <text:p>Lea Chaplin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73488.68" calcext:value-type="float">
            <text:p>73488.68</text:p>
          </table:table-cell>
          <table:table-cell table:style-name="ce2" office:value-type="date" office:date-value="2019-04-15" calcext:value-type="date">
            <text:p>15-Apr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4175</text:p>
          </table:table-cell>
          <table:table-cell table:style-name="ce1" office:value-type="string" calcext:value-type="string">
            <text:p>Hinda Labe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Human Resources</text:p>
          </table:table-cell>
          <table:table-cell table:style-name="ce1" office:value-type="float" office:value="92704.48" calcext:value-type="float">
            <text:p>92704.48</text:p>
          </table:table-cell>
          <table:table-cell table:style-name="ce2" office:value-type="date" office:date-value="2018-11-26" calcext:value-type="date">
            <text:p>26-Nov-1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VT00687</text:p>
          </table:table-cell>
          <table:table-cell table:style-name="ce1" office:value-type="string" calcext:value-type="string">
            <text:p>Adrianne Gave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78443.78" calcext:value-type="float">
            <text:p>78443.78</text:p>
          </table:table-cell>
          <table:table-cell table:style-name="ce4" office:value-type="date" office:date-value="2019-05-14" calcext:value-type="date">
            <text:p>May 14, 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1269</text:p>
          </table:table-cell>
          <table:table-cell table:style-name="ce1" office:value-type="string" calcext:value-type="string">
            <text:p>Eleonore Airdrie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Engineering</text:p>
          </table:table-cell>
          <table:table-cell table:style-name="ce1" office:value-type="float" office:value="97105.19" calcext:value-type="float">
            <text:p>97105.19</text:p>
          </table:table-cell>
          <table:table-cell table:style-name="ce1" office:value-type="float" office:value="44425" calcext:value-type="float">
            <text:p>44425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0579</text:p>
          </table:table-cell>
          <table:table-cell table:style-name="ce1" office:value-type="string" calcext:value-type="string">
            <text:p>Rafaelita Blaksland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Services</text:p>
          </table:table-cell>
          <table:table-cell table:style-name="ce1" office:value-type="float" office:value="109163.39" calcext:value-type="float">
            <text:p>109163.39</text:p>
          </table:table-cell>
          <table:table-cell table:style-name="ce1" office:value-type="float" office:value="44019" calcext:value-type="float">
            <text:p>44019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TN03097</text:p>
          </table:table-cell>
          <table:table-cell table:style-name="ce1" office:value-type="string" calcext:value-type="string">
            <text:p>Bendite <text:s/>Bloan</text:p>
          </table:table-cell>
          <table:table-cell table:style-name="ce1" office:value-type="string" calcext:value-type="string">
            <text:p>Male</text:p>
          </table:table-cell>
          <table:table-cell table:style-name="ce1" office:value-type="string" calcext:value-type="string">
            <text:p>Marketing</text:p>
          </table:table-cell>
          <table:table-cell table:style-name="ce1" office:value-type="float" office:value="31816.57" calcext:value-type="float">
            <text:p>31816.57</text:p>
          </table:table-cell>
          <table:table-cell table:style-name="ce2" office:value-type="date" office:date-value="2019-02-01" calcext:value-type="date">
            <text:p>1-Feb-19</text:p>
          </table:table-cell>
          <table:table-cell table:style-name="ce1" office:value-type="float" office:value="0.3" calcext:value-type="float">
            <text:p>0.3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Q02174</text:p>
          </table:table-cell>
          <table:table-cell table:style-name="ce1" office:value-type="string" calcext:value-type="string">
            <text:p>Sidoney Yitzhok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NULL</text:p>
          </table:table-cell>
          <table:table-cell table:style-name="ce1" office:value-type="float" office:value="118442.54" calcext:value-type="float">
            <text:p>118442.54</text:p>
          </table:table-cell>
          <table:table-cell table:style-name="ce1" office:value-type="float" office:value="44193" calcext:value-type="float">
            <text:p>4419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02957</text:p>
          </table:table-cell>
          <table:table-cell table:style-name="ce1" office:value-type="string" calcext:value-type="string">
            <text:p>Vaughn Carvill</text:p>
          </table:table-cell>
          <table:table-cell table:style-name="ce1" office:value-type="string" calcext:value-type="string">
            <text:p>Female</text:p>
          </table:table-cell>
          <table:table-cell table:style-name="ce1" office:value-type="string" calcext:value-type="string">
            <text:p>Training</text:p>
          </table:table-cell>
          <table:table-cell table:style-name="ce1" office:value-type="float" office:value="84745.93" calcext:value-type="float">
            <text:p>84745.93</text:p>
          </table:table-cell>
          <table:table-cell table:style-name="ce2" office:value-type="date" office:date-value="2019-08-30" calcext:value-type="date">
            <text:p>30-Aug-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2" table:number-rows-repeated="104837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1021" table:default-cell-style-name="Default"/>
        <table:table-row table:style-name="ro1">
          <table:table-cell table:style-name="ce6" office:value-type="string" calcext:value-type="string">
            <text:p>Emp ID</text:p>
          </table:table-cell>
          <table:table-cell table:style-name="ce6" office:value-type="string" calcext:value-type="string">
            <text:p>Name</text:p>
          </table:table-cell>
          <table:table-cell table:style-name="ce8" office:value-type="string" calcext:value-type="string">
            <text:p>Gender</text:p>
          </table:table-cell>
          <table:table-cell table:style-name="ce9" office:value-type="string" calcext:value-type="string">
            <text:p>Department</text:p>
          </table:table-cell>
          <table:table-cell table:style-name="ce11" office:value-type="string" calcext:value-type="string">
            <text:p>Salary</text:p>
          </table:table-cell>
          <table:table-cell table:style-name="ce14" office:value-type="string" calcext:value-type="string">
            <text:p>Start Date</text:p>
          </table:table-cell>
          <table:table-cell table:style-name="ce6" office:value-type="string" calcext:value-type="string">
            <text:p>FTE</text:p>
          </table:table-cell>
          <table:table-cell table:style-name="ce6" office:value-type="string" calcext:value-type="string">
            <text:p>Employee type</text:p>
          </table:table-cell>
          <table:table-cell table:style-name="ce6" office:value-type="string" calcext:value-type="string">
            <text:p>Work location</text:p>
          </table:table-cell>
          <table:table-cell table:style-name="ce6" table:number-columns-repeated="17"/>
          <table:table-cell table:number-columns-repeated="998"/>
        </table:table-row>
        <table:table-row table:style-name="ro1">
          <table:table-cell table:style-name="ce7" office:value-type="string" calcext:value-type="string">
            <text:p>PR00095</text:p>
          </table:table-cell>
          <table:table-cell table:style-name="ce1" office:value-type="string" calcext:value-type="string">
            <text:p>Ardella Dymen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70649.46" calcext:value-type="float">
            <text:p>$70,649.46</text:p>
          </table:table-cell>
          <table:table-cell table:style-name="ce15" office:value-type="date" office:date-value="2020-01-13" calcext:value-type="date">
            <text:p>1/13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0147</text:p>
          </table:table-cell>
          <table:table-cell table:style-name="ce1" office:value-type="string" calcext:value-type="string">
            <text:p>Minerva Ricardot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NULL</text:p>
          </table:table-cell>
          <table:table-cell table:style-name="ce12" office:value-type="float" office:value="105468.7" calcext:value-type="float">
            <text:p>$105,468.70</text:p>
          </table:table-cell>
          <table:table-cell table:style-name="ce15" office:value-type="date" office:date-value="2018-11-12" calcext:value-type="date">
            <text:p>11/12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PR00210</text:p>
          </table:table-cell>
          <table:table-cell table:style-name="ce1" office:value-type="string" calcext:value-type="string">
            <text:p>Marquita Liquorish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Legal</text:p>
          </table:table-cell>
          <table:table-cell table:style-name="ce12"/>
          <table:table-cell table:style-name="ce15" office:value-type="date" office:date-value="2020-06-29" calcext:value-type="date">
            <text:p>6/29/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PR00210</text:p>
          </table:table-cell>
          <table:table-cell table:style-name="ce1" office:value-type="string" calcext:value-type="string">
            <text:p>Marquita Liquorish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Legal</text:p>
          </table:table-cell>
          <table:table-cell table:style-name="ce12"/>
          <table:table-cell table:style-name="ce15" office:value-type="date" office:date-value="2020-06-29" calcext:value-type="date">
            <text:p>6/29/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0419</text:p>
          </table:table-cell>
          <table:table-cell table:style-name="ce1" office:value-type="string" calcext:value-type="string">
            <text:p>Billi Fellgat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68980.52" calcext:value-type="float">
            <text:p>$68,980.52</text:p>
          </table:table-cell>
          <table:table-cell table:style-name="ce15" office:value-type="date" office:date-value="2019-01-29" calcext:value-type="date">
            <text:p>1/29/2019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0576</text:p>
          </table:table-cell>
          <table:table-cell table:style-name="ce1" office:value-type="string" calcext:value-type="string">
            <text:p>Lion Adcock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63705.4" calcext:value-type="float">
            <text:p>$63,705.40</text:p>
          </table:table-cell>
          <table:table-cell table:style-name="ce15" office:value-type="date" office:date-value="2019-08-05" calcext:value-type="date">
            <text:p>8/5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0746</text:p>
          </table:table-cell>
          <table:table-cell table:style-name="ce1" office:value-type="string" calcext:value-type="string">
            <text:p>Hogan Iles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114177.23" calcext:value-type="float">
            <text:p>$114,177.23</text:p>
          </table:table-cell>
          <table:table-cell table:style-name="ce15" office:value-type="date" office:date-value="2020-03-18" calcext:value-type="date">
            <text:p>3/18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0882</text:p>
          </table:table-cell>
          <table:table-cell table:style-name="ce1" office:value-type="string" calcext:value-type="string">
            <text:p>Jill Shipse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52963.65" calcext:value-type="float">
            <text:p>$52,963.65</text:p>
          </table:table-cell>
          <table:table-cell table:style-name="ce15" office:value-type="date" office:date-value="2021-04-02" calcext:value-type="date">
            <text:p>4/2/202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0893</text:p>
          </table:table-cell>
          <table:table-cell table:style-name="ce1" office:value-type="string" calcext:value-type="string">
            <text:p>Daisie McNeic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50310.09" calcext:value-type="float">
            <text:p>$50,310.09</text:p>
          </table:table-cell>
          <table:table-cell table:style-name="ce15" office:value-type="date" office:date-value="2021-03-30" calcext:value-type="date">
            <text:p>3/30/2021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0916</text:p>
          </table:table-cell>
          <table:table-cell table:style-name="ce1" office:value-type="string" calcext:value-type="string">
            <text:p>Inger Chapelhow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84309.95" calcext:value-type="float">
            <text:p>$84,309.95</text:p>
          </table:table-cell>
          <table:table-cell table:style-name="ce15" office:value-type="date" office:date-value="2021-11-01" calcext:value-type="date">
            <text:p>11/1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1159</text:p>
          </table:table-cell>
          <table:table-cell table:style-name="ce1" office:value-type="string" calcext:value-type="string">
            <text:p>Mollie Hanwa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NULL</text:p>
          </table:table-cell>
          <table:table-cell table:style-name="ce12" office:value-type="float" office:value="112645.99" calcext:value-type="float">
            <text:p>$112,645.99</text:p>
          </table:table-cell>
          <table:table-cell table:style-name="ce15" office:value-type="date" office:date-value="2019-10-21" calcext:value-type="date">
            <text:p>10/21/2019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1211</text:p>
          </table:table-cell>
          <table:table-cell table:style-name="ce1" office:value-type="string" calcext:value-type="string">
            <text:p>Enoch Dowre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91645.04" calcext:value-type="float">
            <text:p>$91,645.04</text:p>
          </table:table-cell>
          <table:table-cell table:style-name="ce15" office:value-type="date" office:date-value="2021-01-27" calcext:value-type="date">
            <text:p>1/27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1269</text:p>
          </table:table-cell>
          <table:table-cell table:style-name="ce1" office:value-type="string" calcext:value-type="string">
            <text:p>Eleonore Airdri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97105.19" calcext:value-type="float">
            <text:p>$97,105.19</text:p>
          </table:table-cell>
          <table:table-cell table:style-name="ce15" office:value-type="date" office:date-value="2021-08-17" calcext:value-type="date">
            <text:p>8/17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1346</text:p>
          </table:table-cell>
          <table:table-cell table:style-name="ce1" office:value-type="string" calcext:value-type="string">
            <text:p>Adolph McNalle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85918.61" calcext:value-type="float">
            <text:p>$85,918.61</text:p>
          </table:table-cell>
          <table:table-cell table:style-name="ce15" office:value-type="date" office:date-value="2018-02-05" calcext:value-type="date">
            <text:p>2/5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1662</text:p>
          </table:table-cell>
          <table:table-cell table:style-name="ce1" office:value-type="string" calcext:value-type="string">
            <text:p>Genevra Frida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50449.46" calcext:value-type="float">
            <text:p>$50,449.46</text:p>
          </table:table-cell>
          <table:table-cell table:style-name="ce15" office:value-type="date" office:date-value="2018-11-14" calcext:value-type="date">
            <text:p>11/14/2018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PR01951</text:p>
          </table:table-cell>
          <table:table-cell table:style-name="ce1" office:value-type="string" calcext:value-type="string">
            <text:p>Aloise MacCatha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NULL</text:p>
          </table:table-cell>
          <table:table-cell table:style-name="ce12"/>
          <table:table-cell table:style-name="ce15" office:value-type="date" office:date-value="2020-08-12" calcext:value-type="date">
            <text:p>8/12/2020</text:p>
          </table:table-cell>
          <table:table-cell table:style-name="ce1" office:value-type="float" office:value="0.7" calcext:value-type="float">
            <text:p>0.7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1956</text:p>
          </table:table-cell>
          <table:table-cell table:style-name="ce1" office:value-type="string" calcext:value-type="string">
            <text:p>Jamesy O'Ferris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36547.58" calcext:value-type="float">
            <text:p>$36,547.58</text:p>
          </table:table-cell>
          <table:table-cell table:style-name="ce15" office:value-type="date" office:date-value="2018-11-12" calcext:value-type="date">
            <text:p>11/12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010</text:p>
          </table:table-cell>
          <table:table-cell table:style-name="ce1" office:value-type="string" calcext:value-type="string">
            <text:p>Eilis Pavlasek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115191.38" calcext:value-type="float">
            <text:p>$115,191.38</text:p>
          </table:table-cell>
          <table:table-cell table:style-name="ce15" office:value-type="date" office:date-value="2020-06-22" calcext:value-type="date">
            <text:p>6/22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016</text:p>
          </table:table-cell>
          <table:table-cell table:style-name="ce1" office:value-type="string" calcext:value-type="string">
            <text:p>Iris Wagg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NULL</text:p>
          </table:table-cell>
          <table:table-cell table:style-name="ce12" office:value-type="float" office:value="58861.19" calcext:value-type="float">
            <text:p>$58,861.19</text:p>
          </table:table-cell>
          <table:table-cell table:style-name="ce15" office:value-type="date" office:date-value="2019-07-08" calcext:value-type="date">
            <text:p>7/8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113</text:p>
          </table:table-cell>
          <table:table-cell table:style-name="ce1" office:value-type="string" calcext:value-type="string">
            <text:p>Beverie Moffe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75974.99" calcext:value-type="float">
            <text:p>$75,974.99</text:p>
          </table:table-cell>
          <table:table-cell table:style-name="ce15" office:value-type="date" office:date-value="2020-12-07" calcext:value-type="date">
            <text:p>12/7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140</text:p>
          </table:table-cell>
          <table:table-cell table:style-name="ce1" office:value-type="string" calcext:value-type="string">
            <text:p>Fanchon Furne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95954.02" calcext:value-type="float">
            <text:p>$95,954.02</text:p>
          </table:table-cell>
          <table:table-cell table:style-name="ce15" office:value-type="date" office:date-value="2019-04-12" calcext:value-type="date">
            <text:p>4/12/2019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208</text:p>
          </table:table-cell>
          <table:table-cell table:style-name="ce1" office:value-type="string" calcext:value-type="string">
            <text:p>Vernor Atyea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102934.09" calcext:value-type="float">
            <text:p>$102,934.09</text:p>
          </table:table-cell>
          <table:table-cell table:style-name="ce15" office:value-type="date" office:date-value="2021-04-29" calcext:value-type="date">
            <text:p>4/29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288</text:p>
          </table:table-cell>
          <table:table-cell table:style-name="ce1" office:value-type="string" calcext:value-type="string">
            <text:p>Althea Bronger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104335.04" calcext:value-type="float">
            <text:p>$104,335.04</text:p>
          </table:table-cell>
          <table:table-cell table:style-name="ce15" office:value-type="date" office:date-value="2020-02-13" calcext:value-type="date">
            <text:p>2/13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321</text:p>
          </table:table-cell>
          <table:table-cell table:style-name="ce1" office:value-type="string" calcext:value-type="string">
            <text:p>Evanne Shery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81897.79" calcext:value-type="float">
            <text:p>$81,897.79</text:p>
          </table:table-cell>
          <table:table-cell table:style-name="ce15" office:value-type="date" office:date-value="2018-02-15" calcext:value-type="date">
            <text:p>2/15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603</text:p>
          </table:table-cell>
          <table:table-cell table:style-name="ce1" office:value-type="string" calcext:value-type="string">
            <text:p>Daisie Dahlma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61994.76" calcext:value-type="float">
            <text:p>$61,994.76</text:p>
          </table:table-cell>
          <table:table-cell table:style-name="ce15" office:value-type="date" office:date-value="2019-11-25" calcext:value-type="date">
            <text:p>11/25/2019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782</text:p>
          </table:table-cell>
          <table:table-cell table:style-name="ce1" office:value-type="string" calcext:value-type="string">
            <text:p>Isaak Rawn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37362.3" calcext:value-type="float">
            <text:p>$37,362.30</text:p>
          </table:table-cell>
          <table:table-cell table:style-name="ce15" office:value-type="date" office:date-value="2019-06-26" calcext:value-type="date">
            <text:p>6/26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2957</text:p>
          </table:table-cell>
          <table:table-cell table:style-name="ce1" office:value-type="string" calcext:value-type="string">
            <text:p>Vaughn Carvil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84745.93" calcext:value-type="float">
            <text:p>$84,745.93</text:p>
          </table:table-cell>
          <table:table-cell table:style-name="ce15" office:value-type="date" office:date-value="2019-08-30" calcext:value-type="date">
            <text:p>8/30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034</text:p>
          </table:table-cell>
          <table:table-cell table:style-name="ce1" office:value-type="string" calcext:value-type="string">
            <text:p>Estell Kingsland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32192.15" calcext:value-type="float">
            <text:p>$32,192.15</text:p>
          </table:table-cell>
          <table:table-cell table:style-name="ce15" office:value-type="date" office:date-value="2021-10-04" calcext:value-type="date">
            <text:p>10/4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158</text:p>
          </table:table-cell>
          <table:table-cell table:style-name="ce1" office:value-type="string" calcext:value-type="string">
            <text:p>Danica Naysh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89690.38" calcext:value-type="float">
            <text:p>$89,690.38</text:p>
          </table:table-cell>
          <table:table-cell table:style-name="ce15" office:value-type="date" office:date-value="2018-04-16" calcext:value-type="date">
            <text:p>4/16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271</text:p>
          </table:table-cell>
          <table:table-cell table:style-name="ce1" office:value-type="string" calcext:value-type="string">
            <text:p>Stan Tollida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39535.49" calcext:value-type="float">
            <text:p>$39,535.49</text:p>
          </table:table-cell>
          <table:table-cell table:style-name="ce15" office:value-type="date" office:date-value="2018-10-24" calcext:value-type="date">
            <text:p>10/24/2018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445</text:p>
          </table:table-cell>
          <table:table-cell table:style-name="ce1" office:value-type="string" calcext:value-type="string">
            <text:p>Myrle Prandoni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62195.47" calcext:value-type="float">
            <text:p>$62,195.47</text:p>
          </table:table-cell>
          <table:table-cell table:style-name="ce15" office:value-type="date" office:date-value="2021-08-26" calcext:value-type="date">
            <text:p>8/26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804</text:p>
          </table:table-cell>
          <table:table-cell table:style-name="ce1" office:value-type="string" calcext:value-type="string">
            <text:p>Vere Kulic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66572.58" calcext:value-type="float">
            <text:p>$66,572.58</text:p>
          </table:table-cell>
          <table:table-cell table:style-name="ce15" office:value-type="date" office:date-value="2020-12-28" calcext:value-type="date">
            <text:p>12/28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844</text:p>
          </table:table-cell>
          <table:table-cell table:style-name="ce1" office:value-type="string" calcext:value-type="string">
            <text:p>Brose MacCorkel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35943.62" calcext:value-type="float">
            <text:p>$35,943.62</text:p>
          </table:table-cell>
          <table:table-cell table:style-name="ce15" office:value-type="date" office:date-value="2020-09-04" calcext:value-type="date">
            <text:p>9/4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886</text:p>
          </table:table-cell>
          <table:table-cell table:style-name="ce1" office:value-type="string" calcext:value-type="string">
            <text:p>Edd MacKnockiter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119022.49" calcext:value-type="float">
            <text:p>$119,022.49</text:p>
          </table:table-cell>
          <table:table-cell table:style-name="ce15" office:value-type="date" office:date-value="2021-08-23" calcext:value-type="date">
            <text:p>8/2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3980</text:p>
          </table:table-cell>
          <table:table-cell table:style-name="ce1" office:value-type="string" calcext:value-type="string">
            <text:p>Kath Bletso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65699.02" calcext:value-type="float">
            <text:p>$65,699.02</text:p>
          </table:table-cell>
          <table:table-cell table:style-name="ce15" office:value-type="date" office:date-value="2020-04-30" calcext:value-type="date">
            <text:p>4/30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4380</text:p>
          </table:table-cell>
          <table:table-cell table:style-name="ce1" office:value-type="string" calcext:value-type="string">
            <text:p>Van Tuxwel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80695.74" calcext:value-type="float">
            <text:p>$80,695.74</text:p>
          </table:table-cell>
          <table:table-cell table:style-name="ce15" office:value-type="date" office:date-value="2019-11-18" calcext:value-type="date">
            <text:p>11/18/2019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4446</text:p>
          </table:table-cell>
          <table:table-cell table:style-name="ce1" office:value-type="string" calcext:value-type="string">
            <text:p>Giffer Berli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92336.08" calcext:value-type="float">
            <text:p>$92,336.08</text:p>
          </table:table-cell>
          <table:table-cell table:style-name="ce15" office:value-type="date" office:date-value="2021-08-23" calcext:value-type="date">
            <text:p>8/23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4473</text:p>
          </table:table-cell>
          <table:table-cell table:style-name="ce1" office:value-type="string" calcext:value-type="string">
            <text:p>Wyn Treadger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69192.85" calcext:value-type="float">
            <text:p>$69,192.85</text:p>
          </table:table-cell>
          <table:table-cell table:style-name="ce15" office:value-type="date" office:date-value="2021-04-19" calcext:value-type="date">
            <text:p>4/19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4601</text:p>
          </table:table-cell>
          <table:table-cell table:style-name="ce1" office:value-type="string" calcext:value-type="string">
            <text:p>Nananne Gehringer</text:p>
          </table:table-cell>
          <table:table-cell table:style-name="ce7"/>
          <table:table-cell table:style-name="ce10" office:value-type="string" calcext:value-type="string">
            <text:p>Support</text:p>
          </table:table-cell>
          <table:table-cell table:style-name="ce12" office:value-type="float" office:value="104802.63" calcext:value-type="float">
            <text:p>$104,802.63</text:p>
          </table:table-cell>
          <table:table-cell table:style-name="ce15" office:value-type="date" office:date-value="2021-11-02" calcext:value-type="date">
            <text:p>11/2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PR04686</text:p>
          </table:table-cell>
          <table:table-cell table:style-name="ce1" office:value-type="string" calcext:value-type="string">
            <text:p>Oona Dona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88360.79" calcext:value-type="float">
            <text:p>$88,360.79</text:p>
          </table:table-cell>
          <table:table-cell table:style-name="ce15" office:value-type="date" office:date-value="2019-09-02" calcext:value-type="date">
            <text:p>9/2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022</text:p>
          </table:table-cell>
          <table:table-cell table:style-name="ce1" office:value-type="string" calcext:value-type="string">
            <text:p>Carlin Demk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110042.37" calcext:value-type="float">
            <text:p>$110,042.37</text:p>
          </table:table-cell>
          <table:table-cell table:style-name="ce15" office:value-type="date" office:date-value="2020-03-24" calcext:value-type="date">
            <text:p>3/24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105</text:p>
          </table:table-cell>
          <table:table-cell table:style-name="ce1" office:value-type="string" calcext:value-type="string">
            <text:p>Melisa Knot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86010.54" calcext:value-type="float">
            <text:p>$86,010.54</text:p>
          </table:table-cell>
          <table:table-cell table:style-name="ce15" office:value-type="date" office:date-value="2018-03-05" calcext:value-type="date">
            <text:p>3/5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144</text:p>
          </table:table-cell>
          <table:table-cell table:style-name="ce1" office:value-type="string" calcext:value-type="string">
            <text:p>Collen Dunbleto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118976.16" calcext:value-type="float">
            <text:p>$118,976.16</text:p>
          </table:table-cell>
          <table:table-cell table:style-name="ce15" office:value-type="date" office:date-value="2020-10-16" calcext:value-type="date">
            <text:p>10/16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360</text:p>
          </table:table-cell>
          <table:table-cell table:style-name="ce1" office:value-type="string" calcext:value-type="string">
            <text:p>Orlando Gorstidg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40753.54" calcext:value-type="float">
            <text:p>$40,753.54</text:p>
          </table:table-cell>
          <table:table-cell table:style-name="ce15" office:value-type="date" office:date-value="2018-02-21" calcext:value-type="date">
            <text:p>2/21/2018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450</text:p>
          </table:table-cell>
          <table:table-cell table:style-name="ce1" office:value-type="string" calcext:value-type="string">
            <text:p>Louise Lamming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41934.71" calcext:value-type="float">
            <text:p>$41,934.71</text:p>
          </table:table-cell>
          <table:table-cell table:style-name="ce15" office:value-type="date" office:date-value="2020-04-22" calcext:value-type="date">
            <text:p>4/22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498</text:p>
          </table:table-cell>
          <table:table-cell table:style-name="ce1" office:value-type="string" calcext:value-type="string">
            <text:p>Amery Ofer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111049.84" calcext:value-type="float">
            <text:p>$111,049.84</text:p>
          </table:table-cell>
          <table:table-cell table:style-name="ce15" office:value-type="date" office:date-value="2021-07-16" calcext:value-type="date">
            <text:p>7/16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612</text:p>
          </table:table-cell>
          <table:table-cell table:style-name="ce1" office:value-type="string" calcext:value-type="string">
            <text:p>Leena Bruckshaw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74279.01" calcext:value-type="float">
            <text:p>$74,279.01</text:p>
          </table:table-cell>
          <table:table-cell table:style-name="ce15" office:value-type="date" office:date-value="2019-01-01" calcext:value-type="date">
            <text:p>1/1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691</text:p>
          </table:table-cell>
          <table:table-cell table:style-name="ce1" office:value-type="string" calcext:value-type="string">
            <text:p>Verla Timmis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54137.05" calcext:value-type="float">
            <text:p>$54,137.05</text:p>
          </table:table-cell>
          <table:table-cell table:style-name="ce15" office:value-type="date" office:date-value="2019-10-25" calcext:value-type="date">
            <text:p>10/25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841</text:p>
          </table:table-cell>
          <table:table-cell table:style-name="ce1" office:value-type="string" calcext:value-type="string">
            <text:p>Danica Naysh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89690.38" calcext:value-type="float">
            <text:p>$89,690.38</text:p>
          </table:table-cell>
          <table:table-cell table:style-name="ce15" office:value-type="date" office:date-value="2018-04-23" calcext:value-type="date">
            <text:p>4/23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914</text:p>
          </table:table-cell>
          <table:table-cell table:style-name="ce1" office:value-type="string" calcext:value-type="string">
            <text:p>Ansley Goune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38438.24" calcext:value-type="float">
            <text:p>$38,438.24</text:p>
          </table:table-cell>
          <table:table-cell table:style-name="ce15" office:value-type="date" office:date-value="2020-05-11" calcext:value-type="date">
            <text:p>5/11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0960</text:p>
          </table:table-cell>
          <table:table-cell table:style-name="ce1" office:value-type="string" calcext:value-type="string">
            <text:p>Calvin O'Carrol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44447.26" calcext:value-type="float">
            <text:p>$44,447.26</text:p>
          </table:table-cell>
          <table:table-cell table:style-name="ce15" office:value-type="date" office:date-value="2020-01-16" calcext:value-type="date">
            <text:p>1/16/2020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026</text:p>
          </table:table-cell>
          <table:table-cell table:style-name="ce1" office:value-type="string" calcext:value-type="string">
            <text:p>Faun Rickeard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74924.65" calcext:value-type="float">
            <text:p>$74,924.65</text:p>
          </table:table-cell>
          <table:table-cell table:style-name="ce15" office:value-type="date" office:date-value="2021-02-12" calcext:value-type="date">
            <text:p>2/12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177</text:p>
          </table:table-cell>
          <table:table-cell table:style-name="ce1" office:value-type="string" calcext:value-type="string">
            <text:p>Riccardo Haga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86556.96" calcext:value-type="float">
            <text:p>$86,556.96</text:p>
          </table:table-cell>
          <table:table-cell table:style-name="ce15" office:value-type="date" office:date-value="2020-09-30" calcext:value-type="date">
            <text:p>9/30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283</text:p>
          </table:table-cell>
          <table:table-cell table:style-name="ce1" office:value-type="string" calcext:value-type="string">
            <text:p>Barr Faughn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68008.55" calcext:value-type="float">
            <text:p>$68,008.55</text:p>
          </table:table-cell>
          <table:table-cell table:style-name="ce15" office:value-type="date" office:date-value="2020-08-19" calcext:value-type="date">
            <text:p>8/19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395</text:p>
          </table:table-cell>
          <table:table-cell table:style-name="ce1" office:value-type="string" calcext:value-type="string">
            <text:p>Dennison Crosswait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90697.67" calcext:value-type="float">
            <text:p>$90,697.67</text:p>
          </table:table-cell>
          <table:table-cell table:style-name="ce15" office:value-type="date" office:date-value="2021-01-25" calcext:value-type="date">
            <text:p>1/25/2021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402</text:p>
          </table:table-cell>
          <table:table-cell table:style-name="ce1" office:value-type="string" calcext:value-type="string">
            <text:p>Julietta Culross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NULL</text:p>
          </table:table-cell>
          <table:table-cell table:style-name="ce12" office:value-type="float" office:value="44403.77" calcext:value-type="float">
            <text:p>$44,403.77</text:p>
          </table:table-cell>
          <table:table-cell table:style-name="ce15" office:value-type="date" office:date-value="2018-11-12" calcext:value-type="date">
            <text:p>11/12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519</text:p>
          </table:table-cell>
          <table:table-cell table:style-name="ce1" office:value-type="string" calcext:value-type="string">
            <text:p>Caron Kolakovic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49915.14" calcext:value-type="float">
            <text:p>$49,915.14</text:p>
          </table:table-cell>
          <table:table-cell table:style-name="ce15" office:value-type="date" office:date-value="2019-03-26" calcext:value-type="date">
            <text:p>3/26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620</text:p>
          </table:table-cell>
          <table:table-cell table:style-name="ce1" office:value-type="string" calcext:value-type="string">
            <text:p>Westbrook Brandino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113616.23" calcext:value-type="float">
            <text:p>$113,616.23</text:p>
          </table:table-cell>
          <table:table-cell table:style-name="ce15" office:value-type="date" office:date-value="2018-06-04" calcext:value-type="date">
            <text:p>6/4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637</text:p>
          </table:table-cell>
          <table:table-cell table:style-name="ce1" office:value-type="string" calcext:value-type="string">
            <text:p>Joaquin McVitt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68860.4" calcext:value-type="float">
            <text:p>$68,860.40</text:p>
          </table:table-cell>
          <table:table-cell table:style-name="ce15" office:value-type="date" office:date-value="2019-02-12" calcext:value-type="date">
            <text:p>2/12/2019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697</text:p>
          </table:table-cell>
          <table:table-cell table:style-name="ce1" office:value-type="string" calcext:value-type="string">
            <text:p>Frasier Straw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71371.37" calcext:value-type="float">
            <text:p>$71,371.37</text:p>
          </table:table-cell>
          <table:table-cell table:style-name="ce15" office:value-type="date" office:date-value="2018-10-19" calcext:value-type="date">
            <text:p>10/19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829</text:p>
          </table:table-cell>
          <table:table-cell table:style-name="ce1" office:value-type="string" calcext:value-type="string">
            <text:p>Mabel Orrow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31241.24" calcext:value-type="float">
            <text:p>$31,241.24</text:p>
          </table:table-cell>
          <table:table-cell table:style-name="ce15" office:value-type="date" office:date-value="2019-09-17" calcext:value-type="date">
            <text:p>9/17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854</text:p>
          </table:table-cell>
          <table:table-cell table:style-name="ce1" office:value-type="string" calcext:value-type="string">
            <text:p>Jessica Callcot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66017.18" calcext:value-type="float">
            <text:p>$66,017.18</text:p>
          </table:table-cell>
          <table:table-cell table:style-name="ce15" office:value-type="date" office:date-value="2019-06-27" calcext:value-type="date">
            <text:p>6/27/2019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SQ01962</text:p>
          </table:table-cell>
          <table:table-cell table:style-name="ce1" office:value-type="string" calcext:value-type="string">
            <text:p>Lezlie Philcot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0" calcext:value-type="float">
            <text:p>$0.00</text:p>
          </table:table-cell>
          <table:table-cell table:style-name="ce15" office:value-type="date" office:date-value="2019-02-08" calcext:value-type="date">
            <text:p>2/8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SQ01962</text:p>
          </table:table-cell>
          <table:table-cell table:style-name="ce1" office:value-type="string" calcext:value-type="string">
            <text:p>Lezlie Philcot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/>
          <table:table-cell table:style-name="ce15" office:value-type="date" office:date-value="2019-02-08" calcext:value-type="date">
            <text:p>2/8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1998</text:p>
          </table:table-cell>
          <table:table-cell table:style-name="ce1" office:value-type="string" calcext:value-type="string">
            <text:p>Layton Crayde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40445.29" calcext:value-type="float">
            <text:p>$40,445.29</text:p>
          </table:table-cell>
          <table:table-cell table:style-name="ce15" office:value-type="date" office:date-value="2021-07-16" calcext:value-type="date">
            <text:p>7/16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SQ02051</text:p>
          </table:table-cell>
          <table:table-cell table:style-name="ce1" office:value-type="string" calcext:value-type="string">
            <text:p>Dave Lacost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0" calcext:value-type="float">
            <text:p>$0.00</text:p>
          </table:table-cell>
          <table:table-cell table:style-name="ce15" office:value-type="date" office:date-value="2021-09-23" calcext:value-type="date">
            <text:p>9/23/202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174</text:p>
          </table:table-cell>
          <table:table-cell table:style-name="ce1" office:value-type="string" calcext:value-type="string">
            <text:p>Sidoney Yitzhok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NULL</text:p>
          </table:table-cell>
          <table:table-cell table:style-name="ce12" office:value-type="float" office:value="118442.54" calcext:value-type="float">
            <text:p>$118,442.54</text:p>
          </table:table-cell>
          <table:table-cell table:style-name="ce15" office:value-type="date" office:date-value="2020-12-28" calcext:value-type="date">
            <text:p>12/28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223</text:p>
          </table:table-cell>
          <table:table-cell table:style-name="ce1" office:value-type="string" calcext:value-type="string">
            <text:p>Pippy Shepperd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44845.33" calcext:value-type="float">
            <text:p>$44,845.33</text:p>
          </table:table-cell>
          <table:table-cell table:style-name="ce15" office:value-type="date" office:date-value="2018-06-26" calcext:value-type="date">
            <text:p>6/26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246</text:p>
          </table:table-cell>
          <table:table-cell table:style-name="ce1" office:value-type="string" calcext:value-type="string">
            <text:p>Matias Cormack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85455.53" calcext:value-type="float">
            <text:p>$85,455.53</text:p>
          </table:table-cell>
          <table:table-cell table:style-name="ce15" office:value-type="date" office:date-value="2020-01-09" calcext:value-type="date">
            <text:p>1/9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424</text:p>
          </table:table-cell>
          <table:table-cell table:style-name="ce1" office:value-type="string" calcext:value-type="string">
            <text:p>Novelia Pyff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52270.22" calcext:value-type="float">
            <text:p>$52,270.22</text:p>
          </table:table-cell>
          <table:table-cell table:style-name="ce15" office:value-type="date" office:date-value="2019-02-25" calcext:value-type="date">
            <text:p>2/25/2019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525</text:p>
          </table:table-cell>
          <table:table-cell table:style-name="ce1" office:value-type="string" calcext:value-type="string">
            <text:p>Mickie Dagwel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50855.53" calcext:value-type="float">
            <text:p>$50,855.53</text:p>
          </table:table-cell>
          <table:table-cell table:style-name="ce15" office:value-type="date" office:date-value="2021-01-25" calcext:value-type="date">
            <text:p>1/2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559</text:p>
          </table:table-cell>
          <table:table-cell table:style-name="ce1" office:value-type="string" calcext:value-type="string">
            <text:p>Aldrich Glenn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90884.32" calcext:value-type="float">
            <text:p>$90,884.32</text:p>
          </table:table-cell>
          <table:table-cell table:style-name="ce15" office:value-type="date" office:date-value="2019-12-27" calcext:value-type="date">
            <text:p>12/27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638</text:p>
          </table:table-cell>
          <table:table-cell table:style-name="ce1" office:value-type="string" calcext:value-type="string">
            <text:p>Cara Havers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89605.13" calcext:value-type="float">
            <text:p>$89,605.13</text:p>
          </table:table-cell>
          <table:table-cell table:style-name="ce15" office:value-type="date" office:date-value="2018-06-07" calcext:value-type="date">
            <text:p>6/7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643</text:p>
          </table:table-cell>
          <table:table-cell table:style-name="ce1" office:value-type="string" calcext:value-type="string">
            <text:p>Niko MacGill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88425.08" calcext:value-type="float">
            <text:p>$88,425.08</text:p>
          </table:table-cell>
          <table:table-cell table:style-name="ce15" office:value-type="date" office:date-value="2019-07-16" calcext:value-type="date">
            <text:p>7/16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2703</text:p>
          </table:table-cell>
          <table:table-cell table:style-name="ce1" office:value-type="string" calcext:value-type="string">
            <text:p>North Bertomeu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104903.79" calcext:value-type="float">
            <text:p>$104,903.79</text:p>
          </table:table-cell>
          <table:table-cell table:style-name="ce15" office:value-type="date" office:date-value="2019-07-03" calcext:value-type="date">
            <text:p>7/3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024</text:p>
          </table:table-cell>
          <table:table-cell table:style-name="ce1" office:value-type="string" calcext:value-type="string">
            <text:p>Inge Creer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69057.32" calcext:value-type="float">
            <text:p>$69,057.32</text:p>
          </table:table-cell>
          <table:table-cell table:style-name="ce15" office:value-type="date" office:date-value="2018-10-17" calcext:value-type="date">
            <text:p>10/17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116</text:p>
          </table:table-cell>
          <table:table-cell table:style-name="ce1" office:value-type="string" calcext:value-type="string">
            <text:p>Syd Fear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108872.77" calcext:value-type="float">
            <text:p>$108,872.77</text:p>
          </table:table-cell>
          <table:table-cell table:style-name="ce15" office:value-type="date" office:date-value="2019-02-25" calcext:value-type="date">
            <text:p>2/25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321</text:p>
          </table:table-cell>
          <table:table-cell table:style-name="ce1" office:value-type="string" calcext:value-type="string">
            <text:p>Gradey Litto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68887.84" calcext:value-type="float">
            <text:p>$68,887.84</text:p>
          </table:table-cell>
          <table:table-cell table:style-name="ce15" office:value-type="date" office:date-value="2018-07-16" calcext:value-type="date">
            <text:p>7/16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350</text:p>
          </table:table-cell>
          <table:table-cell table:style-name="ce1" office:value-type="string" calcext:value-type="string">
            <text:p>Felice McMurt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66865.49" calcext:value-type="float">
            <text:p>$66,865.49</text:p>
          </table:table-cell>
          <table:table-cell table:style-name="ce15" office:value-type="date" office:date-value="2019-02-18" calcext:value-type="date">
            <text:p>2/18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387</text:p>
          </table:table-cell>
          <table:table-cell table:style-name="ce1" office:value-type="string" calcext:value-type="string">
            <text:p>Robinia Scholling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100731.95" calcext:value-type="float">
            <text:p>$100,731.95</text:p>
          </table:table-cell>
          <table:table-cell table:style-name="ce15" office:value-type="date" office:date-value="2020-04-15" calcext:value-type="date">
            <text:p>4/15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476</text:p>
          </table:table-cell>
          <table:table-cell table:style-name="ce1" office:value-type="string" calcext:value-type="string">
            <text:p>Inger Andriveaux</text:p>
          </table:table-cell>
          <table:table-cell table:style-name="ce7"/>
          <table:table-cell table:style-name="ce10" office:value-type="string" calcext:value-type="string">
            <text:p>Accounting</text:p>
          </table:table-cell>
          <table:table-cell table:style-name="ce12" office:value-type="float" office:value="107107.6" calcext:value-type="float">
            <text:p>$107,107.60</text:p>
          </table:table-cell>
          <table:table-cell table:style-name="ce15" office:value-type="date" office:date-value="2018-08-13" calcext:value-type="date">
            <text:p>8/13/201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546</text:p>
          </table:table-cell>
          <table:table-cell table:style-name="ce1" office:value-type="string" calcext:value-type="string">
            <text:p>Alexandros Rackle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75733.74" calcext:value-type="float">
            <text:p>$75,733.74</text:p>
          </table:table-cell>
          <table:table-cell table:style-name="ce15" office:value-type="date" office:date-value="2021-07-05" calcext:value-type="date">
            <text:p>7/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626</text:p>
          </table:table-cell>
          <table:table-cell table:style-name="ce1" office:value-type="string" calcext:value-type="string">
            <text:p>Easter Pyk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95677.9" calcext:value-type="float">
            <text:p>$95,677.90</text:p>
          </table:table-cell>
          <table:table-cell table:style-name="ce15" office:value-type="date" office:date-value="2021-07-19" calcext:value-type="date">
            <text:p>7/19/202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3733</text:p>
          </table:table-cell>
          <table:table-cell table:style-name="ce1" office:value-type="string" calcext:value-type="string">
            <text:p>Revkah Antonacci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NULL</text:p>
          </table:table-cell>
          <table:table-cell table:style-name="ce12" office:value-type="float" office:value="109143.17" calcext:value-type="float">
            <text:p>$109,143.17</text:p>
          </table:table-cell>
          <table:table-cell table:style-name="ce15" office:value-type="date" office:date-value="2020-04-24" calcext:value-type="date">
            <text:p>4/24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4488</text:p>
          </table:table-cell>
          <table:table-cell table:style-name="ce1" office:value-type="string" calcext:value-type="string">
            <text:p>Yanaton Wooster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76932.6" calcext:value-type="float">
            <text:p>$76,932.60</text:p>
          </table:table-cell>
          <table:table-cell table:style-name="ce15" office:value-type="date" office:date-value="2019-01-28" calcext:value-type="date">
            <text:p>1/28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4598</text:p>
          </table:table-cell>
          <table:table-cell table:style-name="ce1" office:value-type="string" calcext:value-type="string">
            <text:p>Pearla Beteriss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69913.39" calcext:value-type="float">
            <text:p>$69,913.39</text:p>
          </table:table-cell>
          <table:table-cell table:style-name="ce15" office:value-type="date" office:date-value="2019-04-29" calcext:value-type="date">
            <text:p>4/29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4603</text:p>
          </table:table-cell>
          <table:table-cell table:style-name="ce1" office:value-type="string" calcext:value-type="string">
            <text:p>Natalee Craiker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111229.47" calcext:value-type="float">
            <text:p>$111,229.47</text:p>
          </table:table-cell>
          <table:table-cell table:style-name="ce15" office:value-type="date" office:date-value="2018-10-29" calcext:value-type="date">
            <text:p>10/29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4612</text:p>
          </table:table-cell>
          <table:table-cell table:style-name="ce1" office:value-type="string" calcext:value-type="string">
            <text:p>Mick Spraberr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85879.23" calcext:value-type="float">
            <text:p>$85,879.23</text:p>
          </table:table-cell>
          <table:table-cell table:style-name="ce15" office:value-type="date" office:date-value="2020-03-12" calcext:value-type="date">
            <text:p>3/12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4665</text:p>
          </table:table-cell>
          <table:table-cell table:style-name="ce1" office:value-type="string" calcext:value-type="string">
            <text:p>Collin Jagso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100424.23" calcext:value-type="float">
            <text:p>$100,424.23</text:p>
          </table:table-cell>
          <table:table-cell table:style-name="ce15" office:value-type="date" office:date-value="2019-12-02" calcext:value-type="date">
            <text:p>12/2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SQ04960</text:p>
          </table:table-cell>
          <table:table-cell table:style-name="ce1" office:value-type="string" calcext:value-type="string">
            <text:p>Gilda Riche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71924.85" calcext:value-type="float">
            <text:p>$71,924.85</text:p>
          </table:table-cell>
          <table:table-cell table:style-name="ce15" office:value-type="date" office:date-value="2019-12-23" calcext:value-type="date">
            <text:p>12/23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083</text:p>
          </table:table-cell>
          <table:table-cell table:style-name="ce1" office:value-type="string" calcext:value-type="string">
            <text:p>Tammi Lackham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61688.77" calcext:value-type="float">
            <text:p>$61,688.77</text:p>
          </table:table-cell>
          <table:table-cell table:style-name="ce15" office:value-type="date" office:date-value="2018-09-03" calcext:value-type="date">
            <text:p>9/3/2018</text:p>
          </table:table-cell>
          <table:table-cell table:style-name="ce7" office:value-type="float" office:value="0.9" calcext:value-type="float">
            <text:p>0.9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TN00129</text:p>
          </table:table-cell>
          <table:table-cell table:style-name="ce1" office:value-type="string" calcext:value-type="string">
            <text:p>Grazia Bunkl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/>
          <table:table-cell table:style-name="ce15" office:value-type="date" office:date-value="2019-03-14" calcext:value-type="date">
            <text:p>3/14/201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182</text:p>
          </table:table-cell>
          <table:table-cell table:style-name="ce1" office:value-type="string" calcext:value-type="string">
            <text:p>Camilla Castl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75475.93" calcext:value-type="float">
            <text:p>$75,475.93</text:p>
          </table:table-cell>
          <table:table-cell table:style-name="ce15" office:value-type="date" office:date-value="2019-11-25" calcext:value-type="date">
            <text:p>11/25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214</text:p>
          </table:table-cell>
          <table:table-cell table:style-name="ce1" office:value-type="string" calcext:value-type="string">
            <text:p>Jo-anne Gobeau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37902.35" calcext:value-type="float">
            <text:p>$37,902.35</text:p>
          </table:table-cell>
          <table:table-cell table:style-name="ce15" office:value-type="date" office:date-value="2019-12-24" calcext:value-type="date">
            <text:p>12/24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227</text:p>
          </table:table-cell>
          <table:table-cell table:style-name="ce1" office:value-type="string" calcext:value-type="string">
            <text:p>Lincoln Cord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63555.73" calcext:value-type="float">
            <text:p>$63,555.73</text:p>
          </table:table-cell>
          <table:table-cell table:style-name="ce15" office:value-type="date" office:date-value="2020-11-24" calcext:value-type="date">
            <text:p>11/24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464</text:p>
          </table:table-cell>
          <table:table-cell table:style-name="ce1" office:value-type="string" calcext:value-type="string">
            <text:p>Maritsa Marusic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52748.63" calcext:value-type="float">
            <text:p>$52,748.63</text:p>
          </table:table-cell>
          <table:table-cell table:style-name="ce15" office:value-type="date" office:date-value="2020-01-27" calcext:value-type="date">
            <text:p>1/27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579</text:p>
          </table:table-cell>
          <table:table-cell table:style-name="ce1" office:value-type="string" calcext:value-type="string">
            <text:p>Rafaelita Blaksland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109163.39" calcext:value-type="float">
            <text:p>$109,163.39</text:p>
          </table:table-cell>
          <table:table-cell table:style-name="ce15" office:value-type="date" office:date-value="2020-07-07" calcext:value-type="date">
            <text:p>7/7/2020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698</text:p>
          </table:table-cell>
          <table:table-cell table:style-name="ce1" office:value-type="string" calcext:value-type="string">
            <text:p>Barbara-anne Kenchingto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88034.67" calcext:value-type="float">
            <text:p>$88,034.67</text:p>
          </table:table-cell>
          <table:table-cell table:style-name="ce15" office:value-type="date" office:date-value="2019-07-23" calcext:value-type="date">
            <text:p>7/23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727</text:p>
          </table:table-cell>
          <table:table-cell table:style-name="ce1" office:value-type="string" calcext:value-type="string">
            <text:p>Dulsea Folkes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42161.77" calcext:value-type="float">
            <text:p>$42,161.77</text:p>
          </table:table-cell>
          <table:table-cell table:style-name="ce15" office:value-type="date" office:date-value="2019-01-29" calcext:value-type="date">
            <text:p>1/29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735</text:p>
          </table:table-cell>
          <table:table-cell table:style-name="ce1" office:value-type="string" calcext:value-type="string">
            <text:p>Caresa Christer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59258.19" calcext:value-type="float">
            <text:p>$59,258.19</text:p>
          </table:table-cell>
          <table:table-cell table:style-name="ce15" office:value-type="date" office:date-value="2018-12-18" calcext:value-type="date">
            <text:p>12/18/2018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0890</text:p>
          </table:table-cell>
          <table:table-cell table:style-name="ce1" office:value-type="string" calcext:value-type="string">
            <text:p>Dean Biggam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71570.99" calcext:value-type="float">
            <text:p>$71,570.99</text:p>
          </table:table-cell>
          <table:table-cell table:style-name="ce15" office:value-type="date" office:date-value="2021-02-22" calcext:value-type="date">
            <text:p>2/22/2021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028</text:p>
          </table:table-cell>
          <table:table-cell table:style-name="ce1" office:value-type="string" calcext:value-type="string">
            <text:p>Alicea Pudsal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67633.85" calcext:value-type="float">
            <text:p>$67,633.85</text:p>
          </table:table-cell>
          <table:table-cell table:style-name="ce15" office:value-type="date" office:date-value="2018-08-28" calcext:value-type="date">
            <text:p>8/28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210</text:p>
          </table:table-cell>
          <table:table-cell table:style-name="ce1" office:value-type="string" calcext:value-type="string">
            <text:p>Alyosha Riquet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89838.77" calcext:value-type="float">
            <text:p>$89,838.77</text:p>
          </table:table-cell>
          <table:table-cell table:style-name="ce15" office:value-type="date" office:date-value="2019-05-17" calcext:value-type="date">
            <text:p>5/17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256</text:p>
          </table:table-cell>
          <table:table-cell table:style-name="ce1" office:value-type="string" calcext:value-type="string">
            <text:p>Ignacius Lose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28481.16" calcext:value-type="float">
            <text:p>$28,481.16</text:p>
          </table:table-cell>
          <table:table-cell table:style-name="ce15" office:value-type="date" office:date-value="2020-03-26" calcext:value-type="date">
            <text:p>3/26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281</text:p>
          </table:table-cell>
          <table:table-cell table:style-name="ce1" office:value-type="string" calcext:value-type="string">
            <text:p>Cletus McGaraha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114425.19" calcext:value-type="float">
            <text:p>$114,425.19</text:p>
          </table:table-cell>
          <table:table-cell table:style-name="ce15" office:value-type="date" office:date-value="2020-01-27" calcext:value-type="date">
            <text:p>1/27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340</text:p>
          </table:table-cell>
          <table:table-cell table:style-name="ce1" office:value-type="string" calcext:value-type="string">
            <text:p>Granny Spencelayh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99460.78" calcext:value-type="float">
            <text:p>$99,460.78</text:p>
          </table:table-cell>
          <table:table-cell table:style-name="ce15" office:value-type="date" office:date-value="2020-05-05" calcext:value-type="date">
            <text:p>5/5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TN01389</text:p>
          </table:table-cell>
          <table:table-cell table:style-name="ce1" office:value-type="string" calcext:value-type="string">
            <text:p>Shantee D'Antonio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/>
          <table:table-cell table:style-name="ce15" office:value-type="date" office:date-value="2020-12-21" calcext:value-type="date">
            <text:p>12/21/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632</text:p>
          </table:table-cell>
          <table:table-cell table:style-name="ce1" office:value-type="string" calcext:value-type="string">
            <text:p>Katya Hund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88511.17" calcext:value-type="float">
            <text:p>$88,511.17</text:p>
          </table:table-cell>
          <table:table-cell table:style-name="ce15" office:value-type="date" office:date-value="2020-04-29" calcext:value-type="date">
            <text:p>4/29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876</text:p>
          </table:table-cell>
          <table:table-cell table:style-name="ce1" office:value-type="string" calcext:value-type="string">
            <text:p>Aileen McCritchi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80169.42" calcext:value-type="float">
            <text:p>$80,169.42</text:p>
          </table:table-cell>
          <table:table-cell table:style-name="ce15" office:value-type="date" office:date-value="2020-08-10" calcext:value-type="date">
            <text:p>8/10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1912</text:p>
          </table:table-cell>
          <table:table-cell table:style-name="ce1" office:value-type="string" calcext:value-type="string">
            <text:p>Fred Dudene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88689.09" calcext:value-type="float">
            <text:p>$88,689.09</text:p>
          </table:table-cell>
          <table:table-cell table:style-name="ce15" office:value-type="date" office:date-value="2019-10-02" calcext:value-type="date">
            <text:p>10/2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2496</text:p>
          </table:table-cell>
          <table:table-cell table:style-name="ce1" office:value-type="string" calcext:value-type="string">
            <text:p>Anjanette Ferre</text:p>
          </table:table-cell>
          <table:table-cell table:style-name="ce7"/>
          <table:table-cell table:style-name="ce10" office:value-type="string" calcext:value-type="string">
            <text:p>Human Resources</text:p>
          </table:table-cell>
          <table:table-cell table:style-name="ce12" office:value-type="float" office:value="67957.9" calcext:value-type="float">
            <text:p>$67,957.90</text:p>
          </table:table-cell>
          <table:table-cell table:style-name="ce15" office:value-type="date" office:date-value="2018-11-26" calcext:value-type="date">
            <text:p>11/26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2570</text:p>
          </table:table-cell>
          <table:table-cell table:style-name="ce1" office:value-type="string" calcext:value-type="string">
            <text:p>Grady Rochelle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69163.39" calcext:value-type="float">
            <text:p>$69,163.39</text:p>
          </table:table-cell>
          <table:table-cell table:style-name="ce15" office:value-type="date" office:date-value="2018-10-24" calcext:value-type="date">
            <text:p>10/24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TN02667</text:p>
          </table:table-cell>
          <table:table-cell table:style-name="ce1" office:value-type="string" calcext:value-type="string">
            <text:p>Lizzie Mullall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upport</text:p>
          </table:table-cell>
          <table:table-cell table:style-name="ce12"/>
          <table:table-cell table:style-name="ce15" office:value-type="date" office:date-value="2019-09-16" calcext:value-type="date">
            <text:p>9/16/2019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2674</text:p>
          </table:table-cell>
          <table:table-cell table:style-name="ce1" office:value-type="string" calcext:value-type="string">
            <text:p>Antonetta Coggeshal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96753.78" calcext:value-type="float">
            <text:p>$96,753.78</text:p>
          </table:table-cell>
          <table:table-cell table:style-name="ce15" office:value-type="date" office:date-value="2021-10-25" calcext:value-type="date">
            <text:p>10/25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2727</text:p>
          </table:table-cell>
          <table:table-cell table:style-name="ce1" office:value-type="string" calcext:value-type="string">
            <text:p>Wald Bountiff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28974.03" calcext:value-type="float">
            <text:p>$28,974.03</text:p>
          </table:table-cell>
          <table:table-cell table:style-name="ce15" office:value-type="date" office:date-value="2019-09-25" calcext:value-type="date">
            <text:p>9/25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2749</text:p>
          </table:table-cell>
          <table:table-cell table:style-name="ce1" office:value-type="string" calcext:value-type="string">
            <text:p>Mackenzie Hannis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57002.02" calcext:value-type="float">
            <text:p>$57,002.02</text:p>
          </table:table-cell>
          <table:table-cell table:style-name="ce15" office:value-type="date" office:date-value="2018-04-02" calcext:value-type="date">
            <text:p>4/2/2018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2798</text:p>
          </table:table-cell>
          <table:table-cell table:style-name="ce1" office:value-type="string" calcext:value-type="string">
            <text:p>Thorvald Millike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33031.26" calcext:value-type="float">
            <text:p>$33,031.26</text:p>
          </table:table-cell>
          <table:table-cell table:style-name="ce15" office:value-type="date" office:date-value="2019-01-03" calcext:value-type="date">
            <text:p>1/3/2019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2883</text:p>
          </table:table-cell>
          <table:table-cell table:style-name="ce1" office:value-type="string" calcext:value-type="string">
            <text:p>Iain Wibur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84762.76" calcext:value-type="float">
            <text:p>$84,762.76</text:p>
          </table:table-cell>
          <table:table-cell table:style-name="ce15" office:value-type="date" office:date-value="2018-08-20" calcext:value-type="date">
            <text:p>8/20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032</text:p>
          </table:table-cell>
          <table:table-cell table:style-name="ce1" office:value-type="string" calcext:value-type="string">
            <text:p>Debera Gow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39700.82" calcext:value-type="float">
            <text:p>$39,700.82</text:p>
          </table:table-cell>
          <table:table-cell table:style-name="ce15" office:value-type="date" office:date-value="2021-01-07" calcext:value-type="date">
            <text:p>1/7/2021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Permanent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068</text:p>
          </table:table-cell>
          <table:table-cell table:style-name="ce1" office:value-type="string" calcext:value-type="string">
            <text:p>Dare Tull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39784.24" calcext:value-type="float">
            <text:p>$39,784.24</text:p>
          </table:table-cell>
          <table:table-cell table:style-name="ce15" office:value-type="date" office:date-value="2018-12-31" calcext:value-type="date">
            <text:p>12/31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097</text:p>
          </table:table-cell>
          <table:table-cell table:style-name="ce1" office:value-type="string" calcext:value-type="string">
            <text:p>Bendite Bloa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31816.57" calcext:value-type="float">
            <text:p>$31,816.57</text:p>
          </table:table-cell>
          <table:table-cell table:style-name="ce15" office:value-type="date" office:date-value="2019-02-01" calcext:value-type="date">
            <text:p>2/1/2019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169</text:p>
          </table:table-cell>
          <table:table-cell table:style-name="ce1" office:value-type="string" calcext:value-type="string">
            <text:p>Doe Cluble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67818.14" calcext:value-type="float">
            <text:p>$67,818.14</text:p>
          </table:table-cell>
          <table:table-cell table:style-name="ce15" office:value-type="date" office:date-value="2018-11-02" calcext:value-type="date">
            <text:p>11/2/2018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210</text:p>
          </table:table-cell>
          <table:table-cell table:style-name="ce1" office:value-type="string" calcext:value-type="string">
            <text:p>Kellsie Wab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79567.69" calcext:value-type="float">
            <text:p>$79,567.69</text:p>
          </table:table-cell>
          <table:table-cell table:style-name="ce15" office:value-type="date" office:date-value="2018-06-21" calcext:value-type="date">
            <text:p>6/21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331</text:p>
          </table:table-cell>
          <table:table-cell table:style-name="ce1" office:value-type="string" calcext:value-type="string">
            <text:p>Crawford Scad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72876.91" calcext:value-type="float">
            <text:p>$72,876.91</text:p>
          </table:table-cell>
          <table:table-cell table:style-name="ce15" office:value-type="date" office:date-value="2019-05-27" calcext:value-type="date">
            <text:p>5/27/2019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416</text:p>
          </table:table-cell>
          <table:table-cell table:style-name="ce1" office:value-type="string" calcext:value-type="string">
            <text:p>Seward Kubera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43329.22" calcext:value-type="float">
            <text:p>$43,329.22</text:p>
          </table:table-cell>
          <table:table-cell table:style-name="ce15" office:value-type="date" office:date-value="2019-12-10" calcext:value-type="date">
            <text:p>12/10/2019</text:p>
          </table:table-cell>
          <table:table-cell table:style-name="ce7" office:value-type="float" office:value="0.5" calcext:value-type="float">
            <text:p>0.5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3575</text:p>
          </table:table-cell>
          <table:table-cell table:style-name="ce1" office:value-type="string" calcext:value-type="string">
            <text:p>Janina Wolverso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99683.67" calcext:value-type="float">
            <text:p>$99,683.67</text:p>
          </table:table-cell>
          <table:table-cell table:style-name="ce15" office:value-type="date" office:date-value="2019-02-04" calcext:value-type="date">
            <text:p>2/4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058</text:p>
          </table:table-cell>
          <table:table-cell table:style-name="ce1" office:value-type="string" calcext:value-type="string">
            <text:p>Bari Toffano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106775.14" calcext:value-type="float">
            <text:p>$106,775.14</text:p>
          </table:table-cell>
          <table:table-cell table:style-name="ce15" office:value-type="date" office:date-value="2019-04-08" calcext:value-type="date">
            <text:p>4/8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067</text:p>
          </table:table-cell>
          <table:table-cell table:style-name="ce1" office:value-type="string" calcext:value-type="string">
            <text:p>Lea Chapli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73488.68" calcext:value-type="float">
            <text:p>$73,488.68</text:p>
          </table:table-cell>
          <table:table-cell table:style-name="ce15" office:value-type="date" office:date-value="2019-04-15" calcext:value-type="date">
            <text:p>4/15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101</text:p>
          </table:table-cell>
          <table:table-cell table:style-name="ce1" office:value-type="string" calcext:value-type="string">
            <text:p>Marline Wahnck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72843.23" calcext:value-type="float">
            <text:p>$72,843.23</text:p>
          </table:table-cell>
          <table:table-cell table:style-name="ce15" office:value-type="date" office:date-value="2018-06-29" calcext:value-type="date">
            <text:p>6/29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175</text:p>
          </table:table-cell>
          <table:table-cell table:style-name="ce1" office:value-type="string" calcext:value-type="string">
            <text:p>Hinda Labe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92704.48" calcext:value-type="float">
            <text:p>$92,704.48</text:p>
          </table:table-cell>
          <table:table-cell table:style-name="ce15" office:value-type="date" office:date-value="2018-11-26" calcext:value-type="date">
            <text:p>11/26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246</text:p>
          </table:table-cell>
          <table:table-cell table:style-name="ce1" office:value-type="string" calcext:value-type="string">
            <text:p>Shaylyn Ransbur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100371.31" calcext:value-type="float">
            <text:p>$100,371.31</text:p>
          </table:table-cell>
          <table:table-cell table:style-name="ce15" office:value-type="date" office:date-value="2020-08-24" calcext:value-type="date">
            <text:p>8/24/2020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428</text:p>
          </table:table-cell>
          <table:table-cell table:style-name="ce1" office:value-type="string" calcext:value-type="string">
            <text:p>Tadio Audritt</text:p>
          </table:table-cell>
          <table:table-cell table:style-name="ce7"/>
          <table:table-cell table:style-name="ce10" office:value-type="string" calcext:value-type="string">
            <text:p>Human Resources</text:p>
          </table:table-cell>
          <table:table-cell table:style-name="ce12" office:value-type="float" office:value="99448.78" calcext:value-type="float">
            <text:p>$99,448.78</text:p>
          </table:table-cell>
          <table:table-cell table:style-name="ce15" office:value-type="date" office:date-value="2019-01-08" calcext:value-type="date">
            <text:p>1/8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660</text:p>
          </table:table-cell>
          <table:table-cell table:style-name="ce1" office:value-type="string" calcext:value-type="string">
            <text:p>Thedrick Bothwel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69764.1" calcext:value-type="float">
            <text:p>$69,764.10</text:p>
          </table:table-cell>
          <table:table-cell table:style-name="ce15" office:value-type="date" office:date-value="2020-12-30" calcext:value-type="date">
            <text:p>12/30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N04740</text:p>
          </table:table-cell>
          <table:table-cell table:style-name="ce1" office:value-type="string" calcext:value-type="string">
            <text:p>Tristam Cuming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104038.9" calcext:value-type="float">
            <text:p>$104,038.90</text:p>
          </table:table-cell>
          <table:table-cell table:style-name="ce15" office:value-type="date" office:date-value="2019-12-16" calcext:value-type="date">
            <text:p>12/16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 table:visibility="collapse">
          <table:table-cell table:style-name="ce7" office:value-type="string" calcext:value-type="string">
            <text:p>VT00017</text:p>
          </table:table-cell>
          <table:table-cell table:style-name="ce1" office:value-type="string" calcext:value-type="string">
            <text:p>Maible Azemar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/>
          <table:table-cell table:style-name="ce15" office:value-type="date" office:date-value="2020-09-03" calcext:value-type="date">
            <text:p>9/3/202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Fixed Term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0336</text:p>
          </table:table-cell>
          <table:table-cell table:style-name="ce1" office:value-type="string" calcext:value-type="string">
            <text:p>Giselbert Newlands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47646.95" calcext:value-type="float">
            <text:p>$47,646.95</text:p>
          </table:table-cell>
          <table:table-cell table:style-name="ce15" office:value-type="date" office:date-value="2019-11-22" calcext:value-type="date">
            <text:p>11/22/2019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0578</text:p>
          </table:table-cell>
          <table:table-cell table:style-name="ce1" office:value-type="string" calcext:value-type="string">
            <text:p>Magnum Locksle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42314.39" calcext:value-type="float">
            <text:p>$42,314.39</text:p>
          </table:table-cell>
          <table:table-cell table:style-name="ce15" office:value-type="date" office:date-value="2021-10-18" calcext:value-type="date">
            <text:p>10/18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0596</text:p>
          </table:table-cell>
          <table:table-cell table:style-name="ce1" office:value-type="string" calcext:value-type="string">
            <text:p>Letisha Carret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84598.88" calcext:value-type="float">
            <text:p>$84,598.88</text:p>
          </table:table-cell>
          <table:table-cell table:style-name="ce15" office:value-type="date" office:date-value="2020-10-12" calcext:value-type="date">
            <text:p>10/12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0687</text:p>
          </table:table-cell>
          <table:table-cell table:style-name="ce1" office:value-type="string" calcext:value-type="string">
            <text:p>Adrianne Gav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78443.78" calcext:value-type="float">
            <text:p>$78,443.78</text:p>
          </table:table-cell>
          <table:table-cell table:style-name="ce15" office:value-type="date" office:date-value="2019-05-14" calcext:value-type="date">
            <text:p>5/14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092</text:p>
          </table:table-cell>
          <table:table-cell table:style-name="ce1" office:value-type="string" calcext:value-type="string">
            <text:p>Tabby Astal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57419.35" calcext:value-type="float">
            <text:p>$57,419.35</text:p>
          </table:table-cell>
          <table:table-cell table:style-name="ce15" office:value-type="date" office:date-value="2018-07-24" calcext:value-type="date">
            <text:p>7/24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101</text:p>
          </table:table-cell>
          <table:table-cell table:style-name="ce1" office:value-type="string" calcext:value-type="string">
            <text:p>Adela Dowsett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95017.1" calcext:value-type="float">
            <text:p>$95,017.10</text:p>
          </table:table-cell>
          <table:table-cell table:style-name="ce15" office:value-type="date" office:date-value="2018-07-02" calcext:value-type="date">
            <text:p>7/2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249</text:p>
          </table:table-cell>
          <table:table-cell table:style-name="ce1" office:value-type="string" calcext:value-type="string">
            <text:p>Brendan Edgeller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31042.51" calcext:value-type="float">
            <text:p>$31,042.51</text:p>
          </table:table-cell>
          <table:table-cell table:style-name="ce15" office:value-type="date" office:date-value="2021-10-04" calcext:value-type="date">
            <text:p>10/4/2021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323</text:p>
          </table:table-cell>
          <table:table-cell table:style-name="ce1" office:value-type="string" calcext:value-type="string">
            <text:p>Lissy McCo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86233.83" calcext:value-type="float">
            <text:p>$86,233.83</text:p>
          </table:table-cell>
          <table:table-cell table:style-name="ce15" office:value-type="date" office:date-value="2019-08-29" calcext:value-type="date">
            <text:p>8/29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523</text:p>
          </table:table-cell>
          <table:table-cell table:style-name="ce1" office:value-type="string" calcext:value-type="string">
            <text:p>Charmane Heisterman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86558.58" calcext:value-type="float">
            <text:p>$86,558.58</text:p>
          </table:table-cell>
          <table:table-cell table:style-name="ce15" office:value-type="date" office:date-value="2020-02-26" calcext:value-type="date">
            <text:p>2/26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610</text:p>
          </table:table-cell>
          <table:table-cell table:style-name="ce1" office:value-type="string" calcext:value-type="string">
            <text:p>Gilles Jaque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76303.82" calcext:value-type="float">
            <text:p>$76,303.82</text:p>
          </table:table-cell>
          <table:table-cell table:style-name="ce15" office:value-type="date" office:date-value="2018-12-24" calcext:value-type="date">
            <text:p>12/24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684</text:p>
          </table:table-cell>
          <table:table-cell table:style-name="ce1" office:value-type="string" calcext:value-type="string">
            <text:p>Audry Yu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101187.36" calcext:value-type="float">
            <text:p>$101,187.36</text:p>
          </table:table-cell>
          <table:table-cell table:style-name="ce15" office:value-type="date" office:date-value="2018-06-07" calcext:value-type="date">
            <text:p>6/7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703</text:p>
          </table:table-cell>
          <table:table-cell table:style-name="ce1" office:value-type="string" calcext:value-type="string">
            <text:p>Abigael Basire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61624.77" calcext:value-type="float">
            <text:p>$61,624.77</text:p>
          </table:table-cell>
          <table:table-cell table:style-name="ce15" office:value-type="date" office:date-value="2018-11-26" calcext:value-type="date">
            <text:p>11/26/2018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740</text:p>
          </table:table-cell>
          <table:table-cell table:style-name="ce1" office:value-type="string" calcext:value-type="string">
            <text:p>Ginger Myott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31172.77" calcext:value-type="float">
            <text:p>$31,172.77</text:p>
          </table:table-cell>
          <table:table-cell table:style-name="ce15" office:value-type="date" office:date-value="2019-07-19" calcext:value-type="date">
            <text:p>7/19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803</text:p>
          </table:table-cell>
          <table:table-cell table:style-name="ce1" office:value-type="string" calcext:value-type="string">
            <text:p>Freddy Linford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93128.34" calcext:value-type="float">
            <text:p>$93,128.34</text:p>
          </table:table-cell>
          <table:table-cell table:style-name="ce15" office:value-type="date" office:date-value="2018-03-05" calcext:value-type="date">
            <text:p>3/5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1893</text:p>
          </table:table-cell>
          <table:table-cell table:style-name="ce1" office:value-type="string" calcext:value-type="string">
            <text:p>Lindy Guillet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112778.28" calcext:value-type="float">
            <text:p>$112,778.28</text:p>
          </table:table-cell>
          <table:table-cell table:style-name="ce15" office:value-type="date" office:date-value="2018-05-30" calcext:value-type="date">
            <text:p>5/30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118</text:p>
          </table:table-cell>
          <table:table-cell table:style-name="ce1" office:value-type="string" calcext:value-type="string">
            <text:p>Northrop Reid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NULL</text:p>
          </table:table-cell>
          <table:table-cell table:style-name="ce12" office:value-type="float" office:value="51165.37" calcext:value-type="float">
            <text:p>$51,165.37</text:p>
          </table:table-cell>
          <table:table-cell table:style-name="ce15" office:value-type="date" office:date-value="2021-02-10" calcext:value-type="date">
            <text:p>2/10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Fixed Term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260</text:p>
          </table:table-cell>
          <table:table-cell table:style-name="ce1" office:value-type="string" calcext:value-type="string">
            <text:p>Rhiamon Molliso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59434.18" calcext:value-type="float">
            <text:p>$59,434.18</text:p>
          </table:table-cell>
          <table:table-cell table:style-name="ce15" office:value-type="date" office:date-value="2020-04-10" calcext:value-type="date">
            <text:p>4/10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Seattle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313</text:p>
          </table:table-cell>
          <table:table-cell table:style-name="ce1" office:value-type="string" calcext:value-type="string">
            <text:p>Thekla Lynnett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53949.26" calcext:value-type="float">
            <text:p>$53,949.26</text:p>
          </table:table-cell>
          <table:table-cell table:style-name="ce15" office:value-type="date" office:date-value="2019-12-09" calcext:value-type="date">
            <text:p>12/9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319</text:p>
          </table:table-cell>
          <table:table-cell table:style-name="ce1" office:value-type="string" calcext:value-type="string">
            <text:p>Aluin Churl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96555.53" calcext:value-type="float">
            <text:p>$96,555.53</text:p>
          </table:table-cell>
          <table:table-cell table:style-name="ce15" office:value-type="date" office:date-value="2019-01-24" calcext:value-type="date">
            <text:p>1/24/2019</text:p>
          </table:table-cell>
          <table:table-cell table:style-name="ce7" office:value-type="float" office:value="0.2" calcext:value-type="float">
            <text:p>0.2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374</text:p>
          </table:table-cell>
          <table:table-cell table:style-name="ce1" office:value-type="string" calcext:value-type="string">
            <text:p>Delphine Jewis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71823.56" calcext:value-type="float">
            <text:p>$71,823.56</text:p>
          </table:table-cell>
          <table:table-cell table:style-name="ce15" office:value-type="date" office:date-value="2018-10-01" calcext:value-type="date">
            <text:p>10/1/2018</text:p>
          </table:table-cell>
          <table:table-cell table:style-name="ce7" office:value-type="float" office:value="0.3" calcext:value-type="float">
            <text:p>0.3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417</text:p>
          </table:table-cell>
          <table:table-cell table:style-name="ce1" office:value-type="string" calcext:value-type="string">
            <text:p>Evangelina Lerga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61214.26" calcext:value-type="float">
            <text:p>$61,214.26</text:p>
          </table:table-cell>
          <table:table-cell table:style-name="ce15" office:value-type="date" office:date-value="2018-03-12" calcext:value-type="date">
            <text:p>3/12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491</text:p>
          </table:table-cell>
          <table:table-cell table:style-name="ce1" office:value-type="string" calcext:value-type="string">
            <text:p>Alexis Gotfre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114465.93" calcext:value-type="float">
            <text:p>$114,465.93</text:p>
          </table:table-cell>
          <table:table-cell table:style-name="ce15" office:value-type="date" office:date-value="2018-07-10" calcext:value-type="date">
            <text:p>7/10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532</text:p>
          </table:table-cell>
          <table:table-cell table:style-name="ce1" office:value-type="string" calcext:value-type="string">
            <text:p>Adey Rya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32496.88" calcext:value-type="float">
            <text:p>$32,496.88</text:p>
          </table:table-cell>
          <table:table-cell table:style-name="ce15" office:value-type="date" office:date-value="2018-05-14" calcext:value-type="date">
            <text:p>5/14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539</text:p>
          </table:table-cell>
          <table:table-cell table:style-name="ce1" office:value-type="string" calcext:value-type="string">
            <text:p>Devinne Tun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39969.72" calcext:value-type="float">
            <text:p>$39,969.72</text:p>
          </table:table-cell>
          <table:table-cell table:style-name="ce15" office:value-type="date" office:date-value="2018-12-10" calcext:value-type="date">
            <text:p>12/10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663</text:p>
          </table:table-cell>
          <table:table-cell table:style-name="ce1" office:value-type="string" calcext:value-type="string">
            <text:p>Ignacius Lose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28481.16" calcext:value-type="float">
            <text:p>$28,481.16</text:p>
          </table:table-cell>
          <table:table-cell table:style-name="ce15" office:value-type="date" office:date-value="2021-02-01" calcext:value-type="date">
            <text:p>2/1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2801</text:p>
          </table:table-cell>
          <table:table-cell table:style-name="ce1" office:value-type="string" calcext:value-type="string">
            <text:p>Shellysheldon Mahad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114691.03" calcext:value-type="float">
            <text:p>$114,691.03</text:p>
          </table:table-cell>
          <table:table-cell table:style-name="ce15" office:value-type="date" office:date-value="2020-07-27" calcext:value-type="date">
            <text:p>7/27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307</text:p>
          </table:table-cell>
          <table:table-cell table:style-name="ce1" office:value-type="string" calcext:value-type="string">
            <text:p>Tallie Chaikovski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ales</text:p>
          </table:table-cell>
          <table:table-cell table:style-name="ce12" office:value-type="float" office:value="83191.95" calcext:value-type="float">
            <text:p>$83,191.95</text:p>
          </table:table-cell>
          <table:table-cell table:style-name="ce15" office:value-type="date" office:date-value="2019-08-23" calcext:value-type="date">
            <text:p>8/23/2019</text:p>
          </table:table-cell>
          <table:table-cell table:style-name="ce7" office:value-type="float" office:value="0.6" calcext:value-type="float">
            <text:p>0.6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421</text:p>
          </table:table-cell>
          <table:table-cell table:style-name="ce1" office:value-type="string" calcext:value-type="string">
            <text:p>Alic Bagg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Legal</text:p>
          </table:table-cell>
          <table:table-cell table:style-name="ce12" office:value-type="float" office:value="113747.56" calcext:value-type="float">
            <text:p>$113,747.56</text:p>
          </table:table-cell>
          <table:table-cell table:style-name="ce15" office:value-type="date" office:date-value="2021-03-15" calcext:value-type="date">
            <text:p>3/15/2021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500</text:p>
          </table:table-cell>
          <table:table-cell table:style-name="ce1" office:value-type="string" calcext:value-type="string">
            <text:p>Floyd Cowgill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37062.1" calcext:value-type="float">
            <text:p>$37,062.10</text:p>
          </table:table-cell>
          <table:table-cell table:style-name="ce15" office:value-type="date" office:date-value="2021-06-10" calcext:value-type="date">
            <text:p>6/10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537</text:p>
          </table:table-cell>
          <table:table-cell table:style-name="ce1" office:value-type="string" calcext:value-type="string">
            <text:p>Renaldo Thomassi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Business Development</text:p>
          </table:table-cell>
          <table:table-cell table:style-name="ce12" office:value-type="float" office:value="73360.38" calcext:value-type="float">
            <text:p>$73,360.38</text:p>
          </table:table-cell>
          <table:table-cell table:style-name="ce15" office:value-type="date" office:date-value="2020-05-21" calcext:value-type="date">
            <text:p>5/21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552</text:p>
          </table:table-cell>
          <table:table-cell table:style-name="ce1" office:value-type="string" calcext:value-type="string">
            <text:p>Karyn Creegha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36536.26" calcext:value-type="float">
            <text:p>$36,536.26</text:p>
          </table:table-cell>
          <table:table-cell table:style-name="ce15" office:value-type="date" office:date-value="2021-06-11" calcext:value-type="date">
            <text:p>6/11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701</text:p>
          </table:table-cell>
          <table:table-cell table:style-name="ce1" office:value-type="string" calcext:value-type="string">
            <text:p>Richy Gray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89829.33" calcext:value-type="float">
            <text:p>$89,829.33</text:p>
          </table:table-cell>
          <table:table-cell table:style-name="ce15" office:value-type="date" office:date-value="2019-11-25" calcext:value-type="date">
            <text:p>11/25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704</text:p>
          </table:table-cell>
          <table:table-cell table:style-name="ce1" office:value-type="string" calcext:value-type="string">
            <text:p>Egor Minto</text:p>
          </table:table-cell>
          <table:table-cell table:style-name="ce7"/>
          <table:table-cell table:style-name="ce10" office:value-type="string" calcext:value-type="string">
            <text:p>Legal</text:p>
          </table:table-cell>
          <table:table-cell table:style-name="ce12" office:value-type="float" office:value="63447.07" calcext:value-type="float">
            <text:p>$63,447.07</text:p>
          </table:table-cell>
          <table:table-cell table:style-name="ce15" office:value-type="date" office:date-value="2020-11-13" calcext:value-type="date">
            <text:p>11/13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849</text:p>
          </table:table-cell>
          <table:table-cell table:style-name="ce1" office:value-type="string" calcext:value-type="string">
            <text:p>Leonidas Cavane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Accounting</text:p>
          </table:table-cell>
          <table:table-cell table:style-name="ce12" office:value-type="float" office:value="52246.29" calcext:value-type="float">
            <text:p>$52,246.29</text:p>
          </table:table-cell>
          <table:table-cell table:style-name="ce15" office:value-type="date" office:date-value="2019-04-18" calcext:value-type="date">
            <text:p>4/18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988</text:p>
          </table:table-cell>
          <table:table-cell table:style-name="ce1" office:value-type="string" calcext:value-type="string">
            <text:p>Oby Sorre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Support</text:p>
          </table:table-cell>
          <table:table-cell table:style-name="ce12" office:value-type="float" office:value="58935.92" calcext:value-type="float">
            <text:p>$58,935.92</text:p>
          </table:table-cell>
          <table:table-cell table:style-name="ce15" office:value-type="date" office:date-value="2019-09-09" calcext:value-type="date">
            <text:p>9/9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3993</text:p>
          </table:table-cell>
          <table:table-cell table:style-name="ce1" office:value-type="string" calcext:value-type="string">
            <text:p>Dulce Colbeck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83396.5" calcext:value-type="float">
            <text:p>$83,396.50</text:p>
          </table:table-cell>
          <table:table-cell table:style-name="ce15" office:value-type="date" office:date-value="2021-03-30" calcext:value-type="date">
            <text:p>3/30/2021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Auckland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028</text:p>
          </table:table-cell>
          <table:table-cell table:style-name="ce1" office:value-type="string" calcext:value-type="string">
            <text:p>Michale Rolf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Services</text:p>
          </table:table-cell>
          <table:table-cell table:style-name="ce12" office:value-type="float" office:value="111815.49" calcext:value-type="float">
            <text:p>$111,815.49</text:p>
          </table:table-cell>
          <table:table-cell table:style-name="ce15" office:value-type="date" office:date-value="2020-03-05" calcext:value-type="date">
            <text:p>3/5/2020</text:p>
          </table:table-cell>
          <table:table-cell table:style-name="ce7" office:value-type="float" office:value="0.7" calcext:value-type="float">
            <text:p>0.7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093</text:p>
          </table:table-cell>
          <table:table-cell table:style-name="ce1" office:value-type="string" calcext:value-type="string">
            <text:p>Ewart Hovel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116767.63" calcext:value-type="float">
            <text:p>$116,767.63</text:p>
          </table:table-cell>
          <table:table-cell table:style-name="ce15" office:value-type="date" office:date-value="2020-04-28" calcext:value-type="date">
            <text:p>4/28/2020</text:p>
          </table:table-cell>
          <table:table-cell table:style-name="ce7" office:value-type="float" office:value="0.4" calcext:value-type="float">
            <text:p>0.4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hennai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137</text:p>
          </table:table-cell>
          <table:table-cell table:style-name="ce1" office:value-type="string" calcext:value-type="string">
            <text:p>Marissa Infante</text:p>
          </table:table-cell>
          <table:table-cell table:style-name="ce7"/>
          <table:table-cell table:style-name="ce10" office:value-type="string" calcext:value-type="string">
            <text:p>Training</text:p>
          </table:table-cell>
          <table:table-cell table:style-name="ce12" office:value-type="float" office:value="78840.23" calcext:value-type="float">
            <text:p>$78,840.23</text:p>
          </table:table-cell>
          <table:table-cell table:style-name="ce15" office:value-type="date" office:date-value="2019-06-17" calcext:value-type="date">
            <text:p>6/17/201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373</text:p>
          </table:table-cell>
          <table:table-cell table:style-name="ce1" office:value-type="string" calcext:value-type="string">
            <text:p>Edi Hofton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Research and Development</text:p>
          </table:table-cell>
          <table:table-cell table:style-name="ce12" office:value-type="float" office:value="28160.79" calcext:value-type="float">
            <text:p>$28,160.79</text:p>
          </table:table-cell>
          <table:table-cell table:style-name="ce15" office:value-type="date" office:date-value="2018-01-29" calcext:value-type="date">
            <text:p>1/29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415</text:p>
          </table:table-cell>
          <table:table-cell table:style-name="ce1" office:value-type="string" calcext:value-type="string">
            <text:p>Malory Biles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Training</text:p>
          </table:table-cell>
          <table:table-cell table:style-name="ce12" office:value-type="float" office:value="58744.17" calcext:value-type="float">
            <text:p>$58,744.17</text:p>
          </table:table-cell>
          <table:table-cell table:style-name="ce15" office:value-type="date" office:date-value="2018-03-12" calcext:value-type="date">
            <text:p>3/12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467</text:p>
          </table:table-cell>
          <table:table-cell table:style-name="ce1" office:value-type="string" calcext:value-type="string">
            <text:p>Carolyn Attack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Marketing</text:p>
          </table:table-cell>
          <table:table-cell table:style-name="ce12" office:value-type="float" office:value="70755.5" calcext:value-type="float">
            <text:p>$70,755.50</text:p>
          </table:table-cell>
          <table:table-cell table:style-name="ce15" office:value-type="date" office:date-value="2020-09-16" calcext:value-type="date">
            <text:p>9/16/2020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Hyderabad, Indi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552</text:p>
          </table:table-cell>
          <table:table-cell table:style-name="ce1" office:value-type="string" calcext:value-type="string">
            <text:p>Theresita Chasmer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106665.67" calcext:value-type="float">
            <text:p>$106,665.67</text:p>
          </table:table-cell>
          <table:table-cell table:style-name="ce15" office:value-type="date" office:date-value="2018-07-30" calcext:value-type="date">
            <text:p>7/30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Columbus, USA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627</text:p>
          </table:table-cell>
          <table:table-cell table:style-name="ce1" office:value-type="string" calcext:value-type="string">
            <text:p>Yvette Bett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Human Resources</text:p>
          </table:table-cell>
          <table:table-cell table:style-name="ce12" office:value-type="float" office:value="76320.44" calcext:value-type="float">
            <text:p>$76,320.44</text:p>
          </table:table-cell>
          <table:table-cell table:style-name="ce15" office:value-type="date" office:date-value="2021-07-06" calcext:value-type="date">
            <text:p>7/6/2021</text:p>
          </table:table-cell>
          <table:table-cell table:style-name="ce7" office:value-type="float" office:value="0.8" calcext:value-type="float">
            <text:p>0.8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681</text:p>
          </table:table-cell>
          <table:table-cell table:style-name="ce1" office:value-type="string" calcext:value-type="string">
            <text:p>Nickolai Artin</text:p>
          </table:table-cell>
          <table:table-cell table:style-name="ce7" office:value-type="string" calcext:value-type="string">
            <text:p>Female</text:p>
          </table:table-cell>
          <table:table-cell table:style-name="ce10" office:value-type="string" calcext:value-type="string">
            <text:p>Product Management</text:p>
          </table:table-cell>
          <table:table-cell table:style-name="ce12" office:value-type="float" office:value="110906.35" calcext:value-type="float">
            <text:p>$110,906.35</text:p>
          </table:table-cell>
          <table:table-cell table:style-name="ce15" office:value-type="date" office:date-value="2018-11-30" calcext:value-type="date">
            <text:p>11/30/2018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Wellington, New Zealand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VT04984</text:p>
          </table:table-cell>
          <table:table-cell table:style-name="ce1" office:value-type="string" calcext:value-type="string">
            <text:p>Dell Molloy</text:p>
          </table:table-cell>
          <table:table-cell table:style-name="ce7" office:value-type="string" calcext:value-type="string">
            <text:p>Male</text:p>
          </table:table-cell>
          <table:table-cell table:style-name="ce10" office:value-type="string" calcext:value-type="string">
            <text:p>Engineering</text:p>
          </table:table-cell>
          <table:table-cell table:style-name="ce12" office:value-type="float" office:value="47362.62" calcext:value-type="float">
            <text:p>$47,362.62</text:p>
          </table:table-cell>
          <table:table-cell table:style-name="ce15" office:value-type="date" office:date-value="2020-05-22" calcext:value-type="date">
            <text:p>5/22/2020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string" calcext:value-type="string">
            <text:p>Temporary</text:p>
          </table:table-cell>
          <table:table-cell table:style-name="ce1" office:value-type="string" calcext:value-type="string">
            <text:p>Remote</text:p>
          </table:table-cell>
          <table:table-cell table:number-columns-repeated="1015"/>
        </table:table-row>
        <table:table-row table:style-name="ro1" table:visibility="collapse" table:number-rows-repeated="14">
          <table:table-cell table:style-name="ce7"/>
          <table:table-cell/>
          <table:table-cell table:style-name="ce7"/>
          <table:table-cell/>
          <table:table-cell table:style-name="ce13"/>
          <table:table-cell table:number-columns-repeated="1019"/>
        </table:table-row>
        <table:table-row table:style-name="ro1" table:visibility="collapse" table:number-rows-repeated="45">
          <table:table-cell table:style-name="ce7"/>
          <table:table-cell/>
          <table:table-cell table:style-name="ce7"/>
          <table:table-cell table:style-name="ce10"/>
          <table:table-cell table:style-name="ce12"/>
          <table:table-cell table:style-name="ce15"/>
          <table:table-cell table:number-columns-repeated="1018"/>
        </table:table-row>
        <table:table-row table:style-name="ro1" table:visibility="collapse">
          <table:table-cell table:style-name="ce7"/>
          <table:table-cell/>
          <table:table-cell table:style-name="ce7"/>
          <table:table-cell table:style-name="ce10"/>
          <table:table-cell table:style-name="ce12"/>
          <table:table-cell table:number-columns-repeated="1019"/>
        </table:table-row>
        <table:table-row table:style-name="ro1" table:visibility="collapse" table:number-rows-repeated="757">
          <table:table-cell table:style-name="ce7"/>
          <table:table-cell/>
          <table:table-cell table:style-name="ce7"/>
          <table:table-cell table:style-name="ce10"/>
          <table:table-cell table:style-name="ce12"/>
          <table:table-cell table:style-name="ce15"/>
          <table:table-cell table:number-columns-repeated="1018"/>
        </table:table-row>
        <table:table-row table:style-name="ro2" table:number-rows-repeated="1047576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Sheet1.$A$1" table:cell-range-address="$Sheet2.$E$1:.$E$999"/>
        </table:named-expressions>
        <calcext:conditional-formats>
          <calcext:conditional-format calcext:target-range-address="Sheet2.E1:Sheet2.E999">
            <calcext:condition calcext:apply-style-name="ConditionalStyle_1" calcext:value="formula-is(LEN(TRIM([.E1]))=0)" calcext:base-cell-address="Sheet2.E1"/>
          </calcext:conditional-format>
          <calcext:conditional-format calcext:target-range-address="Sheet2.C1:Sheet2.C1">
            <calcext:condition calcext:apply-style-name="ConditionalStyle_1" calcext:value="formula-is(LEN(TRIM([.C1]))&gt;0)" calcext:base-cell-address="Sheet2.C1"/>
          </calcext:conditional-format>
        </calcext:conditional-formats>
      </table:table>
      <table:table table:name="Sheet3" table:style-name="ta3">
        <table:table-column table:style-name="co1" table:number-columns-repeated="1024" table:default-cell-style-name="Default"/>
        <table:table-row table:style-name="ro1">
          <table:table-cell table:style-name="ce16"/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/>
          <table:table-cell table:style-name="ce17" table:number-columns-repeated="6"/>
          <table:table-cell table:style-name="ce1" table:number-columns-repeated="7"/>
          <table:table-cell table:style-name="ce1">
            <draw:frame table:end-cell-address="Sheet3.T18" table:end-x="52.33pt" table:end-y="15.73pt" draw:z-index="0" draw:name="Chart 1" draw:style-name="gr1" draw:text-style-name="P1" svg:width="398.98pt" svg:height="246.73pt" svg:x="4.08pt" svg:y="5.24pt">
              <draw:object draw:notify-on-update-of-ranges="Sheet3.I6:Sheet3.I7 Sheet3.J4:Sheet3.J5 Sheet3.J6:Sheet3.J7 Sheet3.K4:Sheet3.K5 Sheet3.K6:Sheet3.K7 Sheet3.L4:Sheet3.L5 Sheet3.L6:Sheet3.L7 Sheet3.M4:Sheet3.M5 Sheet3.M6:Sheet3.M7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ce1" table:number-columns-repeated="11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18" office:value-type="string" calcext:value-type="string" table:number-columns-spanned="3" table:number-rows-spanned="1">
            <text:p>Employee <text:s/>dataset</text:p>
          </table:table-cell>
          <table:covered-table-cell table:style-name="ce24"/>
          <table:covered-table-cell table:style-name="ce29"/>
          <table:table-cell table:style-name="ce17" table:number-columns-repeated="2"/>
          <table:table-cell table:style-name="ce19" office:value-type="string" calcext:value-type="string" table:number-columns-spanned="5" table:number-rows-spanned="1">
            <text:p><text:s/>1 . Employee dataset <text:s/>in classification of <text:s/>Gender</text:p>
          </table:table-cell>
          <table:covered-table-cell table:number-columns-repeated="3" table:style-name="ce24"/>
          <table:covered-table-cell table:style-name="ce53"/>
          <table:table-cell table:style-name="ce60"/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19" office:value-type="string" calcext:value-type="string">
            <text:p>S.no</text:p>
          </table:table-cell>
          <table:table-cell table:style-name="ce16" office:value-type="string" calcext:value-type="string">
            <text:p>Basis</text:p>
          </table:table-cell>
          <table:table-cell table:style-name="ce30" office:value-type="string" calcext:value-type="string">
            <text:p>Total</text:p>
          </table:table-cell>
          <table:table-cell table:style-name="ce17" table:number-columns-repeated="2"/>
          <table:table-cell table:style-name="ce35" office:value-type="string" calcext:value-type="string">
            <text:p><text:a xlink:href="http://s.no/" xlink:type="simple">S.no</text:a></text:p>
          </table:table-cell>
          <table:table-cell table:style-name="ce16" office:value-type="string" calcext:value-type="string">
            <text:p>Particulars</text:p>
          </table:table-cell>
          <table:table-cell table:style-name="ce16" office:value-type="string" calcext:value-type="string">
            <text:p>Overall</text:p>
          </table:table-cell>
          <table:table-cell table:style-name="ce16" office:value-type="string" calcext:value-type="string">
            <text:p>India</text:p>
          </table:table-cell>
          <table:table-cell table:style-name="ce16" office:value-type="string" calcext:value-type="string">
            <text:p>Abroad</text:p>
          </table:table-cell>
          <table:table-cell table:style-name="ce30" office:value-type="string" calcext:value-type="string">
            <text:p>Total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5" office:value-type="string" calcext:value-type="string">
            <text:p>Gender</text:p>
          </table:table-cell>
          <table:table-cell table:style-name="ce31" office:value-type="float" office:value="196" calcext:value-type="float">
            <text:p>196</text:p>
          </table:table-cell>
          <table:table-cell table:style-name="ce17" table:number-columns-repeated="2"/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Male</text:p>
          </table:table-cell>
          <table:table-cell table:style-name="ce48" office:value-type="float" office:value="97" calcext:value-type="float">
            <text:p>97</text:p>
          </table:table-cell>
          <table:table-cell table:style-name="ce48" office:value-type="float" office:value="49" calcext:value-type="float">
            <text:p>49</text:p>
          </table:table-cell>
          <table:table-cell table:style-name="ce48" office:value-type="float" office:value="48" calcext:value-type="float">
            <text:p>48</text:p>
          </table:table-cell>
          <table:table-cell table:style-name="ce55" office:value-type="float" office:value="97" calcext:value-type="float">
            <text:p>97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21" office:value-type="float" office:value="2" calcext:value-type="float">
            <text:p>2</text:p>
          </table:table-cell>
          <table:table-cell table:style-name="ce26" office:value-type="string" calcext:value-type="string">
            <text:p>Department</text:p>
          </table:table-cell>
          <table:table-cell table:style-name="ce32" office:value-type="float" office:value="196" calcext:value-type="float">
            <text:p>196</text:p>
          </table:table-cell>
          <table:table-cell table:style-name="ce17" table:number-columns-repeated="2"/>
          <table:table-cell table:style-name="ce37" office:value-type="float" office:value="2" calcext:value-type="float">
            <text:p>2</text:p>
          </table:table-cell>
          <table:table-cell table:style-name="ce43" office:value-type="string" calcext:value-type="string">
            <text:p>Female</text:p>
          </table:table-cell>
          <table:table-cell table:style-name="ce49" office:value-type="float" office:value="99" calcext:value-type="float">
            <text:p>99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1" calcext:value-type="float">
            <text:p>41</text:p>
          </table:table-cell>
          <table:table-cell table:style-name="ce56" office:value-type="float" office:value="99" calcext:value-type="float">
            <text:p>99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22" office:value-type="float" office:value="3" calcext:value-type="float">
            <text:p>3</text:p>
          </table:table-cell>
          <table:table-cell table:style-name="ce27" office:value-type="string" calcext:value-type="string">
            <text:p>Employee <text:s/>type</text:p>
          </table:table-cell>
          <table:table-cell table:style-name="ce33" office:value-type="float" office:value="196" calcext:value-type="float">
            <text:p>196</text:p>
          </table:table-cell>
          <table:table-cell table:style-name="ce17" table:number-columns-repeated="2"/>
          <table:table-cell table:style-name="ce38"/>
          <table:table-cell table:style-name="ce44" office:value-type="string" calcext:value-type="string">
            <text:p>Total</text:p>
          </table:table-cell>
          <table:table-cell table:style-name="ce50" table:formula="of:=[.J6]+[.J7]" office:value-type="float" office:value="196" calcext:value-type="float">
            <text:p>196</text:p>
          </table:table-cell>
          <table:table-cell table:style-name="ce50" table:formula="of:=[.K6]+[.K7]" office:value-type="float" office:value="107" calcext:value-type="float">
            <text:p>107</text:p>
          </table:table-cell>
          <table:table-cell table:style-name="ce50" table:formula="of:=[.L6]+[.L7]" office:value-type="float" office:value="89" calcext:value-type="float">
            <text:p>89</text:p>
          </table:table-cell>
          <table:table-cell table:style-name="ce50" table:formula="of:=[.M6]+[.M7]" office:value-type="float" office:value="196" calcext:value-type="float">
            <text:p>196</text:p>
          </table:table-cell>
          <table:table-cell table:style-name="ce1" table:number-columns-repeated="13"/>
          <table:table-cell table:number-columns-repeated="998"/>
        </table:table-row>
        <table:table-row table:style-name="ro1">
          <table:table-cell table:style-name="ce1"/>
          <table:table-cell table:style-name="ce17"/>
          <table:table-cell table:style-name="ce23" office:value-type="float" office:value="4" calcext:value-type="float">
            <text:p>4</text:p>
          </table:table-cell>
          <table:table-cell table:style-name="ce28" office:value-type="string" calcext:value-type="string">
            <text:p>Work <text:s/>location</text:p>
          </table:table-cell>
          <table:table-cell table:style-name="ce34" office:value-type="float" office:value="196" calcext:value-type="float">
            <text:p>196</text:p>
          </table:table-cell>
          <table:table-cell table:style-name="ce17" table:number-columns-repeated="2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7" table:number-columns-repeated="6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7" table:number-columns-repeated="6"/>
          <table:table-cell table:style-name="ce1" table:number-columns-repeated="19"/>
          <table:table-cell table:number-columns-repeated="998"/>
        </table:table-row>
        <table:table-row table:style-name="ro1">
          <table:table-cell table:style-name="ce1"/>
          <table:table-cell table:style-name="ce17" table:number-columns-repeated="6"/>
          <table:table-cell table:style-name="ce18" office:value-type="string" calcext:value-type="string" table:number-columns-spanned="5" table:number-rows-spanned="1">
            <text:p>2 . Employee <text:s/>Dataset <text:s/>in <text:s/>classification <text:s/>of <text:s/>Department</text:p>
          </table:table-cell>
          <table:covered-table-cell table:number-columns-repeated="3" table:style-name="ce24"/>
          <table:covered-table-cell table:style-name="ce29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>
            <draw:frame table:end-cell-address="Sheet3.G30" table:end-x="58.34pt" table:end-y="13.46pt" draw:z-index="1" draw:name="Chart 2" draw:style-name="gr1" draw:text-style-name="P1" svg:width="449.97pt" svg:height="278.22pt" svg:x="29.25pt" svg:y="3pt">
              <draw:object draw:notify-on-update-of-ranges="Sheet3.I14:Sheet3.I26 Sheet3.J12:Sheet3.J13 Sheet3.J14:Sheet3.J26 Sheet3.K12:Sheet3.K13 Sheet3.K14:Sheet3.K26 Sheet3.L12:Sheet3.L13 Sheet3.L14:Sheet3.L26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style-name="ce17" table:number-columns-repeated="6"/>
          <table:table-cell table:style-name="ce39" office:value-type="string" calcext:value-type="string">
            <text:p>S.no</text:p>
          </table:table-cell>
          <table:table-cell table:style-name="ce45" office:value-type="string" calcext:value-type="string">
            <text:p>Particulars</text:p>
          </table:table-cell>
          <table:table-cell table:style-name="ce45" office:value-type="string" calcext:value-type="string">
            <text:p>Male</text:p>
          </table:table-cell>
          <table:table-cell table:style-name="ce45" office:value-type="string" calcext:value-type="string">
            <text:p>Female</text:p>
          </table:table-cell>
          <table:table-cell table:style-name="ce54" office:value-type="string" calcext:value-type="string">
            <text:p>Total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Engineering</text:p>
          </table:table-cell>
          <table:table-cell table:style-name="ce48" office:value-type="float" office:value="11" calcext:value-type="float">
            <text:p>11</text:p>
          </table:table-cell>
          <table:table-cell table:style-name="ce48" office:value-type="float" office:value="3" calcext:value-type="float">
            <text:p>3</text:p>
          </table:table-cell>
          <table:table-cell table:style-name="ce55" table:formula="of:=[.J14]+[.K14]" office:value-type="float" office:value="14" calcext:value-type="float">
            <text:p>14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2" calcext:value-type="float">
            <text:p>2</text:p>
          </table:table-cell>
          <table:table-cell table:style-name="ce43" office:value-type="string" calcext:value-type="string">
            <text:p>Training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3" calcext:value-type="float">
            <text:p>13</text:p>
          </table:table-cell>
          <table:table-cell table:style-name="ce56" table:formula="of:=[.J15]+[.K15]" office:value-type="float" office:value="19" calcext:value-type="float">
            <text:p>1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3" calcext:value-type="float">
            <text:p>3</text:p>
          </table:table-cell>
          <table:table-cell table:style-name="ce43" office:value-type="string" calcext:value-type="string">
            <text:p>Product Management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0" calcext:value-type="float">
            <text:p>10</text:p>
          </table:table-cell>
          <table:table-cell table:style-name="ce56" table:formula="of:=[.J16]+[.K16]" office:value-type="float" office:value="18" calcext:value-type="float">
            <text:p>18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Services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10" calcext:value-type="float">
            <text:p>10</text:p>
          </table:table-cell>
          <table:table-cell table:style-name="ce56" table:formula="of:=[.J17]+[.K17]" office:value-type="float" office:value="16" calcext:value-type="float">
            <text:p>16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Business Development</text:p>
          </table:table-cell>
          <table:table-cell table:style-name="ce49" office:value-type="float" office:value="12" calcext:value-type="float">
            <text:p>12</text:p>
          </table:table-cell>
          <table:table-cell table:style-name="ce49" office:value-type="float" office:value="9" calcext:value-type="float">
            <text:p>9</text:p>
          </table:table-cell>
          <table:table-cell table:style-name="ce56" table:formula="of:=[.J18]+[.K18]" office:value-type="float" office:value="21" calcext:value-type="float">
            <text:p>21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6" calcext:value-type="float">
            <text:p>6</text:p>
          </table:table-cell>
          <table:table-cell table:style-name="ce43" office:value-type="string" calcext:value-type="string">
            <text:p>Research and Development</text:p>
          </table:table-cell>
          <table:table-cell table:style-name="ce49" office:value-type="float" office:value="4" calcext:value-type="float">
            <text:p>4</text:p>
          </table:table-cell>
          <table:table-cell table:style-name="ce49" office:value-type="float" office:value="11" calcext:value-type="float">
            <text:p>11</text:p>
          </table:table-cell>
          <table:table-cell table:style-name="ce56" table:formula="of:=[.J19]+[.K19]" office:value-type="float" office:value="15" calcext:value-type="float">
            <text:p>15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7" calcext:value-type="float">
            <text:p>7</text:p>
          </table:table-cell>
          <table:table-cell table:style-name="ce43" office:value-type="string" calcext:value-type="string">
            <text:p>Support</text:p>
          </table:table-cell>
          <table:table-cell table:style-name="ce49" office:value-type="float" office:value="9" calcext:value-type="float">
            <text:p>9</text:p>
          </table:table-cell>
          <table:table-cell table:style-name="ce49" office:value-type="float" office:value="8" calcext:value-type="float">
            <text:p>8</text:p>
          </table:table-cell>
          <table:table-cell table:style-name="ce56" table:formula="of:=[.J20]+[.K20]" office:value-type="float" office:value="17" calcext:value-type="float">
            <text:p>1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8" calcext:value-type="float">
            <text:p>8</text:p>
          </table:table-cell>
          <table:table-cell table:style-name="ce43" office:value-type="string" calcext:value-type="string">
            <text:p>Legal</text:p>
          </table:table-cell>
          <table:table-cell table:style-name="ce49" office:value-type="float" office:value="10" calcext:value-type="float">
            <text:p>10</text:p>
          </table:table-cell>
          <table:table-cell table:style-name="ce49" office:value-type="float" office:value="8" calcext:value-type="float">
            <text:p>8</text:p>
          </table:table-cell>
          <table:table-cell table:style-name="ce56" table:formula="of:=[.J21]+[.K21]" office:value-type="float" office:value="18" calcext:value-type="float">
            <text:p>18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9" calcext:value-type="float">
            <text:p>9</text:p>
          </table:table-cell>
          <table:table-cell table:style-name="ce43" office:value-type="string" calcext:value-type="string">
            <text:p>Sales</text:p>
          </table:table-cell>
          <table:table-cell table:style-name="ce49" office:value-type="float" office:value="5" calcext:value-type="float">
            <text:p>5</text:p>
          </table:table-cell>
          <table:table-cell table:style-name="ce49" office:value-type="float" office:value="4" calcext:value-type="float">
            <text:p>4</text:p>
          </table:table-cell>
          <table:table-cell table:style-name="ce56" table:formula="of:=[.J22]+[.K22]" office:value-type="float" office:value="9" calcext:value-type="float">
            <text:p>9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10" calcext:value-type="float">
            <text:p>10</text:p>
          </table:table-cell>
          <table:table-cell table:style-name="ce43" office:value-type="string" calcext:value-type="string">
            <text:p>Human Resources</text:p>
          </table:table-cell>
          <table:table-cell table:number-columns-repeated="2" table:style-name="ce49" office:value-type="float" office:value="6" calcext:value-type="float">
            <text:p>6</text:p>
          </table:table-cell>
          <table:table-cell table:style-name="ce56" table:formula="of:=[.J23]+[.K23]" office:value-type="float" office:value="12" calcext:value-type="float">
            <text:p>12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11" calcext:value-type="float">
            <text:p>11</text:p>
          </table:table-cell>
          <table:table-cell table:style-name="ce43" office:value-type="string" calcext:value-type="string">
            <text:p>Accounting</text:p>
          </table:table-cell>
          <table:table-cell table:style-name="ce49" office:value-type="float" office:value="11" calcext:value-type="float">
            <text:p>11</text:p>
          </table:table-cell>
          <table:table-cell table:style-name="ce49" office:value-type="float" office:value="9" calcext:value-type="float">
            <text:p>9</text:p>
          </table:table-cell>
          <table:table-cell table:style-name="ce56" table:formula="of:=[.J24]+[.K24]" office:value-type="float" office:value="20" calcext:value-type="float">
            <text:p>20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12" calcext:value-type="float">
            <text:p>12</text:p>
          </table:table-cell>
          <table:table-cell table:style-name="ce43" office:value-type="string" calcext:value-type="string">
            <text:p>Marketing</text:p>
          </table:table-cell>
          <table:table-cell table:style-name="ce49" office:value-type="float" office:value="6" calcext:value-type="float">
            <text:p>6</text:p>
          </table:table-cell>
          <table:table-cell table:style-name="ce49" office:value-type="float" office:value="4" calcext:value-type="float">
            <text:p>4</text:p>
          </table:table-cell>
          <table:table-cell table:style-name="ce56" table:formula="of:=[.J25]+[.K25]" office:value-type="float" office:value="10" calcext:value-type="float">
            <text:p>10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40" office:value-type="float" office:value="13" calcext:value-type="float">
            <text:p>13</text:p>
          </table:table-cell>
          <table:table-cell table:style-name="ce46" office:value-type="string" calcext:value-type="string">
            <text:p>Null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4" calcext:value-type="float">
            <text:p>4</text:p>
          </table:table-cell>
          <table:table-cell table:style-name="ce57" table:formula="of:=[.J26]+[.K26]" office:value-type="float" office:value="7" calcext:value-type="float">
            <text:p>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41"/>
          <table:table-cell table:style-name="ce47" office:value-type="string" calcext:value-type="string">
            <text:p>Total</text:p>
          </table:table-cell>
          <table:table-cell table:style-name="ce52" table:formula="of:=SUM([.J14:.J26])" office:value-type="float" office:value="97" calcext:value-type="float">
            <text:p>97</text:p>
          </table:table-cell>
          <table:table-cell table:style-name="ce52" table:formula="of:=SUM([.K14:.K26])" office:value-type="float" office:value="99" calcext:value-type="float">
            <text:p>99</text:p>
          </table:table-cell>
          <table:table-cell table:style-name="ce58" table:formula="of:=SUM([.L14:.L26])" office:value-type="float" office:value="196" calcext:value-type="float">
            <text:p>196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12"/>
          <table:table-cell table:style-name="ce1">
            <draw:frame table:end-cell-address="Sheet3.R41" table:end-x="69.19pt" table:end-y="12.7pt" draw:z-index="2" draw:name="Chart 3" draw:style-name="gr1" draw:text-style-name="P1" svg:width="352.46pt" svg:height="217.47pt" svg:x="67.49pt" svg:y="0pt">
              <draw:object draw:notify-on-update-of-ranges="Sheet3.I34:Sheet3.I36 Sheet3.H32:Sheet3.H33 Sheet3.H34:Sheet3.H36 Sheet3.J32:Sheet3.J33 Sheet3.J34:Sheet3.J36 Sheet3.K32:Sheet3.K33 Sheet3.K34:Sheet3.K36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style-name="ce1" table:number-columns-repeated="13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8" office:value-type="string" calcext:value-type="string" table:number-columns-spanned="5" table:number-rows-spanned="1">
            <text:p>3 . Employee <text:s/>Dataset <text:s/>in <text:s/>classification <text:s/>of <text:s/>Employee Type</text:p>
          </table:table-cell>
          <table:covered-table-cell table:number-columns-repeated="3" table:style-name="ce24"/>
          <table:covered-table-cell table:style-name="ce29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9" office:value-type="string" calcext:value-type="string">
            <text:p>S.no</text:p>
          </table:table-cell>
          <table:table-cell table:style-name="ce45" office:value-type="string" calcext:value-type="string">
            <text:p>Particulars</text:p>
          </table:table-cell>
          <table:table-cell table:style-name="ce45" office:value-type="string" calcext:value-type="string">
            <text:p>Male</text:p>
          </table:table-cell>
          <table:table-cell table:style-name="ce45" office:value-type="string" calcext:value-type="string">
            <text:p>Female</text:p>
          </table:table-cell>
          <table:table-cell table:style-name="ce59" office:value-type="string" calcext:value-type="string">
            <text:p>Total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Fixed Term</text:p>
          </table:table-cell>
          <table:table-cell table:style-name="ce48" office:value-type="float" office:value="18" calcext:value-type="float">
            <text:p>18</text:p>
          </table:table-cell>
          <table:table-cell table:style-name="ce48" office:value-type="float" office:value="17" calcext:value-type="float">
            <text:p>17</text:p>
          </table:table-cell>
          <table:table-cell table:style-name="ce55" table:formula="of:=[.J34]+[.K34]" office:value-type="float" office:value="35" calcext:value-type="float">
            <text:p>35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2" calcext:value-type="float">
            <text:p>2</text:p>
          </table:table-cell>
          <table:table-cell table:style-name="ce43" office:value-type="string" calcext:value-type="string">
            <text:p>Permanent</text:p>
          </table:table-cell>
          <table:table-cell table:style-name="ce49" office:value-type="float" office:value="59" calcext:value-type="float">
            <text:p>59</text:p>
          </table:table-cell>
          <table:table-cell table:style-name="ce49" office:value-type="float" office:value="68" calcext:value-type="float">
            <text:p>68</text:p>
          </table:table-cell>
          <table:table-cell table:style-name="ce56" table:formula="of:=[.J35]+[.K35]" office:value-type="float" office:value="127" calcext:value-type="float">
            <text:p>12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40" office:value-type="float" office:value="3" calcext:value-type="float">
            <text:p>3</text:p>
          </table:table-cell>
          <table:table-cell table:style-name="ce46" office:value-type="string" calcext:value-type="string">
            <text:p>Temporary</text:p>
          </table:table-cell>
          <table:table-cell table:style-name="ce51" office:value-type="float" office:value="20" calcext:value-type="float">
            <text:p>20</text:p>
          </table:table-cell>
          <table:table-cell table:style-name="ce51" office:value-type="float" office:value="14" calcext:value-type="float">
            <text:p>14</text:p>
          </table:table-cell>
          <table:table-cell table:style-name="ce57" table:formula="of:=[.J36]+[.K36]" office:value-type="float" office:value="34" calcext:value-type="float">
            <text:p>34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41"/>
          <table:table-cell table:style-name="ce47" office:value-type="string" calcext:value-type="string">
            <text:p>Total</text:p>
          </table:table-cell>
          <table:table-cell table:style-name="ce52" table:formula="of:=SUM([.J34:.J36])" office:value-type="float" office:value="97" calcext:value-type="float">
            <text:p>97</text:p>
          </table:table-cell>
          <table:table-cell table:style-name="ce52" table:formula="of:=SUM([.K34:.K36])" office:value-type="float" office:value="99" calcext:value-type="float">
            <text:p>99</text:p>
          </table:table-cell>
          <table:table-cell table:style-name="ce58" table:formula="of:=[.J37]+[.K37]" office:value-type="float" office:value="196" calcext:value-type="float">
            <text:p>196</text:p>
          </table:table-cell>
          <table:table-cell table:style-name="ce1" table:number-columns-repeated="14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8" office:value-type="string" calcext:value-type="string" table:number-columns-spanned="5" table:number-rows-spanned="1">
            <text:p><text:s/>4 . Employee dataset <text:s/>in classification of <text:s/>Work <text:s/>Locarion</text:p>
          </table:table-cell>
          <table:covered-table-cell table:number-columns-repeated="3" table:style-name="ce24"/>
          <table:covered-table-cell table:style-name="ce29"/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9" office:value-type="string" calcext:value-type="string">
            <text:p>S.no</text:p>
          </table:table-cell>
          <table:table-cell table:style-name="ce45" office:value-type="string" calcext:value-type="string">
            <text:p>Particulars</text:p>
          </table:table-cell>
          <table:table-cell table:style-name="ce45" office:value-type="string" calcext:value-type="string">
            <text:p>Male</text:p>
          </table:table-cell>
          <table:table-cell table:style-name="ce45" office:value-type="string" calcext:value-type="string">
            <text:p>Female</text:p>
          </table:table-cell>
          <table:table-cell table:style-name="ce59" office:value-type="string" calcext:value-type="string">
            <text:p>Total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6" office:value-type="float" office:value="1" calcext:value-type="float">
            <text:p>1</text:p>
          </table:table-cell>
          <table:table-cell table:style-name="ce42" office:value-type="string" calcext:value-type="string">
            <text:p>Chennai, India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16" calcext:value-type="float">
            <text:p>16</text:p>
          </table:table-cell>
          <table:table-cell table:style-name="ce55" table:formula="of:=[.J43]+[.K43]" office:value-type="float" office:value="26" calcext:value-type="float">
            <text:p>26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2" calcext:value-type="float">
            <text:p>2</text:p>
          </table:table-cell>
          <table:table-cell table:style-name="ce43" office:value-type="string" calcext:value-type="string">
            <text:p>Hyderabad, India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19" calcext:value-type="float">
            <text:p>19</text:p>
          </table:table-cell>
          <table:table-cell table:style-name="ce56" table:formula="of:=[.J44]+[.K44]" office:value-type="float" office:value="34" calcext:value-type="float">
            <text:p>34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3" calcext:value-type="float">
            <text:p>3</text:p>
          </table:table-cell>
          <table:table-cell table:style-name="ce43" office:value-type="string" calcext:value-type="string">
            <text:p>Auckland, New Zealand</text:p>
          </table:table-cell>
          <table:table-cell table:style-name="ce49" office:value-type="float" office:value="14" calcext:value-type="float">
            <text:p>14</text:p>
          </table:table-cell>
          <table:table-cell table:style-name="ce49" office:value-type="float" office:value="9" calcext:value-type="float">
            <text:p>9</text:p>
          </table:table-cell>
          <table:table-cell table:style-name="ce56" table:formula="of:=[.J45]+[.K45]" office:value-type="float" office:value="23" calcext:value-type="float">
            <text:p>23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4" calcext:value-type="float">
            <text:p>4</text:p>
          </table:table-cell>
          <table:table-cell table:style-name="ce43" office:value-type="string" calcext:value-type="string">
            <text:p>Columbus, USA</text:p>
          </table:table-cell>
          <table:table-cell table:style-name="ce49" office:value-type="float" office:value="15" calcext:value-type="float">
            <text:p>15</text:p>
          </table:table-cell>
          <table:table-cell table:style-name="ce49" office:value-type="float" office:value="9" calcext:value-type="float">
            <text:p>9</text:p>
          </table:table-cell>
          <table:table-cell table:style-name="ce56" table:formula="of:=[.J46]+[.K46]" office:value-type="float" office:value="24" calcext:value-type="float">
            <text:p>24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5" calcext:value-type="float">
            <text:p>5</text:p>
          </table:table-cell>
          <table:table-cell table:style-name="ce43" office:value-type="string" calcext:value-type="string">
            <text:p>Remote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23" calcext:value-type="float">
            <text:p>23</text:p>
          </table:table-cell>
          <table:table-cell table:style-name="ce56" table:formula="of:=[.J47]+[.K47]" office:value-type="float" office:value="47" calcext:value-type="float">
            <text:p>47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37" office:value-type="float" office:value="6" calcext:value-type="float">
            <text:p>6</text:p>
          </table:table-cell>
          <table:table-cell table:style-name="ce43" office:value-type="string" calcext:value-type="string">
            <text:p>Seattle, USA</text:p>
          </table:table-cell>
          <table:table-cell table:style-name="ce49" office:value-type="float" office:value="8" calcext:value-type="float">
            <text:p>8</text:p>
          </table:table-cell>
          <table:table-cell table:style-name="ce49" office:value-type="float" office:value="12" calcext:value-type="float">
            <text:p>12</text:p>
          </table:table-cell>
          <table:table-cell table:style-name="ce56" table:formula="of:=[.J48]+[.K48]" office:value-type="float" office:value="20" calcext:value-type="float">
            <text:p>20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40" office:value-type="float" office:value="7" calcext:value-type="float">
            <text:p>7</text:p>
          </table:table-cell>
          <table:table-cell table:style-name="ce46" office:value-type="string" calcext:value-type="string">
            <text:p>Wellington, New Zealand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57" table:formula="of:=[.J49]+[.K49]" office:value-type="float" office:value="22" calcext:value-type="float">
            <text:p>22</text:p>
          </table:table-cell>
          <table:table-cell table:style-name="ce1" table:number-columns-repeated="14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41"/>
          <table:table-cell table:style-name="ce47" office:value-type="string" calcext:value-type="string">
            <text:p>Total</text:p>
          </table:table-cell>
          <table:table-cell table:style-name="ce52" table:formula="of:=SUM([.J43:.J49])" office:value-type="float" office:value="97" calcext:value-type="float">
            <text:p>97</text:p>
          </table:table-cell>
          <table:table-cell table:style-name="ce52" table:formula="of:=SUM([.K43:.K49])" office:value-type="float" office:value="99" calcext:value-type="float">
            <text:p>99</text:p>
          </table:table-cell>
          <table:table-cell table:style-name="ce58" table:formula="of:=SUM([.L43:.L49])" office:value-type="float" office:value="196" calcext:value-type="float">
            <text:p>196</text:p>
          </table:table-cell>
          <table:table-cell table:style-name="ce1" table:number-columns-repeated="14"/>
          <table:table-cell table:number-columns-repeated="998"/>
        </table:table-row>
        <table:table-row table:style-name="ro1" table:number-rows-repeated="2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table:number-columns-repeated="7"/>
          <table:table-cell table:style-name="ce1">
            <draw:frame table:end-cell-address="Sheet3.N70" table:end-x="33.93pt" table:end-y="13.46pt" draw:z-index="3" draw:name="Chart 4" draw:style-name="gr1" draw:text-style-name="P1" svg:width="449.97pt" svg:height="278.22pt" svg:x="4.85pt" svg:y="3pt">
              <draw:object draw:notify-on-update-of-ranges="Sheet3.I43:Sheet3.I50 Sheet3.J41:Sheet3.J42 Sheet3.J43:Sheet3.J50 Sheet3.K41:Sheet3.K42 Sheet3.K43:Sheet3.K50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style-name="ce1" table:number-columns-repeated="18"/>
          <table:table-cell table:number-columns-repeated="998"/>
        </table:table-row>
        <table:table-row table:style-name="ro1" table:number-rows-repeated="947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ivot Table 1" table:style-name="ta4">
        <table:table-column table:style-name="co1" table:number-columns-repeated="1024" table:default-cell-style-name="Default"/>
        <table:table-row table:style-name="ro1">
          <table:table-cell table:style-name="Pivot_20_Table_20_Field" office:value-type="string" calcext:value-type="string">
            <text:p>Gender</text:p>
          </table:table-cell>
          <table:table-cell table:style-name="ce66" office:value-type="string" calcext:value-type="string">
            <text:p>- all -</text:p>
          </table:table-cell>
          <table:table-cell table:number-columns-repeated="3"/>
          <table:table-cell>
            <draw:frame table:end-cell-address="'Pivot Table 1'.M18" table:end-x="20.44pt" table:end-y="15.73pt" draw:z-index="0" draw:name="Chart 5" draw:style-name="gr1" draw:text-style-name="P1" svg:width="449.97pt" svg:height="278.22pt" svg:x="61.51pt" svg:y="5.24pt">
              <draw:object draw:notify-on-update-of-ranges="'Pivot Table 1'.A3:'Pivot Table 1'.A16 'Pivot Table 1'.B1:'Pivot Table 1'.B2 'Pivot Table 1'.B3:'Pivot Table 1'.B16 'Pivot Table 1'.C1:'Pivot Table 1'.C2 'Pivot Table 1'.C3:'Pivot Table 1'.C16 'Pivot Table 1'.D1:'Pivot Table 1'.D2 'Pivot Table 1'.D3:'Pivot Table 1'.D16 'Pivot Table 1'.E1:'Pivot Table 1'.E2 'Pivot Table 1'.E3:'Pivot Table 1'.E16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61" office:value-type="string" calcext:value-type="string">
            <text:p>Count - Name</text:p>
          </table:table-cell>
          <table:table-cell table:style-name="ce67" office:value-type="string" calcext:value-type="string">
            <text:p>Employee type</text:p>
          </table:table-cell>
          <table:table-cell table:style-name="ce73" table:number-columns-repeated="2"/>
          <table:table-cell table:style-name="ce82"/>
          <table:table-cell table:number-columns-repeated="1019"/>
        </table:table-row>
        <table:table-row table:style-name="ro1">
          <table:table-cell table:style-name="ce62" office:value-type="string" calcext:value-type="string">
            <text:p>Department</text:p>
          </table:table-cell>
          <table:table-cell table:style-name="ce68" office:value-type="string" calcext:value-type="string">
            <text:p>Fixed Term</text:p>
          </table:table-cell>
          <table:table-cell table:style-name="ce74" office:value-type="string" calcext:value-type="string">
            <text:p>Permanent</text:p>
          </table:table-cell>
          <table:table-cell table:style-name="ce74" office:value-type="string" calcext:value-type="string">
            <text:p>Temporary</text:p>
          </table:table-cell>
          <table:table-cell table:style-name="ce83" office:value-type="string" calcext:value-type="string">
            <text:p>Total Result</text:p>
          </table:table-cell>
          <table:table-cell table:number-columns-repeated="1019"/>
        </table:table-row>
        <table:table-row table:style-name="ro1">
          <table:table-cell table:style-name="ce63" office:value-type="string" calcext:value-type="string">
            <text:p>Accounting</text:p>
          </table:table-cell>
          <table:table-cell table:style-name="ce69" office:value-type="float" office:value="3" calcext:value-type="float">
            <text:p>3</text:p>
          </table:table-cell>
          <table:table-cell table:style-name="ce75" office:value-type="float" office:value="13" calcext:value-type="float">
            <text:p>13</text:p>
          </table:table-cell>
          <table:table-cell table:style-name="ce78" office:value-type="float" office:value="2" calcext:value-type="float">
            <text:p>2</text:p>
          </table:table-cell>
          <table:table-cell table:style-name="ce84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Business Development</text:p>
          </table:table-cell>
          <table:table-cell table:style-name="ce70" office:value-type="float" office:value="4" calcext:value-type="float">
            <text:p>4</text:p>
          </table:table-cell>
          <table:table-cell table:style-name="Pivot_20_Table_20_Value" office:value-type="float" office:value="13" calcext:value-type="float">
            <text:p>13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Engineering</text:p>
          </table:table-cell>
          <table:table-cell table:style-name="ce70" office:value-type="float" office:value="3" calcext:value-type="float">
            <text:p>3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float" office:value="13" calcext:value-type="float">
            <text:p>13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Human Resources</text:p>
          </table:table-cell>
          <table:table-cell table:style-name="ce70" office:value-type="float" office:value="4" calcext:value-type="float">
            <text:p>4</text:p>
          </table:table-cell>
          <table:table-cell table:style-name="Pivot_20_Table_20_Value" office:value-type="float" office:value="6" calcext:value-type="float">
            <text:p>6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Legal</text:p>
          </table:table-cell>
          <table:table-cell table:style-name="ce70" office:value-type="float" office:value="2" calcext:value-type="float">
            <text:p>2</text:p>
          </table:table-cell>
          <table:table-cell table:style-name="Pivot_20_Table_20_Value" office:value-type="float" office:value="12" calcext:value-type="float">
            <text:p>12</text:p>
          </table:table-cell>
          <table:table-cell table:style-name="ce79" office:value-type="float" office:value="4" calcext:value-type="float">
            <text:p>4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Marketing</text:p>
          </table:table-cell>
          <table:table-cell table:style-name="ce70" office:value-type="float" office:value="1" calcext:value-type="float">
            <text:p>1</text:p>
          </table:table-cell>
          <table:table-cell table:style-name="Pivot_20_Table_20_Value" office:value-type="float" office:value="8" calcext:value-type="float">
            <text:p>8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NULL</text:p>
          </table:table-cell>
          <table:table-cell table:style-name="ce70" office:value-type="float" office:value="1" calcext:value-type="float">
            <text:p>1</text:p>
          </table:table-cell>
          <table:table-cell table:style-name="Pivot_20_Table_20_Value" office:value-type="float" office:value="7" calcext:value-type="float">
            <text:p>7</text:p>
          </table:table-cell>
          <table:table-cell table:style-name="ce79"/>
          <table:table-cell table:style-name="ce85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Product Management</text:p>
          </table:table-cell>
          <table:table-cell table:style-name="ce70" office:value-type="float" office:value="2" calcext:value-type="float">
            <text:p>2</text:p>
          </table:table-cell>
          <table:table-cell table:style-name="Pivot_20_Table_20_Value" office:value-type="float" office:value="10" calcext:value-type="float">
            <text:p>10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Research and Development</text:p>
          </table:table-cell>
          <table:table-cell table:style-name="ce70" office:value-type="float" office:value="1" calcext:value-type="float">
            <text:p>1</text:p>
          </table:table-cell>
          <table:table-cell table:style-name="Pivot_20_Table_20_Value" office:value-type="float" office:value="11" calcext:value-type="float">
            <text:p>11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Sales</text:p>
          </table:table-cell>
          <table:table-cell table:style-name="ce70" office:value-type="float" office:value="1" calcext:value-type="float">
            <text:p>1</text:p>
          </table:table-cell>
          <table:table-cell table:style-name="Pivot_20_Table_20_Value" office:value-type="float" office:value="7" calcext:value-type="float">
            <text:p>7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9" calcext:value-type="float">
            <text:p>9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Services</text:p>
          </table:table-cell>
          <table:table-cell table:style-name="ce70" office:value-type="float" office:value="3" calcext:value-type="float">
            <text:p>3</text:p>
          </table:table-cell>
          <table:table-cell table:style-name="Pivot_20_Table_20_Value" office:value-type="float" office:value="10" calcext:value-type="float">
            <text:p>10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14" calcext:value-type="float">
            <text:p>14</text:p>
          </table:table-cell>
          <table:table-cell table:number-columns-repeated="1019"/>
        </table:table-row>
        <table:table-row table:style-name="ro1">
          <table:table-cell table:style-name="ce64" office:value-type="string" calcext:value-type="string">
            <text:p>Support</text:p>
          </table:table-cell>
          <table:table-cell table:style-name="ce70" office:value-type="float" office:value="3" calcext:value-type="float">
            <text:p>3</text:p>
          </table:table-cell>
          <table:table-cell table:style-name="Pivot_20_Table_20_Value" office:value-type="float" office:value="9" calcext:value-type="float">
            <text:p>9</text:p>
          </table:table-cell>
          <table:table-cell table:style-name="ce79" office:value-type="float" office:value="3" calcext:value-type="float">
            <text:p>3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table:style-name="ce64" office:value-type="string" calcext:value-type="string">
            <text:p>Training</text:p>
          </table:table-cell>
          <table:table-cell table:style-name="ce71" office:value-type="float" office:value="4" calcext:value-type="float">
            <text:p>4</text:p>
          </table:table-cell>
          <table:table-cell table:style-name="ce76" office:value-type="float" office:value="7" calcext:value-type="float">
            <text:p>7</text:p>
          </table:table-cell>
          <table:table-cell table:style-name="ce80" office:value-type="float" office:value="5" calcext:value-type="float">
            <text:p>5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9"/>
        </table:table-row>
        <table:table-row table:style-name="ro2">
          <table:table-cell table:style-name="ce65" office:value-type="string" calcext:value-type="string">
            <text:p>Total Result</text:p>
          </table:table-cell>
          <table:table-cell table:style-name="ce72" office:value-type="float" office:value="32" calcext:value-type="float">
            <text:p>32</text:p>
          </table:table-cell>
          <table:table-cell table:style-name="ce77" office:value-type="float" office:value="119" calcext:value-type="float">
            <text:p>119</text:p>
          </table:table-cell>
          <table:table-cell table:style-name="ce81" office:value-type="float" office:value="30" calcext:value-type="float">
            <text:p>30</text:p>
          </table:table-cell>
          <table:table-cell table:style-name="ce87" office:value-type="float" office:value="181" calcext:value-type="float">
            <text:p>181</text:p>
          </table:table-cell>
          <table:table-cell table:number-columns-repeated="1019"/>
        </table:table-row>
        <table:table-row table:style-name="ro2" table:number-rows-repeated="3">
          <table:table-cell table:number-columns-repeated="1024"/>
        </table:table-row>
        <table:table-row table:style-name="ro1">
          <table:table-cell table:style-name="ce61" office:value-type="string" calcext:value-type="string">
            <text:p>Count - Emp ID</text:p>
          </table:table-cell>
          <table:table-cell table:style-name="ce67" office:value-type="string" calcext:value-type="string">
            <text:p>Work location</text:p>
          </table:table-cell>
          <table:table-cell table:style-name="ce73" table:number-columns-repeated="6"/>
          <table:table-cell table:style-name="ce82"/>
          <table:table-cell table:number-columns-repeated="1015"/>
        </table:table-row>
        <table:table-row table:style-name="ro1">
          <table:table-cell table:style-name="ce62" office:value-type="string" calcext:value-type="string">
            <text:p>Department</text:p>
          </table:table-cell>
          <table:table-cell table:style-name="ce68" office:value-type="string" calcext:value-type="string">
            <text:p>Auckland, New Zealand</text:p>
          </table:table-cell>
          <table:table-cell table:style-name="ce74" office:value-type="string" calcext:value-type="string">
            <text:p>Chennai, India</text:p>
          </table:table-cell>
          <table:table-cell table:style-name="ce74" office:value-type="string" calcext:value-type="string">
            <text:p>Columbus, USA</text:p>
          </table:table-cell>
          <table:table-cell table:style-name="ce74" office:value-type="string" calcext:value-type="string">
            <text:p>Hyderabad, India</text:p>
          </table:table-cell>
          <table:table-cell table:style-name="ce74" office:value-type="string" calcext:value-type="string">
            <text:p>Remote</text:p>
          </table:table-cell>
          <table:table-cell table:style-name="ce74" office:value-type="string" calcext:value-type="string">
            <text:p>Seattle, USA</text:p>
          </table:table-cell>
          <table:table-cell table:style-name="ce74" office:value-type="string" calcext:value-type="string">
            <text:p>Wellington, New Zealand</text:p>
          </table:table-cell>
          <table:table-cell table:style-name="ce83" office:value-type="string" calcext:value-type="string">
            <text:p>Total Result</text:p>
          </table:table-cell>
          <table:table-cell table:number-columns-repeated="1015"/>
        </table:table-row>
        <table:table-row table:style-name="ro1">
          <table:table-cell table:style-name="ce63" office:value-type="string" calcext:value-type="string">
            <text:p>Accounting</text:p>
          </table:table-cell>
          <table:table-cell table:style-name="ce69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3" calcext:value-type="float">
            <text:p>3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float" office:value="5" calcext:value-type="float">
            <text:p>5</text:p>
          </table:table-cell>
          <table:table-cell table:style-name="ce75" office:value-type="float" office:value="1" calcext:value-type="float">
            <text:p>1</text:p>
          </table:table-cell>
          <table:table-cell table:style-name="ce78" office:value-type="float" office:value="2" calcext:value-type="float">
            <text:p>2</text:p>
          </table:table-cell>
          <table:table-cell table:style-name="ce84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Business Development</text:p>
          </table:table-cell>
          <table:table-cell table:style-name="ce70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6" calcext:value-type="float">
            <text:p>6</text:p>
          </table:table-cell>
          <table:table-cell table:number-columns-repeated="2"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ce79"/>
          <table:table-cell table:style-name="ce85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Engineering</text:p>
          </table:table-cell>
          <table:table-cell table:style-name="ce70"/>
          <table:table-cell table:style-name="Pivot_20_Table_20_Value"/>
          <table:table-cell table:style-name="Pivot_20_Table_20_Value" office:value-type="float" office:value="2" calcext:value-type="float">
            <text:p>2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/>
          <table:table-cell table:style-name="ce79" office:value-type="float" office:value="4" calcext:value-type="float">
            <text:p>4</text:p>
          </table:table-cell>
          <table:table-cell table:style-name="ce85" office:value-type="float" office:value="13" calcext:value-type="float">
            <text:p>13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Human Resources</text:p>
          </table:table-cell>
          <table:table-cell table:style-name="ce70" office:value-type="float" office:value="3" calcext:value-type="float">
            <text:p>3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Pivot_20_Table_20_Value" office:value-type="float" office:value="3" calcext:value-type="float">
            <text:p>3</text:p>
          </table:table-cell>
          <table:table-cell table:number-columns-repeated="2" table:style-name="Pivot_20_Table_20_Value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12" calcext:value-type="float">
            <text:p>12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Legal</text:p>
          </table:table-cell>
          <table:table-cell table:style-name="ce70"/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5" calcext:value-type="float">
            <text:p>5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ce79" office:value-type="float" office:value="5" calcext:value-type="float">
            <text:p>5</text:p>
          </table:table-cell>
          <table:table-cell table:style-name="ce85" office:value-type="float" office:value="18" calcext:value-type="float">
            <text:p>18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Marketing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Pivot_20_Table_20_Value" office:value-type="float" office:value="1" calcext:value-type="float">
            <text:p>1</text:p>
          </table:table-cell>
          <table:table-cell table:number-columns-repeated="2" table:style-name="Pivot_20_Table_20_Value" office:value-type="float" office:value="2" calcext:value-type="float">
            <text:p>2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NULL</text:p>
          </table:table-cell>
          <table:table-cell table:style-name="ce70" office:value-type="float" office:value="2" calcext:value-type="float">
            <text:p>2</text:p>
          </table:table-cell>
          <table:table-cell table:style-name="Pivot_20_Table_20_Value"/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2" calcext:value-type="float">
            <text:p>2</text:p>
          </table:table-cell>
          <table:table-cell table:number-columns-repeated="2" table:style-name="Pivot_20_Table_20_Value" office:value-type="float" office:value="1" calcext:value-type="float">
            <text:p>1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8" calcext:value-type="float">
            <text:p>8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Product Management</text:p>
          </table:table-cell>
          <table:table-cell table:style-name="ce70"/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Research and Development</text:p>
          </table:table-cell>
          <table:table-cell table:style-name="ce70" office:value-type="float" office:value="2" calcext:value-type="float">
            <text:p>2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Pivot_20_Table_20_Value"/>
          <table:table-cell table:style-name="Pivot_20_Table_20_Value" office:value-type="float" office:value="2" calcext:value-type="float">
            <text:p>2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Sales</text:p>
          </table:table-cell>
          <table:table-cell table:style-name="ce70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ce79"/>
          <table:table-cell table:style-name="ce85" office:value-type="float" office:value="9" calcext:value-type="float">
            <text:p>9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Services</text:p>
          </table:table-cell>
          <table:table-cell table:style-name="ce70" office:value-type="float" office:value="3" calcext:value-type="float">
            <text:p>3</text:p>
          </table:table-cell>
          <table:table-cell table:style-name="Pivot_20_Table_20_Value" office:value-type="float" office:value="1" calcext:value-type="float">
            <text:p>1</text:p>
          </table:table-cell>
          <table:table-cell table:style-name="Pivot_20_Table_20_Value"/>
          <table:table-cell table:style-name="Pivot_20_Table_20_Value" office:value-type="float" office:value="1" calcext:value-type="float">
            <text:p>1</text:p>
          </table:table-cell>
          <table:table-cell table:style-name="Pivot_20_Table_20_Value" office:value-type="float" office:value="5" calcext:value-type="float">
            <text:p>5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ce79" office:value-type="float" office:value="2" calcext:value-type="float">
            <text:p>2</text:p>
          </table:table-cell>
          <table:table-cell table:style-name="ce85" office:value-type="float" office:value="14" calcext:value-type="float">
            <text:p>14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Support</text:p>
          </table:table-cell>
          <table:table-cell table:style-name="ce70" office:value-type="float" office:value="4" calcext:value-type="float">
            <text:p>4</text:p>
          </table:table-cell>
          <table:table-cell table:style-name="Pivot_20_Table_20_Value" office:value-type="float" office:value="3" calcext:value-type="float">
            <text:p>3</text:p>
          </table:table-cell>
          <table:table-cell table:style-name="Pivot_20_Table_20_Value"/>
          <table:table-cell table:style-name="Pivot_20_Table_20_Value" office:value-type="float" office:value="2" calcext:value-type="float">
            <text:p>2</text:p>
          </table:table-cell>
          <table:table-cell table:style-name="Pivot_20_Table_20_Value" office:value-type="float" office:value="4" calcext:value-type="float">
            <text:p>4</text:p>
          </table:table-cell>
          <table:table-cell table:style-name="Pivot_20_Table_20_Value" office:value-type="float" office:value="2" calcext:value-type="float">
            <text:p>2</text:p>
          </table:table-cell>
          <table:table-cell table:style-name="ce79"/>
          <table:table-cell table:style-name="ce85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64" office:value-type="string" calcext:value-type="string">
            <text:p>Training</text:p>
          </table:table-cell>
          <table:table-cell table:style-name="ce71"/>
          <table:table-cell table:style-name="ce76" office:value-type="float" office:value="5" calcext:value-type="float">
            <text:p>5</text:p>
          </table:table-cell>
          <table:table-cell table:number-columns-repeated="2" table:style-name="ce76" office:value-type="float" office:value="3" calcext:value-type="float">
            <text:p>3</text:p>
          </table:table-cell>
          <table:table-cell table:style-name="ce76" office:value-type="float" office:value="2" calcext:value-type="float">
            <text:p>2</text:p>
          </table:table-cell>
          <table:table-cell table:style-name="ce76" office:value-type="float" office:value="1" calcext:value-type="float">
            <text:p>1</text:p>
          </table:table-cell>
          <table:table-cell table:style-name="ce80" office:value-type="float" office:value="2" calcext:value-type="float">
            <text:p>2</text:p>
          </table:table-cell>
          <table:table-cell table:style-name="ce86" office:value-type="float" office:value="16" calcext:value-type="float">
            <text:p>16</text:p>
          </table:table-cell>
          <table:table-cell table:number-columns-repeated="1015"/>
        </table:table-row>
        <table:table-row table:style-name="ro1">
          <table:table-cell table:style-name="ce65" office:value-type="string" calcext:value-type="string">
            <text:p>Total Result</text:p>
          </table:table-cell>
          <table:table-cell table:style-name="ce72" office:value-type="float" office:value="21" calcext:value-type="float">
            <text:p>21</text:p>
          </table:table-cell>
          <table:table-cell table:style-name="ce77" office:value-type="float" office:value="24" calcext:value-type="float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office:value-type="float" office:value="32" calcext:value-type="float">
            <text:p>32</text:p>
          </table:table-cell>
          <table:table-cell table:style-name="ce77" office:value-type="float" office:value="43" calcext:value-type="float">
            <text:p>43</text:p>
          </table:table-cell>
          <table:table-cell table:style-name="ce77" office:value-type="float" office:value="18" calcext:value-type="float">
            <text:p>18</text:p>
          </table:table-cell>
          <table:table-cell table:style-name="ce81" office:value-type="float" office:value="21" calcext:value-type="float">
            <text:p>21</text:p>
          </table:table-cell>
          <table:table-cell table:style-name="ce87" office:value-type="float" office:value="181" calcext:value-type="float">
            <text:p>181</text:p>
          </table:table-cell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E1:Sheet2.E999" table:display-filter-buttons="true"/>
      </table:database-ranges>
      <table:data-pilot-tables>
        <table:data-pilot-table table:name="Pivot Table 1" table:application-data="" table:target-range-address="'Pivot Table 1'.A1:'Pivot Table 1'.E18" table:buttons="'Pivot Table 1'.A1 'Pivot Table 1'.A4 'Pivot Table 1'.B3" table:show-filter-button="false">
          <table:source-cell-range table:cell-range-address="Sheet2.A1:Sheet2.I182"/>
          <table:data-pilot-field table:source-field-name="Emp ID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R00095" table:display="true" table:show-details="true"/>
                <table:data-pilot-member table:name="PR00147" table:display="true" table:show-details="true"/>
                <table:data-pilot-member table:name="PR00210" table:display="true" table:show-details="true"/>
                <table:data-pilot-member table:name="PR00419" table:display="true" table:show-details="true"/>
                <table:data-pilot-member table:name="PR00576" table:display="true" table:show-details="true"/>
                <table:data-pilot-member table:name="PR00746" table:display="true" table:show-details="true"/>
                <table:data-pilot-member table:name="PR00882" table:display="true" table:show-details="true"/>
                <table:data-pilot-member table:name="PR00893" table:display="true" table:show-details="true"/>
                <table:data-pilot-member table:name="PR00916" table:display="true" table:show-details="true"/>
                <table:data-pilot-member table:name="PR01159" table:display="true" table:show-details="true"/>
                <table:data-pilot-member table:name="PR01211" table:display="true" table:show-details="true"/>
                <table:data-pilot-member table:name="PR01269" table:display="true" table:show-details="true"/>
                <table:data-pilot-member table:name="PR01346" table:display="true" table:show-details="true"/>
                <table:data-pilot-member table:name="PR01662" table:display="true" table:show-details="true"/>
                <table:data-pilot-member table:name="PR01951" table:display="true" table:show-details="true"/>
                <table:data-pilot-member table:name="PR01956" table:display="true" table:show-details="true"/>
                <table:data-pilot-member table:name="PR02010" table:display="true" table:show-details="true"/>
                <table:data-pilot-member table:name="PR02016" table:display="true" table:show-details="true"/>
                <table:data-pilot-member table:name="PR02113" table:display="true" table:show-details="true"/>
                <table:data-pilot-member table:name="PR02140" table:display="true" table:show-details="true"/>
                <table:data-pilot-member table:name="PR02208" table:display="true" table:show-details="true"/>
                <table:data-pilot-member table:name="PR02288" table:display="true" table:show-details="true"/>
                <table:data-pilot-member table:name="PR02321" table:display="true" table:show-details="true"/>
                <table:data-pilot-member table:name="PR02603" table:display="true" table:show-details="true"/>
                <table:data-pilot-member table:name="PR02782" table:display="true" table:show-details="true"/>
                <table:data-pilot-member table:name="PR02957" table:display="true" table:show-details="true"/>
                <table:data-pilot-member table:name="PR03034" table:display="true" table:show-details="true"/>
                <table:data-pilot-member table:name="PR03158" table:display="true" table:show-details="true"/>
                <table:data-pilot-member table:name="PR03271" table:display="true" table:show-details="true"/>
                <table:data-pilot-member table:name="PR03445" table:display="true" table:show-details="true"/>
                <table:data-pilot-member table:name="PR03804" table:display="true" table:show-details="true"/>
                <table:data-pilot-member table:name="PR03844" table:display="true" table:show-details="true"/>
                <table:data-pilot-member table:name="PR03886" table:display="true" table:show-details="true"/>
                <table:data-pilot-member table:name="PR03980" table:display="true" table:show-details="true"/>
                <table:data-pilot-member table:name="PR04380" table:display="true" table:show-details="true"/>
                <table:data-pilot-member table:name="PR04446" table:display="true" table:show-details="true"/>
                <table:data-pilot-member table:name="PR04473" table:display="true" table:show-details="true"/>
                <table:data-pilot-member table:name="PR04601" table:display="true" table:show-details="true"/>
                <table:data-pilot-member table:name="PR04686" table:display="true" table:show-details="true"/>
                <table:data-pilot-member table:name="SQ00022" table:display="true" table:show-details="true"/>
                <table:data-pilot-member table:name="SQ00105" table:display="true" table:show-details="true"/>
                <table:data-pilot-member table:name="SQ00144" table:display="true" table:show-details="true"/>
                <table:data-pilot-member table:name="SQ00360" table:display="true" table:show-details="true"/>
                <table:data-pilot-member table:name="SQ00450" table:display="true" table:show-details="true"/>
                <table:data-pilot-member table:name="SQ00498" table:display="true" table:show-details="true"/>
                <table:data-pilot-member table:name="SQ00612" table:display="true" table:show-details="true"/>
                <table:data-pilot-member table:name="SQ00691" table:display="true" table:show-details="true"/>
                <table:data-pilot-member table:name="SQ00841" table:display="true" table:show-details="true"/>
                <table:data-pilot-member table:name="SQ00914" table:display="true" table:show-details="true"/>
                <table:data-pilot-member table:name="SQ00960" table:display="true" table:show-details="true"/>
                <table:data-pilot-member table:name="SQ01026" table:display="true" table:show-details="true"/>
                <table:data-pilot-member table:name="SQ01177" table:display="true" table:show-details="true"/>
                <table:data-pilot-member table:name="SQ01283" table:display="true" table:show-details="true"/>
                <table:data-pilot-member table:name="SQ01395" table:display="true" table:show-details="true"/>
                <table:data-pilot-member table:name="SQ01402" table:display="true" table:show-details="true"/>
                <table:data-pilot-member table:name="SQ01519" table:display="true" table:show-details="true"/>
                <table:data-pilot-member table:name="SQ01620" table:display="true" table:show-details="true"/>
                <table:data-pilot-member table:name="SQ01637" table:display="true" table:show-details="true"/>
                <table:data-pilot-member table:name="SQ01697" table:display="true" table:show-details="true"/>
                <table:data-pilot-member table:name="SQ01829" table:display="true" table:show-details="true"/>
                <table:data-pilot-member table:name="SQ01854" table:display="true" table:show-details="true"/>
                <table:data-pilot-member table:name="SQ01962" table:display="true" table:show-details="true"/>
                <table:data-pilot-member table:name="SQ01998" table:display="true" table:show-details="true"/>
                <table:data-pilot-member table:name="SQ02051" table:display="true" table:show-details="true"/>
                <table:data-pilot-member table:name="SQ02174" table:display="true" table:show-details="true"/>
                <table:data-pilot-member table:name="SQ02223" table:display="true" table:show-details="true"/>
                <table:data-pilot-member table:name="SQ02246" table:display="true" table:show-details="true"/>
                <table:data-pilot-member table:name="SQ02424" table:display="true" table:show-details="true"/>
                <table:data-pilot-member table:name="SQ02525" table:display="true" table:show-details="true"/>
                <table:data-pilot-member table:name="SQ02559" table:display="true" table:show-details="true"/>
                <table:data-pilot-member table:name="SQ02638" table:display="true" table:show-details="true"/>
                <table:data-pilot-member table:name="SQ02643" table:display="true" table:show-details="true"/>
                <table:data-pilot-member table:name="SQ02703" table:display="true" table:show-details="true"/>
                <table:data-pilot-member table:name="SQ03024" table:display="true" table:show-details="true"/>
                <table:data-pilot-member table:name="SQ03116" table:display="true" table:show-details="true"/>
                <table:data-pilot-member table:name="SQ03321" table:display="true" table:show-details="true"/>
                <table:data-pilot-member table:name="SQ03350" table:display="true" table:show-details="true"/>
                <table:data-pilot-member table:name="SQ03387" table:display="true" table:show-details="true"/>
                <table:data-pilot-member table:name="SQ03476" table:display="true" table:show-details="true"/>
                <table:data-pilot-member table:name="SQ03546" table:display="true" table:show-details="true"/>
                <table:data-pilot-member table:name="SQ03626" table:display="true" table:show-details="true"/>
                <table:data-pilot-member table:name="SQ03733" table:display="true" table:show-details="true"/>
                <table:data-pilot-member table:name="SQ04488" table:display="true" table:show-details="true"/>
                <table:data-pilot-member table:name="SQ04598" table:display="true" table:show-details="true"/>
                <table:data-pilot-member table:name="SQ04603" table:display="true" table:show-details="true"/>
                <table:data-pilot-member table:name="SQ04612" table:display="true" table:show-details="true"/>
                <table:data-pilot-member table:name="SQ04665" table:display="true" table:show-details="true"/>
                <table:data-pilot-member table:name="SQ04960" table:display="true" table:show-details="true"/>
                <table:data-pilot-member table:name="TN00083" table:display="true" table:show-details="true"/>
                <table:data-pilot-member table:name="TN00129" table:display="true" table:show-details="true"/>
                <table:data-pilot-member table:name="TN00182" table:display="true" table:show-details="true"/>
                <table:data-pilot-member table:name="TN00214" table:display="true" table:show-details="true"/>
                <table:data-pilot-member table:name="TN00227" table:display="true" table:show-details="true"/>
                <table:data-pilot-member table:name="TN00464" table:display="true" table:show-details="true"/>
                <table:data-pilot-member table:name="TN00579" table:display="true" table:show-details="true"/>
                <table:data-pilot-member table:name="TN00698" table:display="true" table:show-details="true"/>
                <table:data-pilot-member table:name="TN00727" table:display="true" table:show-details="true"/>
                <table:data-pilot-member table:name="TN00735" table:display="true" table:show-details="true"/>
                <table:data-pilot-member table:name="TN00890" table:display="true" table:show-details="true"/>
                <table:data-pilot-member table:name="TN01028" table:display="true" table:show-details="true"/>
                <table:data-pilot-member table:name="TN01210" table:display="true" table:show-details="true"/>
                <table:data-pilot-member table:name="TN01256" table:display="true" table:show-details="true"/>
                <table:data-pilot-member table:name="TN01281" table:display="true" table:show-details="true"/>
                <table:data-pilot-member table:name="TN01340" table:display="true" table:show-details="true"/>
                <table:data-pilot-member table:name="TN01389" table:display="true" table:show-details="true"/>
                <table:data-pilot-member table:name="TN01632" table:display="true" table:show-details="true"/>
                <table:data-pilot-member table:name="TN01876" table:display="true" table:show-details="true"/>
                <table:data-pilot-member table:name="TN01912" table:display="true" table:show-details="true"/>
                <table:data-pilot-member table:name="TN02496" table:display="true" table:show-details="true"/>
                <table:data-pilot-member table:name="TN02570" table:display="true" table:show-details="true"/>
                <table:data-pilot-member table:name="TN02667" table:display="true" table:show-details="true"/>
                <table:data-pilot-member table:name="TN02674" table:display="true" table:show-details="true"/>
                <table:data-pilot-member table:name="TN02727" table:display="true" table:show-details="true"/>
                <table:data-pilot-member table:name="TN02749" table:display="true" table:show-details="true"/>
                <table:data-pilot-member table:name="TN02798" table:display="true" table:show-details="true"/>
                <table:data-pilot-member table:name="TN02883" table:display="true" table:show-details="true"/>
                <table:data-pilot-member table:name="TN03032" table:display="true" table:show-details="true"/>
                <table:data-pilot-member table:name="TN03068" table:display="true" table:show-details="true"/>
                <table:data-pilot-member table:name="TN03097" table:display="true" table:show-details="true"/>
                <table:data-pilot-member table:name="TN03169" table:display="true" table:show-details="true"/>
                <table:data-pilot-member table:name="TN03210" table:display="true" table:show-details="true"/>
                <table:data-pilot-member table:name="TN03331" table:display="true" table:show-details="true"/>
                <table:data-pilot-member table:name="TN03416" table:display="true" table:show-details="true"/>
                <table:data-pilot-member table:name="TN03575" table:display="true" table:show-details="true"/>
                <table:data-pilot-member table:name="TN04058" table:display="true" table:show-details="true"/>
                <table:data-pilot-member table:name="TN04067" table:display="true" table:show-details="true"/>
                <table:data-pilot-member table:name="TN04101" table:display="true" table:show-details="true"/>
                <table:data-pilot-member table:name="TN04175" table:display="true" table:show-details="true"/>
                <table:data-pilot-member table:name="TN04246" table:display="true" table:show-details="true"/>
                <table:data-pilot-member table:name="TN04428" table:display="true" table:show-details="true"/>
                <table:data-pilot-member table:name="TN04660" table:display="true" table:show-details="true"/>
                <table:data-pilot-member table:name="TN04740" table:display="true" table:show-details="true"/>
                <table:data-pilot-member table:name="VT00017" table:display="true" table:show-details="true"/>
                <table:data-pilot-member table:name="VT00336" table:display="true" table:show-details="true"/>
                <table:data-pilot-member table:name="VT00578" table:display="true" table:show-details="true"/>
                <table:data-pilot-member table:name="VT00596" table:display="true" table:show-details="true"/>
                <table:data-pilot-member table:name="VT00687" table:display="true" table:show-details="true"/>
                <table:data-pilot-member table:name="VT01092" table:display="true" table:show-details="true"/>
                <table:data-pilot-member table:name="VT01101" table:display="true" table:show-details="true"/>
                <table:data-pilot-member table:name="VT01249" table:display="true" table:show-details="true"/>
                <table:data-pilot-member table:name="VT01323" table:display="true" table:show-details="true"/>
                <table:data-pilot-member table:name="VT01523" table:display="true" table:show-details="true"/>
                <table:data-pilot-member table:name="VT01610" table:display="true" table:show-details="true"/>
                <table:data-pilot-member table:name="VT01684" table:display="true" table:show-details="true"/>
                <table:data-pilot-member table:name="VT01703" table:display="true" table:show-details="true"/>
                <table:data-pilot-member table:name="VT01740" table:display="true" table:show-details="true"/>
                <table:data-pilot-member table:name="VT01803" table:display="true" table:show-details="true"/>
                <table:data-pilot-member table:name="VT01893" table:display="true" table:show-details="true"/>
                <table:data-pilot-member table:name="VT02118" table:display="true" table:show-details="true"/>
                <table:data-pilot-member table:name="VT02260" table:display="true" table:show-details="true"/>
                <table:data-pilot-member table:name="VT02313" table:display="true" table:show-details="true"/>
                <table:data-pilot-member table:name="VT02319" table:display="true" table:show-details="true"/>
                <table:data-pilot-member table:name="VT02374" table:display="true" table:show-details="true"/>
                <table:data-pilot-member table:name="VT02417" table:display="true" table:show-details="true"/>
                <table:data-pilot-member table:name="VT02491" table:display="true" table:show-details="true"/>
                <table:data-pilot-member table:name="VT02532" table:display="true" table:show-details="true"/>
                <table:data-pilot-member table:name="VT02539" table:display="true" table:show-details="true"/>
                <table:data-pilot-member table:name="VT02663" table:display="true" table:show-details="true"/>
                <table:data-pilot-member table:name="VT02801" table:display="true" table:show-details="true"/>
                <table:data-pilot-member table:name="VT03307" table:display="true" table:show-details="true"/>
                <table:data-pilot-member table:name="VT03421" table:display="true" table:show-details="true"/>
                <table:data-pilot-member table:name="VT03500" table:display="true" table:show-details="true"/>
                <table:data-pilot-member table:name="VT03537" table:display="true" table:show-details="true"/>
                <table:data-pilot-member table:name="VT03552" table:display="true" table:show-details="true"/>
                <table:data-pilot-member table:name="VT03701" table:display="true" table:show-details="true"/>
                <table:data-pilot-member table:name="VT03704" table:display="true" table:show-details="true"/>
                <table:data-pilot-member table:name="VT03849" table:display="true" table:show-details="true"/>
                <table:data-pilot-member table:name="VT03988" table:display="true" table:show-details="true"/>
                <table:data-pilot-member table:name="VT03993" table:display="true" table:show-details="true"/>
                <table:data-pilot-member table:name="VT04028" table:display="true" table:show-details="true"/>
                <table:data-pilot-member table:name="VT04093" table:display="true" table:show-details="true"/>
                <table:data-pilot-member table:name="VT04137" table:display="true" table:show-details="true"/>
                <table:data-pilot-member table:name="VT04373" table:display="true" table:show-details="true"/>
                <table:data-pilot-member table:name="VT04415" table:display="true" table:show-details="true"/>
                <table:data-pilot-member table:name="VT04467" table:display="true" table:show-details="true"/>
                <table:data-pilot-member table:name="VT04552" table:display="true" table:show-details="true"/>
                <table:data-pilot-member table:name="VT04627" table:display="true" table:show-details="true"/>
                <table:data-pilot-member table:name="VT04681" table:display="true" table:show-details="true"/>
                <table:data-pilot-member table:name="VT0498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ar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$70,649.46" table:display="true" table:show-details="true"/>
                <table:data-pilot-member table:name="$105,468.70" table:display="true" table:show-details="true"/>
                <table:data-pilot-member table:name="" table:display="true" table:show-details="true"/>
                <table:data-pilot-member table:name="$68,980.52" table:display="true" table:show-details="true"/>
                <table:data-pilot-member table:name="$63,705.40" table:display="true" table:show-details="true"/>
                <table:data-pilot-member table:name="$114,177.23" table:display="true" table:show-details="true"/>
                <table:data-pilot-member table:name="$52,963.65" table:display="true" table:show-details="true"/>
                <table:data-pilot-member table:name="$50,310.09" table:display="true" table:show-details="true"/>
                <table:data-pilot-member table:name="$84,309.95" table:display="true" table:show-details="true"/>
                <table:data-pilot-member table:name="$112,645.99" table:display="true" table:show-details="true"/>
                <table:data-pilot-member table:name="$91,645.04" table:display="true" table:show-details="true"/>
                <table:data-pilot-member table:name="$97,105.19" table:display="true" table:show-details="true"/>
                <table:data-pilot-member table:name="$85,918.61" table:display="true" table:show-details="true"/>
                <table:data-pilot-member table:name="$50,449.46" table:display="true" table:show-details="true"/>
                <table:data-pilot-member table:name="$36,547.58" table:display="true" table:show-details="true"/>
                <table:data-pilot-member table:name="$115,191.38" table:display="true" table:show-details="true"/>
                <table:data-pilot-member table:name="$58,861.19" table:display="true" table:show-details="true"/>
                <table:data-pilot-member table:name="$75,974.99" table:display="true" table:show-details="true"/>
                <table:data-pilot-member table:name="$95,954.02" table:display="true" table:show-details="true"/>
                <table:data-pilot-member table:name="$102,934.09" table:display="true" table:show-details="true"/>
                <table:data-pilot-member table:name="$104,335.04" table:display="true" table:show-details="true"/>
                <table:data-pilot-member table:name="$81,897.79" table:display="true" table:show-details="true"/>
                <table:data-pilot-member table:name="$61,994.76" table:display="true" table:show-details="true"/>
                <table:data-pilot-member table:name="$37,362.30" table:display="true" table:show-details="true"/>
                <table:data-pilot-member table:name="$84,745.93" table:display="true" table:show-details="true"/>
                <table:data-pilot-member table:name="$32,192.15" table:display="true" table:show-details="true"/>
                <table:data-pilot-member table:name="$89,690.38" table:display="true" table:show-details="true"/>
                <table:data-pilot-member table:name="$39,535.49" table:display="true" table:show-details="true"/>
                <table:data-pilot-member table:name="$62,195.47" table:display="true" table:show-details="true"/>
                <table:data-pilot-member table:name="$66,572.58" table:display="true" table:show-details="true"/>
                <table:data-pilot-member table:name="$35,943.62" table:display="true" table:show-details="true"/>
                <table:data-pilot-member table:name="$119,022.49" table:display="true" table:show-details="true"/>
                <table:data-pilot-member table:name="$65,699.02" table:display="true" table:show-details="true"/>
                <table:data-pilot-member table:name="$80,695.74" table:display="true" table:show-details="true"/>
                <table:data-pilot-member table:name="$92,336.08" table:display="true" table:show-details="true"/>
                <table:data-pilot-member table:name="$69,192.85" table:display="true" table:show-details="true"/>
                <table:data-pilot-member table:name="$104,802.63" table:display="true" table:show-details="true"/>
                <table:data-pilot-member table:name="$88,360.79" table:display="true" table:show-details="true"/>
                <table:data-pilot-member table:name="$110,042.37" table:display="true" table:show-details="true"/>
                <table:data-pilot-member table:name="$86,010.54" table:display="true" table:show-details="true"/>
                <table:data-pilot-member table:name="$118,976.16" table:display="true" table:show-details="true"/>
                <table:data-pilot-member table:name="$40,753.54" table:display="true" table:show-details="true"/>
                <table:data-pilot-member table:name="$41,934.71" table:display="true" table:show-details="true"/>
                <table:data-pilot-member table:name="$111,049.84" table:display="true" table:show-details="true"/>
                <table:data-pilot-member table:name="$74,279.01" table:display="true" table:show-details="true"/>
                <table:data-pilot-member table:name="$54,137.05" table:display="true" table:show-details="true"/>
                <table:data-pilot-member table:name="$38,438.24" table:display="true" table:show-details="true"/>
                <table:data-pilot-member table:name="$44,447.26" table:display="true" table:show-details="true"/>
                <table:data-pilot-member table:name="$74,924.65" table:display="true" table:show-details="true"/>
                <table:data-pilot-member table:name="$86,556.96" table:display="true" table:show-details="true"/>
                <table:data-pilot-member table:name="$68,008.55" table:display="true" table:show-details="true"/>
                <table:data-pilot-member table:name="$90,697.67" table:display="true" table:show-details="true"/>
                <table:data-pilot-member table:name="$44,403.77" table:display="true" table:show-details="true"/>
                <table:data-pilot-member table:name="$49,915.14" table:display="true" table:show-details="true"/>
                <table:data-pilot-member table:name="$113,616.23" table:display="true" table:show-details="true"/>
                <table:data-pilot-member table:name="$68,860.40" table:display="true" table:show-details="true"/>
                <table:data-pilot-member table:name="$71,371.37" table:display="true" table:show-details="true"/>
                <table:data-pilot-member table:name="$31,241.24" table:display="true" table:show-details="true"/>
                <table:data-pilot-member table:name="$66,017.18" table:display="true" table:show-details="true"/>
                <table:data-pilot-member table:name="$0.00" table:display="true" table:show-details="true"/>
                <table:data-pilot-member table:name="$40,445.29" table:display="true" table:show-details="true"/>
                <table:data-pilot-member table:name="$118,442.54" table:display="true" table:show-details="true"/>
                <table:data-pilot-member table:name="$44,845.33" table:display="true" table:show-details="true"/>
                <table:data-pilot-member table:name="$85,455.53" table:display="true" table:show-details="true"/>
                <table:data-pilot-member table:name="$52,270.22" table:display="true" table:show-details="true"/>
                <table:data-pilot-member table:name="$50,855.53" table:display="true" table:show-details="true"/>
                <table:data-pilot-member table:name="$90,884.32" table:display="true" table:show-details="true"/>
                <table:data-pilot-member table:name="$89,605.13" table:display="true" table:show-details="true"/>
                <table:data-pilot-member table:name="$88,425.08" table:display="true" table:show-details="true"/>
                <table:data-pilot-member table:name="$104,903.79" table:display="true" table:show-details="true"/>
                <table:data-pilot-member table:name="$69,057.32" table:display="true" table:show-details="true"/>
                <table:data-pilot-member table:name="$108,872.77" table:display="true" table:show-details="true"/>
                <table:data-pilot-member table:name="$68,887.84" table:display="true" table:show-details="true"/>
                <table:data-pilot-member table:name="$66,865.49" table:display="true" table:show-details="true"/>
                <table:data-pilot-member table:name="$100,731.95" table:display="true" table:show-details="true"/>
                <table:data-pilot-member table:name="$107,107.60" table:display="true" table:show-details="true"/>
                <table:data-pilot-member table:name="$75,733.74" table:display="true" table:show-details="true"/>
                <table:data-pilot-member table:name="$95,677.90" table:display="true" table:show-details="true"/>
                <table:data-pilot-member table:name="$109,143.17" table:display="true" table:show-details="true"/>
                <table:data-pilot-member table:name="$76,932.60" table:display="true" table:show-details="true"/>
                <table:data-pilot-member table:name="$69,913.39" table:display="true" table:show-details="true"/>
                <table:data-pilot-member table:name="$111,229.47" table:display="true" table:show-details="true"/>
                <table:data-pilot-member table:name="$85,879.23" table:display="true" table:show-details="true"/>
                <table:data-pilot-member table:name="$100,424.23" table:display="true" table:show-details="true"/>
                <table:data-pilot-member table:name="$71,924.85" table:display="true" table:show-details="true"/>
                <table:data-pilot-member table:name="$61,688.77" table:display="true" table:show-details="true"/>
                <table:data-pilot-member table:name="$75,475.93" table:display="true" table:show-details="true"/>
                <table:data-pilot-member table:name="$37,902.35" table:display="true" table:show-details="true"/>
                <table:data-pilot-member table:name="$63,555.73" table:display="true" table:show-details="true"/>
                <table:data-pilot-member table:name="$52,748.63" table:display="true" table:show-details="true"/>
                <table:data-pilot-member table:name="$109,163.39" table:display="true" table:show-details="true"/>
                <table:data-pilot-member table:name="$88,034.67" table:display="true" table:show-details="true"/>
                <table:data-pilot-member table:name="$42,161.77" table:display="true" table:show-details="true"/>
                <table:data-pilot-member table:name="$59,258.19" table:display="true" table:show-details="true"/>
                <table:data-pilot-member table:name="$71,570.99" table:display="true" table:show-details="true"/>
                <table:data-pilot-member table:name="$67,633.85" table:display="true" table:show-details="true"/>
                <table:data-pilot-member table:name="$89,838.77" table:display="true" table:show-details="true"/>
                <table:data-pilot-member table:name="$28,481.16" table:display="true" table:show-details="true"/>
                <table:data-pilot-member table:name="$114,425.19" table:display="true" table:show-details="true"/>
                <table:data-pilot-member table:name="$99,460.78" table:display="true" table:show-details="true"/>
                <table:data-pilot-member table:name="$88,511.17" table:display="true" table:show-details="true"/>
                <table:data-pilot-member table:name="$80,169.42" table:display="true" table:show-details="true"/>
                <table:data-pilot-member table:name="$88,689.09" table:display="true" table:show-details="true"/>
                <table:data-pilot-member table:name="$67,957.90" table:display="true" table:show-details="true"/>
                <table:data-pilot-member table:name="$69,163.39" table:display="true" table:show-details="true"/>
                <table:data-pilot-member table:name="$96,753.78" table:display="true" table:show-details="true"/>
                <table:data-pilot-member table:name="$28,974.03" table:display="true" table:show-details="true"/>
                <table:data-pilot-member table:name="$57,002.02" table:display="true" table:show-details="true"/>
                <table:data-pilot-member table:name="$33,031.26" table:display="true" table:show-details="true"/>
                <table:data-pilot-member table:name="$84,762.76" table:display="true" table:show-details="true"/>
                <table:data-pilot-member table:name="$39,700.82" table:display="true" table:show-details="true"/>
                <table:data-pilot-member table:name="$39,784.24" table:display="true" table:show-details="true"/>
                <table:data-pilot-member table:name="$31,816.57" table:display="true" table:show-details="true"/>
                <table:data-pilot-member table:name="$67,818.14" table:display="true" table:show-details="true"/>
                <table:data-pilot-member table:name="$79,567.69" table:display="true" table:show-details="true"/>
                <table:data-pilot-member table:name="$72,876.91" table:display="true" table:show-details="true"/>
                <table:data-pilot-member table:name="$43,329.22" table:display="true" table:show-details="true"/>
                <table:data-pilot-member table:name="$99,683.67" table:display="true" table:show-details="true"/>
                <table:data-pilot-member table:name="$106,775.14" table:display="true" table:show-details="true"/>
                <table:data-pilot-member table:name="$73,488.68" table:display="true" table:show-details="true"/>
                <table:data-pilot-member table:name="$72,843.23" table:display="true" table:show-details="true"/>
                <table:data-pilot-member table:name="$92,704.48" table:display="true" table:show-details="true"/>
                <table:data-pilot-member table:name="$100,371.31" table:display="true" table:show-details="true"/>
                <table:data-pilot-member table:name="$99,448.78" table:display="true" table:show-details="true"/>
                <table:data-pilot-member table:name="$69,764.10" table:display="true" table:show-details="true"/>
                <table:data-pilot-member table:name="$104,038.90" table:display="true" table:show-details="true"/>
                <table:data-pilot-member table:name="$47,646.95" table:display="true" table:show-details="true"/>
                <table:data-pilot-member table:name="$42,314.39" table:display="true" table:show-details="true"/>
                <table:data-pilot-member table:name="$84,598.88" table:display="true" table:show-details="true"/>
                <table:data-pilot-member table:name="$78,443.78" table:display="true" table:show-details="true"/>
                <table:data-pilot-member table:name="$57,419.35" table:display="true" table:show-details="true"/>
                <table:data-pilot-member table:name="$95,017.10" table:display="true" table:show-details="true"/>
                <table:data-pilot-member table:name="$31,042.51" table:display="true" table:show-details="true"/>
                <table:data-pilot-member table:name="$86,233.83" table:display="true" table:show-details="true"/>
                <table:data-pilot-member table:name="$86,558.58" table:display="true" table:show-details="true"/>
                <table:data-pilot-member table:name="$76,303.82" table:display="true" table:show-details="true"/>
                <table:data-pilot-member table:name="$101,187.36" table:display="true" table:show-details="true"/>
                <table:data-pilot-member table:name="$61,624.77" table:display="true" table:show-details="true"/>
                <table:data-pilot-member table:name="$31,172.77" table:display="true" table:show-details="true"/>
                <table:data-pilot-member table:name="$93,128.34" table:display="true" table:show-details="true"/>
                <table:data-pilot-member table:name="$112,778.28" table:display="true" table:show-details="true"/>
                <table:data-pilot-member table:name="$51,165.37" table:display="true" table:show-details="true"/>
                <table:data-pilot-member table:name="$59,434.18" table:display="true" table:show-details="true"/>
                <table:data-pilot-member table:name="$53,949.26" table:display="true" table:show-details="true"/>
                <table:data-pilot-member table:name="$96,555.53" table:display="true" table:show-details="true"/>
                <table:data-pilot-member table:name="$71,823.56" table:display="true" table:show-details="true"/>
                <table:data-pilot-member table:name="$61,214.26" table:display="true" table:show-details="true"/>
                <table:data-pilot-member table:name="$114,465.93" table:display="true" table:show-details="true"/>
                <table:data-pilot-member table:name="$32,496.88" table:display="true" table:show-details="true"/>
                <table:data-pilot-member table:name="$39,969.72" table:display="true" table:show-details="true"/>
                <table:data-pilot-member table:name="$114,691.03" table:display="true" table:show-details="true"/>
                <table:data-pilot-member table:name="$83,191.95" table:display="true" table:show-details="true"/>
                <table:data-pilot-member table:name="$113,747.56" table:display="true" table:show-details="true"/>
                <table:data-pilot-member table:name="$37,062.10" table:display="true" table:show-details="true"/>
                <table:data-pilot-member table:name="$73,360.38" table:display="true" table:show-details="true"/>
                <table:data-pilot-member table:name="$36,536.26" table:display="true" table:show-details="true"/>
                <table:data-pilot-member table:name="$89,829.33" table:display="true" table:show-details="true"/>
                <table:data-pilot-member table:name="$63,447.07" table:display="true" table:show-details="true"/>
                <table:data-pilot-member table:name="$52,246.29" table:display="true" table:show-details="true"/>
                <table:data-pilot-member table:name="$58,935.92" table:display="true" table:show-details="true"/>
                <table:data-pilot-member table:name="$83,396.50" table:display="true" table:show-details="true"/>
                <table:data-pilot-member table:name="$111,815.49" table:display="true" table:show-details="true"/>
                <table:data-pilot-member table:name="$116,767.63" table:display="true" table:show-details="true"/>
                <table:data-pilot-member table:name="$78,840.23" table:display="true" table:show-details="true"/>
                <table:data-pilot-member table:name="$28,160.79" table:display="true" table:show-details="true"/>
                <table:data-pilot-member table:name="$58,744.17" table:display="true" table:show-details="true"/>
                <table:data-pilot-member table:name="$70,755.50" table:display="true" table:show-details="true"/>
                <table:data-pilot-member table:name="$106,665.67" table:display="true" table:show-details="true"/>
                <table:data-pilot-member table:name="$76,320.44" table:display="true" table:show-details="true"/>
                <table:data-pilot-member table:name="$110,906.35" table:display="true" table:show-details="true"/>
                <table:data-pilot-member table:name="$47,362.6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art 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.8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9" table:display="true" table:show-details="true"/>
                <table:data-pilot-member table:name="0.5" table:display="true" table:show-details="true"/>
                <table:data-pilot-member table:name="0.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Work location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Hyderabad, India" table:display="true" table:show-details="true"/>
                <table:data-pilot-member table:name="Remote" table:display="true" table:show-details="true"/>
                <table:data-pilot-member table:name="Wellington, New Zealand" table:display="true" table:show-details="true"/>
                <table:data-pilot-member table:name="Columbus, USA" table:display="true" table:show-details="true"/>
                <table:data-pilot-member table:name="Seattle, USA" table:display="true" table:show-details="true"/>
                <table:data-pilot-member table:name="Auckland, New Zealand" table:display="true" table:show-details="true"/>
                <table:data-pilot-member table:name="Chennai, India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partmen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ounting" table:display="true" table:show-details="true"/>
                <table:data-pilot-member table:name="Business Development" table:display="true" table:show-details="true"/>
                <table:data-pilot-member table:name="Engineering" table:display="true" table:show-details="true"/>
                <table:data-pilot-member table:name="Human Resources" table:display="true" table:show-details="true"/>
                <table:data-pilot-member table:name="Legal" table:display="true" table:show-details="true"/>
                <table:data-pilot-member table:name="Marketing" table:display="true" table:show-details="true"/>
                <table:data-pilot-member table:name="NULL" table:display="true" table:show-details="true"/>
                <table:data-pilot-member table:name="Product Management" table:display="true" table:show-details="true"/>
                <table:data-pilot-member table:name="Research and Development" table:display="true" table:show-details="true"/>
                <table:data-pilot-member table:name="Sales" table:display="true" table:show-details="true"/>
                <table:data-pilot-member table:name="Services" table:display="true" table:show-details="true"/>
                <table:data-pilot-member table:name="Support" table:display="true" table:show-details="true"/>
                <table:data-pilot-member table:name="Training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ployee type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ixed Term" table:display="true" table:show-details="true"/>
                <table:data-pilot-member table:name="Permanent" table:display="true" table:show-details="true"/>
                <table:data-pilot-member table:name="Temporary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Gender" table:orientation="page" table:used-hierarchy="-1" table:function="auto" loext:ignore-selected-page="true" table:selected-page="Female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Name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rdella Dyment" table:display="true" table:show-details="true"/>
                <table:data-pilot-member table:name="Minerva Ricardot" table:display="true" table:show-details="true"/>
                <table:data-pilot-member table:name="Marquita Liquorish" table:display="true" table:show-details="true"/>
                <table:data-pilot-member table:name="Billi Fellgate" table:display="true" table:show-details="true"/>
                <table:data-pilot-member table:name="Lion Adcock" table:display="true" table:show-details="true"/>
                <table:data-pilot-member table:name="Hogan Iles" table:display="true" table:show-details="true"/>
                <table:data-pilot-member table:name="Jill Shipsey" table:display="true" table:show-details="true"/>
                <table:data-pilot-member table:name="Daisie McNeice" table:display="true" table:show-details="true"/>
                <table:data-pilot-member table:name="Inger Chapelhow" table:display="true" table:show-details="true"/>
                <table:data-pilot-member table:name="Mollie Hanway" table:display="true" table:show-details="true"/>
                <table:data-pilot-member table:name="Enoch Dowrey" table:display="true" table:show-details="true"/>
                <table:data-pilot-member table:name="Eleonore Airdrie" table:display="true" table:show-details="true"/>
                <table:data-pilot-member table:name="Adolph McNalley" table:display="true" table:show-details="true"/>
                <table:data-pilot-member table:name="Genevra Friday" table:display="true" table:show-details="true"/>
                <table:data-pilot-member table:name="Aloise MacCathay" table:display="true" table:show-details="true"/>
                <table:data-pilot-member table:name="Jamesy O'Ferris" table:display="true" table:show-details="true"/>
                <table:data-pilot-member table:name="Eilis Pavlasek" table:display="true" table:show-details="true"/>
                <table:data-pilot-member table:name="Iris Wagg" table:display="true" table:show-details="true"/>
                <table:data-pilot-member table:name="Beverie Moffet" table:display="true" table:show-details="true"/>
                <table:data-pilot-member table:name="Fanchon Furney" table:display="true" table:show-details="true"/>
                <table:data-pilot-member table:name="Vernor Atyea" table:display="true" table:show-details="true"/>
                <table:data-pilot-member table:name="Althea Bronger" table:display="true" table:show-details="true"/>
                <table:data-pilot-member table:name="Evanne Sheryn" table:display="true" table:show-details="true"/>
                <table:data-pilot-member table:name="Daisie Dahlman" table:display="true" table:show-details="true"/>
                <table:data-pilot-member table:name="Isaak Rawne" table:display="true" table:show-details="true"/>
                <table:data-pilot-member table:name="Vaughn Carvill" table:display="true" table:show-details="true"/>
                <table:data-pilot-member table:name="Estell Kingsland" table:display="true" table:show-details="true"/>
                <table:data-pilot-member table:name="Danica Nayshe" table:display="true" table:show-details="true"/>
                <table:data-pilot-member table:name="Stan Tolliday" table:display="true" table:show-details="true"/>
                <table:data-pilot-member table:name="Myrle Prandoni" table:display="true" table:show-details="true"/>
                <table:data-pilot-member table:name="Vere Kulic" table:display="true" table:show-details="true"/>
                <table:data-pilot-member table:name="Brose MacCorkell" table:display="true" table:show-details="true"/>
                <table:data-pilot-member table:name="Edd MacKnockiter" table:display="true" table:show-details="true"/>
                <table:data-pilot-member table:name="Kath Bletsoe" table:display="true" table:show-details="true"/>
                <table:data-pilot-member table:name="Van Tuxwell" table:display="true" table:show-details="true"/>
                <table:data-pilot-member table:name="Giffer Berlin" table:display="true" table:show-details="true"/>
                <table:data-pilot-member table:name="Wyn Treadger" table:display="true" table:show-details="true"/>
                <table:data-pilot-member table:name="Nananne Gehringer" table:display="true" table:show-details="true"/>
                <table:data-pilot-member table:name="Oona Donan" table:display="true" table:show-details="true"/>
                <table:data-pilot-member table:name="Carlin Demke" table:display="true" table:show-details="true"/>
                <table:data-pilot-member table:name="Melisa Knott" table:display="true" table:show-details="true"/>
                <table:data-pilot-member table:name="Collen Dunbleton" table:display="true" table:show-details="true"/>
                <table:data-pilot-member table:name="Orlando Gorstidge" table:display="true" table:show-details="true"/>
                <table:data-pilot-member table:name="Louise Lamming" table:display="true" table:show-details="true"/>
                <table:data-pilot-member table:name="Amery Ofer" table:display="true" table:show-details="true"/>
                <table:data-pilot-member table:name="Leena Bruckshaw" table:display="true" table:show-details="true"/>
                <table:data-pilot-member table:name="Verla Timmis" table:display="true" table:show-details="true"/>
                <table:data-pilot-member table:name="Ansley Gounel" table:display="true" table:show-details="true"/>
                <table:data-pilot-member table:name="Calvin O'Carroll" table:display="true" table:show-details="true"/>
                <table:data-pilot-member table:name="Faun Rickeard" table:display="true" table:show-details="true"/>
                <table:data-pilot-member table:name="Riccardo Hagan" table:display="true" table:show-details="true"/>
                <table:data-pilot-member table:name="Barr Faughny" table:display="true" table:show-details="true"/>
                <table:data-pilot-member table:name="Dennison Crosswaite" table:display="true" table:show-details="true"/>
                <table:data-pilot-member table:name="Julietta Culross" table:display="true" table:show-details="true"/>
                <table:data-pilot-member table:name="Caron Kolakovic" table:display="true" table:show-details="true"/>
                <table:data-pilot-member table:name="Westbrook Brandino" table:display="true" table:show-details="true"/>
                <table:data-pilot-member table:name="Joaquin McVitty" table:display="true" table:show-details="true"/>
                <table:data-pilot-member table:name="Frasier Straw" table:display="true" table:show-details="true"/>
                <table:data-pilot-member table:name="Mabel Orrow" table:display="true" table:show-details="true"/>
                <table:data-pilot-member table:name="Jessica Callcott" table:display="true" table:show-details="true"/>
                <table:data-pilot-member table:name="Lezlie Philcott" table:display="true" table:show-details="true"/>
                <table:data-pilot-member table:name="Layton Crayden" table:display="true" table:show-details="true"/>
                <table:data-pilot-member table:name="Dave Lacoste" table:display="true" table:show-details="true"/>
                <table:data-pilot-member table:name="Sidoney Yitzhok" table:display="true" table:show-details="true"/>
                <table:data-pilot-member table:name="Pippy Shepperd" table:display="true" table:show-details="true"/>
                <table:data-pilot-member table:name="Matias Cormack" table:display="true" table:show-details="true"/>
                <table:data-pilot-member table:name="Novelia Pyffe" table:display="true" table:show-details="true"/>
                <table:data-pilot-member table:name="Mickie Dagwell" table:display="true" table:show-details="true"/>
                <table:data-pilot-member table:name="Aldrich Glenny" table:display="true" table:show-details="true"/>
                <table:data-pilot-member table:name="Cara Havers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Inge Creer" table:display="true" table:show-details="true"/>
                <table:data-pilot-member table:name="Syd Fearn" table:display="true" table:show-details="true"/>
                <table:data-pilot-member table:name="Gradey Litton" table:display="true" table:show-details="true"/>
                <table:data-pilot-member table:name="Felice McMurty" table:display="true" table:show-details="true"/>
                <table:data-pilot-member table:name="Robinia Scholling" table:display="true" table:show-details="true"/>
                <table:data-pilot-member table:name="Inger Andriveaux" table:display="true" table:show-details="true"/>
                <table:data-pilot-member table:name="Alexandros Rackley" table:display="true" table:show-details="true"/>
                <table:data-pilot-member table:name="Easter Pyke" table:display="true" table:show-details="true"/>
                <table:data-pilot-member table:name="Revkah Antonacci" table:display="true" table:show-details="true"/>
                <table:data-pilot-member table:name="Yanaton Wooster" table:display="true" table:show-details="true"/>
                <table:data-pilot-member table:name="Pearla Beteriss" table:display="true" table:show-details="true"/>
                <table:data-pilot-member table:name="Natalee Craiker" table:display="true" table:show-details="true"/>
                <table:data-pilot-member table:name="Mick Spraberry" table:display="true" table:show-details="true"/>
                <table:data-pilot-member table:name="Collin Jagson" table:display="true" table:show-details="true"/>
                <table:data-pilot-member table:name="Gilda Richen" table:display="true" table:show-details="true"/>
                <table:data-pilot-member table:name="Tammi Lackham" table:display="true" table:show-details="true"/>
                <table:data-pilot-member table:name="Grazia Bunkle" table:display="true" table:show-details="true"/>
                <table:data-pilot-member table:name="Camilla Castle" table:display="true" table:show-details="true"/>
                <table:data-pilot-member table:name="Jo-anne Gobeau" table:display="true" table:show-details="true"/>
                <table:data-pilot-member table:name="Lincoln Cord" table:display="true" table:show-details="true"/>
                <table:data-pilot-member table:name="Maritsa Marusic" table:display="true" table:show-details="true"/>
                <table:data-pilot-member table:name="Rafaelita Blaksland" table:display="true" table:show-details="true"/>
                <table:data-pilot-member table:name="Barbara-anne Kenchington" table:display="true" table:show-details="true"/>
                <table:data-pilot-member table:name="Dulsea Folkes" table:display="true" table:show-details="true"/>
                <table:data-pilot-member table:name="Caresa Christer" table:display="true" table:show-details="true"/>
                <table:data-pilot-member table:name="Dean Biggam" table:display="true" table:show-details="true"/>
                <table:data-pilot-member table:name="Alicea Pudsall" table:display="true" table:show-details="true"/>
                <table:data-pilot-member table:name="Alyosha Riquet" table:display="true" table:show-details="true"/>
                <table:data-pilot-member table:name="Ignacius Losel" table:display="true" table:show-details="true"/>
                <table:data-pilot-member table:name="Cletus McGarahan" table:display="true" table:show-details="true"/>
                <table:data-pilot-member table:name="Granny Spencelayh" table:display="true" table:show-details="true"/>
                <table:data-pilot-member table:name="Shantee D'Antonio" table:display="true" table:show-details="true"/>
                <table:data-pilot-member table:name="Katya Hundy" table:display="true" table:show-details="true"/>
                <table:data-pilot-member table:name="Aileen McCritchie" table:display="true" table:show-details="true"/>
                <table:data-pilot-member table:name="Fred Dudeney" table:display="true" table:show-details="true"/>
                <table:data-pilot-member table:name="Anjanette Ferre" table:display="true" table:show-details="true"/>
                <table:data-pilot-member table:name="Grady Rochelle" table:display="true" table:show-details="true"/>
                <table:data-pilot-member table:name="Lizzie Mullally" table:display="true" table:show-details="true"/>
                <table:data-pilot-member table:name="Antonetta Coggeshall" table:display="true" table:show-details="true"/>
                <table:data-pilot-member table:name="Wald Bountiff" table:display="true" table:show-details="true"/>
                <table:data-pilot-member table:name="Mackenzie Hannis" table:display="true" table:show-details="true"/>
                <table:data-pilot-member table:name="Thorvald Milliken" table:display="true" table:show-details="true"/>
                <table:data-pilot-member table:name="Iain Wiburn" table:display="true" table:show-details="true"/>
                <table:data-pilot-member table:name="Debera Gow" table:display="true" table:show-details="true"/>
                <table:data-pilot-member table:name="Dare Tully" table:display="true" table:show-details="true"/>
                <table:data-pilot-member table:name="Bendite Bloan" table:display="true" table:show-details="true"/>
                <table:data-pilot-member table:name="Doe Clubley" table:display="true" table:show-details="true"/>
                <table:data-pilot-member table:name="Kellsie Waby" table:display="true" table:show-details="true"/>
                <table:data-pilot-member table:name="Crawford Scad" table:display="true" table:show-details="true"/>
                <table:data-pilot-member table:name="Seward Kubera" table:display="true" table:show-details="true"/>
                <table:data-pilot-member table:name="Janina Wolverson" table:display="true" table:show-details="true"/>
                <table:data-pilot-member table:name="Bari Toffano" table:display="true" table:show-details="true"/>
                <table:data-pilot-member table:name="Lea Chaplin" table:display="true" table:show-details="true"/>
                <table:data-pilot-member table:name="Marline Wahncke" table:display="true" table:show-details="true"/>
                <table:data-pilot-member table:name="Hinda Label" table:display="true" table:show-details="true"/>
                <table:data-pilot-member table:name="Shaylyn Ransbury" table:display="true" table:show-details="true"/>
                <table:data-pilot-member table:name="Tadio Audritt" table:display="true" table:show-details="true"/>
                <table:data-pilot-member table:name="Thedrick Bothwell" table:display="true" table:show-details="true"/>
                <table:data-pilot-member table:name="Tristam Cuming" table:display="true" table:show-details="true"/>
                <table:data-pilot-member table:name="Maible Azemar" table:display="true" table:show-details="true"/>
                <table:data-pilot-member table:name="Giselbert Newlands" table:display="true" table:show-details="true"/>
                <table:data-pilot-member table:name="Magnum Locksley" table:display="true" table:show-details="true"/>
                <table:data-pilot-member table:name="Letisha Carrett" table:display="true" table:show-details="true"/>
                <table:data-pilot-member table:name="Adrianne Gave" table:display="true" table:show-details="true"/>
                <table:data-pilot-member table:name="Tabby Astall" table:display="true" table:show-details="true"/>
                <table:data-pilot-member table:name="Adela Dowsett" table:display="true" table:show-details="true"/>
                <table:data-pilot-member table:name="Brendan Edgeller" table:display="true" table:show-details="true"/>
                <table:data-pilot-member table:name="Lissy McCoy" table:display="true" table:show-details="true"/>
                <table:data-pilot-member table:name="Charmane Heistermann" table:display="true" table:show-details="true"/>
                <table:data-pilot-member table:name="Gilles Jaquet" table:display="true" table:show-details="true"/>
                <table:data-pilot-member table:name="Audry Yu" table:display="true" table:show-details="true"/>
                <table:data-pilot-member table:name="Abigael Basire" table:display="true" table:show-details="true"/>
                <table:data-pilot-member table:name="Ginger Myott" table:display="true" table:show-details="true"/>
                <table:data-pilot-member table:name="Freddy Linford" table:display="true" table:show-details="true"/>
                <table:data-pilot-member table:name="Lindy Guillet" table:display="true" table:show-details="true"/>
                <table:data-pilot-member table:name="Northrop Reid" table:display="true" table:show-details="true"/>
                <table:data-pilot-member table:name="Rhiamon Mollison" table:display="true" table:show-details="true"/>
                <table:data-pilot-member table:name="Thekla Lynnett" table:display="true" table:show-details="true"/>
                <table:data-pilot-member table:name="Aluin Churly" table:display="true" table:show-details="true"/>
                <table:data-pilot-member table:name="Delphine Jewis" table:display="true" table:show-details="true"/>
                <table:data-pilot-member table:name="Evangelina Lergan" table:display="true" table:show-details="true"/>
                <table:data-pilot-member table:name="Alexis Gotfrey" table:display="true" table:show-details="true"/>
                <table:data-pilot-member table:name="Adey Ryal" table:display="true" table:show-details="true"/>
                <table:data-pilot-member table:name="Devinne Tuny" table:display="true" table:show-details="true"/>
                <table:data-pilot-member table:name="Shellysheldon Mahady" table:display="true" table:show-details="true"/>
                <table:data-pilot-member table:name="Tallie Chaikovski" table:display="true" table:show-details="true"/>
                <table:data-pilot-member table:name="Alic Bagg" table:display="true" table:show-details="true"/>
                <table:data-pilot-member table:name="Floyd Cowgill" table:display="true" table:show-details="true"/>
                <table:data-pilot-member table:name="Renaldo Thomassin" table:display="true" table:show-details="true"/>
                <table:data-pilot-member table:name="Karyn Creeghan" table:display="true" table:show-details="true"/>
                <table:data-pilot-member table:name="Richy Gray" table:display="true" table:show-details="true"/>
                <table:data-pilot-member table:name="Egor Minto" table:display="true" table:show-details="true"/>
                <table:data-pilot-member table:name="Leonidas Cavaney" table:display="true" table:show-details="true"/>
                <table:data-pilot-member table:name="Oby Sorrel" table:display="true" table:show-details="true"/>
                <table:data-pilot-member table:name="Dulce Colbeck" table:display="true" table:show-details="true"/>
                <table:data-pilot-member table:name="Michale Rolf" table:display="true" table:show-details="true"/>
                <table:data-pilot-member table:name="Ewart Hovel" table:display="true" table:show-details="true"/>
                <table:data-pilot-member table:name="Marissa Infante" table:display="true" table:show-details="true"/>
                <table:data-pilot-member table:name="Edi Hofton" table:display="true" table:show-details="true"/>
                <table:data-pilot-member table:name="Malory Biles" table:display="true" table:show-details="true"/>
                <table:data-pilot-member table:name="Carolyn Attack" table:display="true" table:show-details="true"/>
                <table:data-pilot-member table:name="Theresita Chasmer" table:display="true" table:show-details="true"/>
                <table:data-pilot-member table:name="Yvette Bett" table:display="true" table:show-details="true"/>
                <table:data-pilot-member table:name="Nickolai Artin" table:display="true" table:show-details="true"/>
                <table:data-pilot-member table:name="Dell Mollo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  <table:data-pilot-table table:name="Pivot Table 1 2" table:application-data="" table:target-range-address="'Pivot Table 1'.A22:'Pivot Table 1'.I37" table:buttons="'Pivot Table 1'.A23 'Pivot Table 1'.B22" table:show-filter-button="false">
          <table:source-cell-range table:cell-range-address="Sheet2.A1:Sheet2.I182"/>
          <table:data-pilot-field table:source-field-name="Nam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rdella Dyment" table:display="true" table:show-details="true"/>
                <table:data-pilot-member table:name="Minerva Ricardot" table:display="true" table:show-details="true"/>
                <table:data-pilot-member table:name="Marquita Liquorish" table:display="true" table:show-details="true"/>
                <table:data-pilot-member table:name="Billi Fellgate" table:display="true" table:show-details="true"/>
                <table:data-pilot-member table:name="Lion Adcock" table:display="true" table:show-details="true"/>
                <table:data-pilot-member table:name="Hogan Iles" table:display="true" table:show-details="true"/>
                <table:data-pilot-member table:name="Jill Shipsey" table:display="true" table:show-details="true"/>
                <table:data-pilot-member table:name="Daisie McNeice" table:display="true" table:show-details="true"/>
                <table:data-pilot-member table:name="Inger Chapelhow" table:display="true" table:show-details="true"/>
                <table:data-pilot-member table:name="Mollie Hanway" table:display="true" table:show-details="true"/>
                <table:data-pilot-member table:name="Enoch Dowrey" table:display="true" table:show-details="true"/>
                <table:data-pilot-member table:name="Eleonore Airdrie" table:display="true" table:show-details="true"/>
                <table:data-pilot-member table:name="Adolph McNalley" table:display="true" table:show-details="true"/>
                <table:data-pilot-member table:name="Genevra Friday" table:display="true" table:show-details="true"/>
                <table:data-pilot-member table:name="Aloise MacCathay" table:display="true" table:show-details="true"/>
                <table:data-pilot-member table:name="Jamesy O'Ferris" table:display="true" table:show-details="true"/>
                <table:data-pilot-member table:name="Eilis Pavlasek" table:display="true" table:show-details="true"/>
                <table:data-pilot-member table:name="Iris Wagg" table:display="true" table:show-details="true"/>
                <table:data-pilot-member table:name="Beverie Moffet" table:display="true" table:show-details="true"/>
                <table:data-pilot-member table:name="Fanchon Furney" table:display="true" table:show-details="true"/>
                <table:data-pilot-member table:name="Vernor Atyea" table:display="true" table:show-details="true"/>
                <table:data-pilot-member table:name="Althea Bronger" table:display="true" table:show-details="true"/>
                <table:data-pilot-member table:name="Evanne Sheryn" table:display="true" table:show-details="true"/>
                <table:data-pilot-member table:name="Daisie Dahlman" table:display="true" table:show-details="true"/>
                <table:data-pilot-member table:name="Isaak Rawne" table:display="true" table:show-details="true"/>
                <table:data-pilot-member table:name="Vaughn Carvill" table:display="true" table:show-details="true"/>
                <table:data-pilot-member table:name="Estell Kingsland" table:display="true" table:show-details="true"/>
                <table:data-pilot-member table:name="Danica Nayshe" table:display="true" table:show-details="true"/>
                <table:data-pilot-member table:name="Stan Tolliday" table:display="true" table:show-details="true"/>
                <table:data-pilot-member table:name="Myrle Prandoni" table:display="true" table:show-details="true"/>
                <table:data-pilot-member table:name="Vere Kulic" table:display="true" table:show-details="true"/>
                <table:data-pilot-member table:name="Brose MacCorkell" table:display="true" table:show-details="true"/>
                <table:data-pilot-member table:name="Edd MacKnockiter" table:display="true" table:show-details="true"/>
                <table:data-pilot-member table:name="Kath Bletsoe" table:display="true" table:show-details="true"/>
                <table:data-pilot-member table:name="Van Tuxwell" table:display="true" table:show-details="true"/>
                <table:data-pilot-member table:name="Giffer Berlin" table:display="true" table:show-details="true"/>
                <table:data-pilot-member table:name="Wyn Treadger" table:display="true" table:show-details="true"/>
                <table:data-pilot-member table:name="Nananne Gehringer" table:display="true" table:show-details="true"/>
                <table:data-pilot-member table:name="Oona Donan" table:display="true" table:show-details="true"/>
                <table:data-pilot-member table:name="Carlin Demke" table:display="true" table:show-details="true"/>
                <table:data-pilot-member table:name="Melisa Knott" table:display="true" table:show-details="true"/>
                <table:data-pilot-member table:name="Collen Dunbleton" table:display="true" table:show-details="true"/>
                <table:data-pilot-member table:name="Orlando Gorstidge" table:display="true" table:show-details="true"/>
                <table:data-pilot-member table:name="Louise Lamming" table:display="true" table:show-details="true"/>
                <table:data-pilot-member table:name="Amery Ofer" table:display="true" table:show-details="true"/>
                <table:data-pilot-member table:name="Leena Bruckshaw" table:display="true" table:show-details="true"/>
                <table:data-pilot-member table:name="Verla Timmis" table:display="true" table:show-details="true"/>
                <table:data-pilot-member table:name="Ansley Gounel" table:display="true" table:show-details="true"/>
                <table:data-pilot-member table:name="Calvin O'Carroll" table:display="true" table:show-details="true"/>
                <table:data-pilot-member table:name="Faun Rickeard" table:display="true" table:show-details="true"/>
                <table:data-pilot-member table:name="Riccardo Hagan" table:display="true" table:show-details="true"/>
                <table:data-pilot-member table:name="Barr Faughny" table:display="true" table:show-details="true"/>
                <table:data-pilot-member table:name="Dennison Crosswaite" table:display="true" table:show-details="true"/>
                <table:data-pilot-member table:name="Julietta Culross" table:display="true" table:show-details="true"/>
                <table:data-pilot-member table:name="Caron Kolakovic" table:display="true" table:show-details="true"/>
                <table:data-pilot-member table:name="Westbrook Brandino" table:display="true" table:show-details="true"/>
                <table:data-pilot-member table:name="Joaquin McVitty" table:display="true" table:show-details="true"/>
                <table:data-pilot-member table:name="Frasier Straw" table:display="true" table:show-details="true"/>
                <table:data-pilot-member table:name="Mabel Orrow" table:display="true" table:show-details="true"/>
                <table:data-pilot-member table:name="Jessica Callcott" table:display="true" table:show-details="true"/>
                <table:data-pilot-member table:name="Lezlie Philcott" table:display="true" table:show-details="true"/>
                <table:data-pilot-member table:name="Layton Crayden" table:display="true" table:show-details="true"/>
                <table:data-pilot-member table:name="Dave Lacoste" table:display="true" table:show-details="true"/>
                <table:data-pilot-member table:name="Sidoney Yitzhok" table:display="true" table:show-details="true"/>
                <table:data-pilot-member table:name="Pippy Shepperd" table:display="true" table:show-details="true"/>
                <table:data-pilot-member table:name="Matias Cormack" table:display="true" table:show-details="true"/>
                <table:data-pilot-member table:name="Novelia Pyffe" table:display="true" table:show-details="true"/>
                <table:data-pilot-member table:name="Mickie Dagwell" table:display="true" table:show-details="true"/>
                <table:data-pilot-member table:name="Aldrich Glenny" table:display="true" table:show-details="true"/>
                <table:data-pilot-member table:name="Cara Havers" table:display="true" table:show-details="true"/>
                <table:data-pilot-member table:name="Niko MacGille" table:display="true" table:show-details="true"/>
                <table:data-pilot-member table:name="North Bertomeu" table:display="true" table:show-details="true"/>
                <table:data-pilot-member table:name="Inge Creer" table:display="true" table:show-details="true"/>
                <table:data-pilot-member table:name="Syd Fearn" table:display="true" table:show-details="true"/>
                <table:data-pilot-member table:name="Gradey Litton" table:display="true" table:show-details="true"/>
                <table:data-pilot-member table:name="Felice McMurty" table:display="true" table:show-details="true"/>
                <table:data-pilot-member table:name="Robinia Scholling" table:display="true" table:show-details="true"/>
                <table:data-pilot-member table:name="Inger Andriveaux" table:display="true" table:show-details="true"/>
                <table:data-pilot-member table:name="Alexandros Rackley" table:display="true" table:show-details="true"/>
                <table:data-pilot-member table:name="Easter Pyke" table:display="true" table:show-details="true"/>
                <table:data-pilot-member table:name="Revkah Antonacci" table:display="true" table:show-details="true"/>
                <table:data-pilot-member table:name="Yanaton Wooster" table:display="true" table:show-details="true"/>
                <table:data-pilot-member table:name="Pearla Beteriss" table:display="true" table:show-details="true"/>
                <table:data-pilot-member table:name="Natalee Craiker" table:display="true" table:show-details="true"/>
                <table:data-pilot-member table:name="Mick Spraberry" table:display="true" table:show-details="true"/>
                <table:data-pilot-member table:name="Collin Jagson" table:display="true" table:show-details="true"/>
                <table:data-pilot-member table:name="Gilda Richen" table:display="true" table:show-details="true"/>
                <table:data-pilot-member table:name="Tammi Lackham" table:display="true" table:show-details="true"/>
                <table:data-pilot-member table:name="Grazia Bunkle" table:display="true" table:show-details="true"/>
                <table:data-pilot-member table:name="Camilla Castle" table:display="true" table:show-details="true"/>
                <table:data-pilot-member table:name="Jo-anne Gobeau" table:display="true" table:show-details="true"/>
                <table:data-pilot-member table:name="Lincoln Cord" table:display="true" table:show-details="true"/>
                <table:data-pilot-member table:name="Maritsa Marusic" table:display="true" table:show-details="true"/>
                <table:data-pilot-member table:name="Rafaelita Blaksland" table:display="true" table:show-details="true"/>
                <table:data-pilot-member table:name="Barbara-anne Kenchington" table:display="true" table:show-details="true"/>
                <table:data-pilot-member table:name="Dulsea Folkes" table:display="true" table:show-details="true"/>
                <table:data-pilot-member table:name="Caresa Christer" table:display="true" table:show-details="true"/>
                <table:data-pilot-member table:name="Dean Biggam" table:display="true" table:show-details="true"/>
                <table:data-pilot-member table:name="Alicea Pudsall" table:display="true" table:show-details="true"/>
                <table:data-pilot-member table:name="Alyosha Riquet" table:display="true" table:show-details="true"/>
                <table:data-pilot-member table:name="Ignacius Losel" table:display="true" table:show-details="true"/>
                <table:data-pilot-member table:name="Cletus McGarahan" table:display="true" table:show-details="true"/>
                <table:data-pilot-member table:name="Granny Spencelayh" table:display="true" table:show-details="true"/>
                <table:data-pilot-member table:name="Shantee D'Antonio" table:display="true" table:show-details="true"/>
                <table:data-pilot-member table:name="Katya Hundy" table:display="true" table:show-details="true"/>
                <table:data-pilot-member table:name="Aileen McCritchie" table:display="true" table:show-details="true"/>
                <table:data-pilot-member table:name="Fred Dudeney" table:display="true" table:show-details="true"/>
                <table:data-pilot-member table:name="Anjanette Ferre" table:display="true" table:show-details="true"/>
                <table:data-pilot-member table:name="Grady Rochelle" table:display="true" table:show-details="true"/>
                <table:data-pilot-member table:name="Lizzie Mullally" table:display="true" table:show-details="true"/>
                <table:data-pilot-member table:name="Antonetta Coggeshall" table:display="true" table:show-details="true"/>
                <table:data-pilot-member table:name="Wald Bountiff" table:display="true" table:show-details="true"/>
                <table:data-pilot-member table:name="Mackenzie Hannis" table:display="true" table:show-details="true"/>
                <table:data-pilot-member table:name="Thorvald Milliken" table:display="true" table:show-details="true"/>
                <table:data-pilot-member table:name="Iain Wiburn" table:display="true" table:show-details="true"/>
                <table:data-pilot-member table:name="Debera Gow" table:display="true" table:show-details="true"/>
                <table:data-pilot-member table:name="Dare Tully" table:display="true" table:show-details="true"/>
                <table:data-pilot-member table:name="Bendite Bloan" table:display="true" table:show-details="true"/>
                <table:data-pilot-member table:name="Doe Clubley" table:display="true" table:show-details="true"/>
                <table:data-pilot-member table:name="Kellsie Waby" table:display="true" table:show-details="true"/>
                <table:data-pilot-member table:name="Crawford Scad" table:display="true" table:show-details="true"/>
                <table:data-pilot-member table:name="Seward Kubera" table:display="true" table:show-details="true"/>
                <table:data-pilot-member table:name="Janina Wolverson" table:display="true" table:show-details="true"/>
                <table:data-pilot-member table:name="Bari Toffano" table:display="true" table:show-details="true"/>
                <table:data-pilot-member table:name="Lea Chaplin" table:display="true" table:show-details="true"/>
                <table:data-pilot-member table:name="Marline Wahncke" table:display="true" table:show-details="true"/>
                <table:data-pilot-member table:name="Hinda Label" table:display="true" table:show-details="true"/>
                <table:data-pilot-member table:name="Shaylyn Ransbury" table:display="true" table:show-details="true"/>
                <table:data-pilot-member table:name="Tadio Audritt" table:display="true" table:show-details="true"/>
                <table:data-pilot-member table:name="Thedrick Bothwell" table:display="true" table:show-details="true"/>
                <table:data-pilot-member table:name="Tristam Cuming" table:display="true" table:show-details="true"/>
                <table:data-pilot-member table:name="Maible Azemar" table:display="true" table:show-details="true"/>
                <table:data-pilot-member table:name="Giselbert Newlands" table:display="true" table:show-details="true"/>
                <table:data-pilot-member table:name="Magnum Locksley" table:display="true" table:show-details="true"/>
                <table:data-pilot-member table:name="Letisha Carrett" table:display="true" table:show-details="true"/>
                <table:data-pilot-member table:name="Adrianne Gave" table:display="true" table:show-details="true"/>
                <table:data-pilot-member table:name="Tabby Astall" table:display="true" table:show-details="true"/>
                <table:data-pilot-member table:name="Adela Dowsett" table:display="true" table:show-details="true"/>
                <table:data-pilot-member table:name="Brendan Edgeller" table:display="true" table:show-details="true"/>
                <table:data-pilot-member table:name="Lissy McCoy" table:display="true" table:show-details="true"/>
                <table:data-pilot-member table:name="Charmane Heistermann" table:display="true" table:show-details="true"/>
                <table:data-pilot-member table:name="Gilles Jaquet" table:display="true" table:show-details="true"/>
                <table:data-pilot-member table:name="Audry Yu" table:display="true" table:show-details="true"/>
                <table:data-pilot-member table:name="Abigael Basire" table:display="true" table:show-details="true"/>
                <table:data-pilot-member table:name="Ginger Myott" table:display="true" table:show-details="true"/>
                <table:data-pilot-member table:name="Freddy Linford" table:display="true" table:show-details="true"/>
                <table:data-pilot-member table:name="Lindy Guillet" table:display="true" table:show-details="true"/>
                <table:data-pilot-member table:name="Northrop Reid" table:display="true" table:show-details="true"/>
                <table:data-pilot-member table:name="Rhiamon Mollison" table:display="true" table:show-details="true"/>
                <table:data-pilot-member table:name="Thekla Lynnett" table:display="true" table:show-details="true"/>
                <table:data-pilot-member table:name="Aluin Churly" table:display="true" table:show-details="true"/>
                <table:data-pilot-member table:name="Delphine Jewis" table:display="true" table:show-details="true"/>
                <table:data-pilot-member table:name="Evangelina Lergan" table:display="true" table:show-details="true"/>
                <table:data-pilot-member table:name="Alexis Gotfrey" table:display="true" table:show-details="true"/>
                <table:data-pilot-member table:name="Adey Ryal" table:display="true" table:show-details="true"/>
                <table:data-pilot-member table:name="Devinne Tuny" table:display="true" table:show-details="true"/>
                <table:data-pilot-member table:name="Shellysheldon Mahady" table:display="true" table:show-details="true"/>
                <table:data-pilot-member table:name="Tallie Chaikovski" table:display="true" table:show-details="true"/>
                <table:data-pilot-member table:name="Alic Bagg" table:display="true" table:show-details="true"/>
                <table:data-pilot-member table:name="Floyd Cowgill" table:display="true" table:show-details="true"/>
                <table:data-pilot-member table:name="Renaldo Thomassin" table:display="true" table:show-details="true"/>
                <table:data-pilot-member table:name="Karyn Creeghan" table:display="true" table:show-details="true"/>
                <table:data-pilot-member table:name="Richy Gray" table:display="true" table:show-details="true"/>
                <table:data-pilot-member table:name="Egor Minto" table:display="true" table:show-details="true"/>
                <table:data-pilot-member table:name="Leonidas Cavaney" table:display="true" table:show-details="true"/>
                <table:data-pilot-member table:name="Oby Sorrel" table:display="true" table:show-details="true"/>
                <table:data-pilot-member table:name="Dulce Colbeck" table:display="true" table:show-details="true"/>
                <table:data-pilot-member table:name="Michale Rolf" table:display="true" table:show-details="true"/>
                <table:data-pilot-member table:name="Ewart Hovel" table:display="true" table:show-details="true"/>
                <table:data-pilot-member table:name="Marissa Infante" table:display="true" table:show-details="true"/>
                <table:data-pilot-member table:name="Edi Hofton" table:display="true" table:show-details="true"/>
                <table:data-pilot-member table:name="Malory Biles" table:display="true" table:show-details="true"/>
                <table:data-pilot-member table:name="Carolyn Attack" table:display="true" table:show-details="true"/>
                <table:data-pilot-member table:name="Theresita Chasmer" table:display="true" table:show-details="true"/>
                <table:data-pilot-member table:name="Yvette Bett" table:display="true" table:show-details="true"/>
                <table:data-pilot-member table:name="Nickolai Artin" table:display="true" table:show-details="true"/>
                <table:data-pilot-member table:name="Dell Mollo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Gender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Female" table:display="true" table:show-details="true"/>
                <table:data-pilot-member table:name="Male" table:display="true" table:show-details="true"/>
                <table:data-pilot-member table:name="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alary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$70,649.46" table:display="true" table:show-details="true"/>
                <table:data-pilot-member table:name="$105,468.70" table:display="true" table:show-details="true"/>
                <table:data-pilot-member table:name="" table:display="true" table:show-details="true"/>
                <table:data-pilot-member table:name="$68,980.52" table:display="true" table:show-details="true"/>
                <table:data-pilot-member table:name="$63,705.40" table:display="true" table:show-details="true"/>
                <table:data-pilot-member table:name="$114,177.23" table:display="true" table:show-details="true"/>
                <table:data-pilot-member table:name="$52,963.65" table:display="true" table:show-details="true"/>
                <table:data-pilot-member table:name="$50,310.09" table:display="true" table:show-details="true"/>
                <table:data-pilot-member table:name="$84,309.95" table:display="true" table:show-details="true"/>
                <table:data-pilot-member table:name="$112,645.99" table:display="true" table:show-details="true"/>
                <table:data-pilot-member table:name="$91,645.04" table:display="true" table:show-details="true"/>
                <table:data-pilot-member table:name="$97,105.19" table:display="true" table:show-details="true"/>
                <table:data-pilot-member table:name="$85,918.61" table:display="true" table:show-details="true"/>
                <table:data-pilot-member table:name="$50,449.46" table:display="true" table:show-details="true"/>
                <table:data-pilot-member table:name="$36,547.58" table:display="true" table:show-details="true"/>
                <table:data-pilot-member table:name="$115,191.38" table:display="true" table:show-details="true"/>
                <table:data-pilot-member table:name="$58,861.19" table:display="true" table:show-details="true"/>
                <table:data-pilot-member table:name="$75,974.99" table:display="true" table:show-details="true"/>
                <table:data-pilot-member table:name="$95,954.02" table:display="true" table:show-details="true"/>
                <table:data-pilot-member table:name="$102,934.09" table:display="true" table:show-details="true"/>
                <table:data-pilot-member table:name="$104,335.04" table:display="true" table:show-details="true"/>
                <table:data-pilot-member table:name="$81,897.79" table:display="true" table:show-details="true"/>
                <table:data-pilot-member table:name="$61,994.76" table:display="true" table:show-details="true"/>
                <table:data-pilot-member table:name="$37,362.30" table:display="true" table:show-details="true"/>
                <table:data-pilot-member table:name="$84,745.93" table:display="true" table:show-details="true"/>
                <table:data-pilot-member table:name="$32,192.15" table:display="true" table:show-details="true"/>
                <table:data-pilot-member table:name="$89,690.38" table:display="true" table:show-details="true"/>
                <table:data-pilot-member table:name="$39,535.49" table:display="true" table:show-details="true"/>
                <table:data-pilot-member table:name="$62,195.47" table:display="true" table:show-details="true"/>
                <table:data-pilot-member table:name="$66,572.58" table:display="true" table:show-details="true"/>
                <table:data-pilot-member table:name="$35,943.62" table:display="true" table:show-details="true"/>
                <table:data-pilot-member table:name="$119,022.49" table:display="true" table:show-details="true"/>
                <table:data-pilot-member table:name="$65,699.02" table:display="true" table:show-details="true"/>
                <table:data-pilot-member table:name="$80,695.74" table:display="true" table:show-details="true"/>
                <table:data-pilot-member table:name="$92,336.08" table:display="true" table:show-details="true"/>
                <table:data-pilot-member table:name="$69,192.85" table:display="true" table:show-details="true"/>
                <table:data-pilot-member table:name="$104,802.63" table:display="true" table:show-details="true"/>
                <table:data-pilot-member table:name="$88,360.79" table:display="true" table:show-details="true"/>
                <table:data-pilot-member table:name="$110,042.37" table:display="true" table:show-details="true"/>
                <table:data-pilot-member table:name="$86,010.54" table:display="true" table:show-details="true"/>
                <table:data-pilot-member table:name="$118,976.16" table:display="true" table:show-details="true"/>
                <table:data-pilot-member table:name="$40,753.54" table:display="true" table:show-details="true"/>
                <table:data-pilot-member table:name="$41,934.71" table:display="true" table:show-details="true"/>
                <table:data-pilot-member table:name="$111,049.84" table:display="true" table:show-details="true"/>
                <table:data-pilot-member table:name="$74,279.01" table:display="true" table:show-details="true"/>
                <table:data-pilot-member table:name="$54,137.05" table:display="true" table:show-details="true"/>
                <table:data-pilot-member table:name="$38,438.24" table:display="true" table:show-details="true"/>
                <table:data-pilot-member table:name="$44,447.26" table:display="true" table:show-details="true"/>
                <table:data-pilot-member table:name="$74,924.65" table:display="true" table:show-details="true"/>
                <table:data-pilot-member table:name="$86,556.96" table:display="true" table:show-details="true"/>
                <table:data-pilot-member table:name="$68,008.55" table:display="true" table:show-details="true"/>
                <table:data-pilot-member table:name="$90,697.67" table:display="true" table:show-details="true"/>
                <table:data-pilot-member table:name="$44,403.77" table:display="true" table:show-details="true"/>
                <table:data-pilot-member table:name="$49,915.14" table:display="true" table:show-details="true"/>
                <table:data-pilot-member table:name="$113,616.23" table:display="true" table:show-details="true"/>
                <table:data-pilot-member table:name="$68,860.40" table:display="true" table:show-details="true"/>
                <table:data-pilot-member table:name="$71,371.37" table:display="true" table:show-details="true"/>
                <table:data-pilot-member table:name="$31,241.24" table:display="true" table:show-details="true"/>
                <table:data-pilot-member table:name="$66,017.18" table:display="true" table:show-details="true"/>
                <table:data-pilot-member table:name="$0.00" table:display="true" table:show-details="true"/>
                <table:data-pilot-member table:name="$40,445.29" table:display="true" table:show-details="true"/>
                <table:data-pilot-member table:name="$118,442.54" table:display="true" table:show-details="true"/>
                <table:data-pilot-member table:name="$44,845.33" table:display="true" table:show-details="true"/>
                <table:data-pilot-member table:name="$85,455.53" table:display="true" table:show-details="true"/>
                <table:data-pilot-member table:name="$52,270.22" table:display="true" table:show-details="true"/>
                <table:data-pilot-member table:name="$50,855.53" table:display="true" table:show-details="true"/>
                <table:data-pilot-member table:name="$90,884.32" table:display="true" table:show-details="true"/>
                <table:data-pilot-member table:name="$89,605.13" table:display="true" table:show-details="true"/>
                <table:data-pilot-member table:name="$88,425.08" table:display="true" table:show-details="true"/>
                <table:data-pilot-member table:name="$104,903.79" table:display="true" table:show-details="true"/>
                <table:data-pilot-member table:name="$69,057.32" table:display="true" table:show-details="true"/>
                <table:data-pilot-member table:name="$108,872.77" table:display="true" table:show-details="true"/>
                <table:data-pilot-member table:name="$68,887.84" table:display="true" table:show-details="true"/>
                <table:data-pilot-member table:name="$66,865.49" table:display="true" table:show-details="true"/>
                <table:data-pilot-member table:name="$100,731.95" table:display="true" table:show-details="true"/>
                <table:data-pilot-member table:name="$107,107.60" table:display="true" table:show-details="true"/>
                <table:data-pilot-member table:name="$75,733.74" table:display="true" table:show-details="true"/>
                <table:data-pilot-member table:name="$95,677.90" table:display="true" table:show-details="true"/>
                <table:data-pilot-member table:name="$109,143.17" table:display="true" table:show-details="true"/>
                <table:data-pilot-member table:name="$76,932.60" table:display="true" table:show-details="true"/>
                <table:data-pilot-member table:name="$69,913.39" table:display="true" table:show-details="true"/>
                <table:data-pilot-member table:name="$111,229.47" table:display="true" table:show-details="true"/>
                <table:data-pilot-member table:name="$85,879.23" table:display="true" table:show-details="true"/>
                <table:data-pilot-member table:name="$100,424.23" table:display="true" table:show-details="true"/>
                <table:data-pilot-member table:name="$71,924.85" table:display="true" table:show-details="true"/>
                <table:data-pilot-member table:name="$61,688.77" table:display="true" table:show-details="true"/>
                <table:data-pilot-member table:name="$75,475.93" table:display="true" table:show-details="true"/>
                <table:data-pilot-member table:name="$37,902.35" table:display="true" table:show-details="true"/>
                <table:data-pilot-member table:name="$63,555.73" table:display="true" table:show-details="true"/>
                <table:data-pilot-member table:name="$52,748.63" table:display="true" table:show-details="true"/>
                <table:data-pilot-member table:name="$109,163.39" table:display="true" table:show-details="true"/>
                <table:data-pilot-member table:name="$88,034.67" table:display="true" table:show-details="true"/>
                <table:data-pilot-member table:name="$42,161.77" table:display="true" table:show-details="true"/>
                <table:data-pilot-member table:name="$59,258.19" table:display="true" table:show-details="true"/>
                <table:data-pilot-member table:name="$71,570.99" table:display="true" table:show-details="true"/>
                <table:data-pilot-member table:name="$67,633.85" table:display="true" table:show-details="true"/>
                <table:data-pilot-member table:name="$89,838.77" table:display="true" table:show-details="true"/>
                <table:data-pilot-member table:name="$28,481.16" table:display="true" table:show-details="true"/>
                <table:data-pilot-member table:name="$114,425.19" table:display="true" table:show-details="true"/>
                <table:data-pilot-member table:name="$99,460.78" table:display="true" table:show-details="true"/>
                <table:data-pilot-member table:name="$88,511.17" table:display="true" table:show-details="true"/>
                <table:data-pilot-member table:name="$80,169.42" table:display="true" table:show-details="true"/>
                <table:data-pilot-member table:name="$88,689.09" table:display="true" table:show-details="true"/>
                <table:data-pilot-member table:name="$67,957.90" table:display="true" table:show-details="true"/>
                <table:data-pilot-member table:name="$69,163.39" table:display="true" table:show-details="true"/>
                <table:data-pilot-member table:name="$96,753.78" table:display="true" table:show-details="true"/>
                <table:data-pilot-member table:name="$28,974.03" table:display="true" table:show-details="true"/>
                <table:data-pilot-member table:name="$57,002.02" table:display="true" table:show-details="true"/>
                <table:data-pilot-member table:name="$33,031.26" table:display="true" table:show-details="true"/>
                <table:data-pilot-member table:name="$84,762.76" table:display="true" table:show-details="true"/>
                <table:data-pilot-member table:name="$39,700.82" table:display="true" table:show-details="true"/>
                <table:data-pilot-member table:name="$39,784.24" table:display="true" table:show-details="true"/>
                <table:data-pilot-member table:name="$31,816.57" table:display="true" table:show-details="true"/>
                <table:data-pilot-member table:name="$67,818.14" table:display="true" table:show-details="true"/>
                <table:data-pilot-member table:name="$79,567.69" table:display="true" table:show-details="true"/>
                <table:data-pilot-member table:name="$72,876.91" table:display="true" table:show-details="true"/>
                <table:data-pilot-member table:name="$43,329.22" table:display="true" table:show-details="true"/>
                <table:data-pilot-member table:name="$99,683.67" table:display="true" table:show-details="true"/>
                <table:data-pilot-member table:name="$106,775.14" table:display="true" table:show-details="true"/>
                <table:data-pilot-member table:name="$73,488.68" table:display="true" table:show-details="true"/>
                <table:data-pilot-member table:name="$72,843.23" table:display="true" table:show-details="true"/>
                <table:data-pilot-member table:name="$92,704.48" table:display="true" table:show-details="true"/>
                <table:data-pilot-member table:name="$100,371.31" table:display="true" table:show-details="true"/>
                <table:data-pilot-member table:name="$99,448.78" table:display="true" table:show-details="true"/>
                <table:data-pilot-member table:name="$69,764.10" table:display="true" table:show-details="true"/>
                <table:data-pilot-member table:name="$104,038.90" table:display="true" table:show-details="true"/>
                <table:data-pilot-member table:name="$47,646.95" table:display="true" table:show-details="true"/>
                <table:data-pilot-member table:name="$42,314.39" table:display="true" table:show-details="true"/>
                <table:data-pilot-member table:name="$84,598.88" table:display="true" table:show-details="true"/>
                <table:data-pilot-member table:name="$78,443.78" table:display="true" table:show-details="true"/>
                <table:data-pilot-member table:name="$57,419.35" table:display="true" table:show-details="true"/>
                <table:data-pilot-member table:name="$95,017.10" table:display="true" table:show-details="true"/>
                <table:data-pilot-member table:name="$31,042.51" table:display="true" table:show-details="true"/>
                <table:data-pilot-member table:name="$86,233.83" table:display="true" table:show-details="true"/>
                <table:data-pilot-member table:name="$86,558.58" table:display="true" table:show-details="true"/>
                <table:data-pilot-member table:name="$76,303.82" table:display="true" table:show-details="true"/>
                <table:data-pilot-member table:name="$101,187.36" table:display="true" table:show-details="true"/>
                <table:data-pilot-member table:name="$61,624.77" table:display="true" table:show-details="true"/>
                <table:data-pilot-member table:name="$31,172.77" table:display="true" table:show-details="true"/>
                <table:data-pilot-member table:name="$93,128.34" table:display="true" table:show-details="true"/>
                <table:data-pilot-member table:name="$112,778.28" table:display="true" table:show-details="true"/>
                <table:data-pilot-member table:name="$51,165.37" table:display="true" table:show-details="true"/>
                <table:data-pilot-member table:name="$59,434.18" table:display="true" table:show-details="true"/>
                <table:data-pilot-member table:name="$53,949.26" table:display="true" table:show-details="true"/>
                <table:data-pilot-member table:name="$96,555.53" table:display="true" table:show-details="true"/>
                <table:data-pilot-member table:name="$71,823.56" table:display="true" table:show-details="true"/>
                <table:data-pilot-member table:name="$61,214.26" table:display="true" table:show-details="true"/>
                <table:data-pilot-member table:name="$114,465.93" table:display="true" table:show-details="true"/>
                <table:data-pilot-member table:name="$32,496.88" table:display="true" table:show-details="true"/>
                <table:data-pilot-member table:name="$39,969.72" table:display="true" table:show-details="true"/>
                <table:data-pilot-member table:name="$114,691.03" table:display="true" table:show-details="true"/>
                <table:data-pilot-member table:name="$83,191.95" table:display="true" table:show-details="true"/>
                <table:data-pilot-member table:name="$113,747.56" table:display="true" table:show-details="true"/>
                <table:data-pilot-member table:name="$37,062.10" table:display="true" table:show-details="true"/>
                <table:data-pilot-member table:name="$73,360.38" table:display="true" table:show-details="true"/>
                <table:data-pilot-member table:name="$36,536.26" table:display="true" table:show-details="true"/>
                <table:data-pilot-member table:name="$89,829.33" table:display="true" table:show-details="true"/>
                <table:data-pilot-member table:name="$63,447.07" table:display="true" table:show-details="true"/>
                <table:data-pilot-member table:name="$52,246.29" table:display="true" table:show-details="true"/>
                <table:data-pilot-member table:name="$58,935.92" table:display="true" table:show-details="true"/>
                <table:data-pilot-member table:name="$83,396.50" table:display="true" table:show-details="true"/>
                <table:data-pilot-member table:name="$111,815.49" table:display="true" table:show-details="true"/>
                <table:data-pilot-member table:name="$116,767.63" table:display="true" table:show-details="true"/>
                <table:data-pilot-member table:name="$78,840.23" table:display="true" table:show-details="true"/>
                <table:data-pilot-member table:name="$28,160.79" table:display="true" table:show-details="true"/>
                <table:data-pilot-member table:name="$58,744.17" table:display="true" table:show-details="true"/>
                <table:data-pilot-member table:name="$70,755.50" table:display="true" table:show-details="true"/>
                <table:data-pilot-member table:name="$106,665.67" table:display="true" table:show-details="true"/>
                <table:data-pilot-member table:name="$76,320.44" table:display="true" table:show-details="true"/>
                <table:data-pilot-member table:name="$110,906.35" table:display="true" table:show-details="true"/>
                <table:data-pilot-member table:name="$47,362.6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Start Da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FT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1" table:display="true" table:show-details="true"/>
                <table:data-pilot-member table:name="0.8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9" table:display="true" table:show-details="true"/>
                <table:data-pilot-member table:name="0.5" table:display="true" table:show-details="true"/>
                <table:data-pilot-member table:name="0.2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Employee type" table:orientation="hidde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ermanent" table:display="true" table:show-details="true"/>
                <table:data-pilot-member table:name="Fixed Term" table:display="true" table:show-details="true"/>
                <table:data-pilot-member table:name="Temporary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  <table:data-pilot-field table:source-field-name="Department" table:orientation="row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ccounting" table:display="true" table:show-details="true"/>
                <table:data-pilot-member table:name="Business Development" table:display="true" table:show-details="true"/>
                <table:data-pilot-member table:name="Engineering" table:display="true" table:show-details="true"/>
                <table:data-pilot-member table:name="Human Resources" table:display="true" table:show-details="true"/>
                <table:data-pilot-member table:name="Legal" table:display="true" table:show-details="true"/>
                <table:data-pilot-member table:name="Marketing" table:display="true" table:show-details="true"/>
                <table:data-pilot-member table:name="NULL" table:display="true" table:show-details="true"/>
                <table:data-pilot-member table:name="Product Management" table:display="true" table:show-details="true"/>
                <table:data-pilot-member table:name="Research and Development" table:display="true" table:show-details="true"/>
                <table:data-pilot-member table:name="Sales" table:display="true" table:show-details="true"/>
                <table:data-pilot-member table:name="Services" table:display="true" table:show-details="true"/>
                <table:data-pilot-member table:name="Support" table:display="true" table:show-details="true"/>
                <table:data-pilot-member table:name="Training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Work location" table:orientation="column" table:used-hierarchy="-1" table:function="auto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Auckland, New Zealand" table:display="true" table:show-details="true"/>
                <table:data-pilot-member table:name="Chennai, India" table:display="true" table:show-details="true"/>
                <table:data-pilot-member table:name="Columbus, USA" table:display="true" table:show-details="true"/>
                <table:data-pilot-member table:name="Hyderabad, India" table:display="true" table:show-details="true"/>
                <table:data-pilot-member table:name="Remote" table:display="true" table:show-details="true"/>
                <table:data-pilot-member table:name="Seattle, USA" table:display="true" table:show-details="true"/>
                <table:data-pilot-member table:name="Wellington, New Zealand" table:display="true" table:show-details="true"/>
              </table:data-pilot-members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Emp ID" table:orientation="data" table:used-hierarchy="-1" table:function="count">
            <table:data-pilot-level table:show-empty="false" calcext:repeat-item-labels="false">
              <table:data-pilot-subtotals>
                <table:data-pilot-subtotal table:function="auto"/>
              </table:data-pilot-subtotals>
              <table:data-pilot-members>
                <table:data-pilot-member table:name="PR00095" table:display="true" table:show-details="true"/>
                <table:data-pilot-member table:name="PR00147" table:display="true" table:show-details="true"/>
                <table:data-pilot-member table:name="PR00210" table:display="true" table:show-details="true"/>
                <table:data-pilot-member table:name="PR00419" table:display="true" table:show-details="true"/>
                <table:data-pilot-member table:name="PR00576" table:display="true" table:show-details="true"/>
                <table:data-pilot-member table:name="PR00746" table:display="true" table:show-details="true"/>
                <table:data-pilot-member table:name="PR00882" table:display="true" table:show-details="true"/>
                <table:data-pilot-member table:name="PR00893" table:display="true" table:show-details="true"/>
                <table:data-pilot-member table:name="PR00916" table:display="true" table:show-details="true"/>
                <table:data-pilot-member table:name="PR01159" table:display="true" table:show-details="true"/>
                <table:data-pilot-member table:name="PR01211" table:display="true" table:show-details="true"/>
                <table:data-pilot-member table:name="PR01269" table:display="true" table:show-details="true"/>
                <table:data-pilot-member table:name="PR01346" table:display="true" table:show-details="true"/>
                <table:data-pilot-member table:name="PR01662" table:display="true" table:show-details="true"/>
                <table:data-pilot-member table:name="PR01951" table:display="true" table:show-details="true"/>
                <table:data-pilot-member table:name="PR01956" table:display="true" table:show-details="true"/>
                <table:data-pilot-member table:name="PR02010" table:display="true" table:show-details="true"/>
                <table:data-pilot-member table:name="PR02016" table:display="true" table:show-details="true"/>
                <table:data-pilot-member table:name="PR02113" table:display="true" table:show-details="true"/>
                <table:data-pilot-member table:name="PR02140" table:display="true" table:show-details="true"/>
                <table:data-pilot-member table:name="PR02208" table:display="true" table:show-details="true"/>
                <table:data-pilot-member table:name="PR02288" table:display="true" table:show-details="true"/>
                <table:data-pilot-member table:name="PR02321" table:display="true" table:show-details="true"/>
                <table:data-pilot-member table:name="PR02603" table:display="true" table:show-details="true"/>
                <table:data-pilot-member table:name="PR02782" table:display="true" table:show-details="true"/>
                <table:data-pilot-member table:name="PR02957" table:display="true" table:show-details="true"/>
                <table:data-pilot-member table:name="PR03034" table:display="true" table:show-details="true"/>
                <table:data-pilot-member table:name="PR03158" table:display="true" table:show-details="true"/>
                <table:data-pilot-member table:name="PR03271" table:display="true" table:show-details="true"/>
                <table:data-pilot-member table:name="PR03445" table:display="true" table:show-details="true"/>
                <table:data-pilot-member table:name="PR03804" table:display="true" table:show-details="true"/>
                <table:data-pilot-member table:name="PR03844" table:display="true" table:show-details="true"/>
                <table:data-pilot-member table:name="PR03886" table:display="true" table:show-details="true"/>
                <table:data-pilot-member table:name="PR03980" table:display="true" table:show-details="true"/>
                <table:data-pilot-member table:name="PR04380" table:display="true" table:show-details="true"/>
                <table:data-pilot-member table:name="PR04446" table:display="true" table:show-details="true"/>
                <table:data-pilot-member table:name="PR04473" table:display="true" table:show-details="true"/>
                <table:data-pilot-member table:name="PR04601" table:display="true" table:show-details="true"/>
                <table:data-pilot-member table:name="PR04686" table:display="true" table:show-details="true"/>
                <table:data-pilot-member table:name="SQ00022" table:display="true" table:show-details="true"/>
                <table:data-pilot-member table:name="SQ00105" table:display="true" table:show-details="true"/>
                <table:data-pilot-member table:name="SQ00144" table:display="true" table:show-details="true"/>
                <table:data-pilot-member table:name="SQ00360" table:display="true" table:show-details="true"/>
                <table:data-pilot-member table:name="SQ00450" table:display="true" table:show-details="true"/>
                <table:data-pilot-member table:name="SQ00498" table:display="true" table:show-details="true"/>
                <table:data-pilot-member table:name="SQ00612" table:display="true" table:show-details="true"/>
                <table:data-pilot-member table:name="SQ00691" table:display="true" table:show-details="true"/>
                <table:data-pilot-member table:name="SQ00841" table:display="true" table:show-details="true"/>
                <table:data-pilot-member table:name="SQ00914" table:display="true" table:show-details="true"/>
                <table:data-pilot-member table:name="SQ00960" table:display="true" table:show-details="true"/>
                <table:data-pilot-member table:name="SQ01026" table:display="true" table:show-details="true"/>
                <table:data-pilot-member table:name="SQ01177" table:display="true" table:show-details="true"/>
                <table:data-pilot-member table:name="SQ01283" table:display="true" table:show-details="true"/>
                <table:data-pilot-member table:name="SQ01395" table:display="true" table:show-details="true"/>
                <table:data-pilot-member table:name="SQ01402" table:display="true" table:show-details="true"/>
                <table:data-pilot-member table:name="SQ01519" table:display="true" table:show-details="true"/>
                <table:data-pilot-member table:name="SQ01620" table:display="true" table:show-details="true"/>
                <table:data-pilot-member table:name="SQ01637" table:display="true" table:show-details="true"/>
                <table:data-pilot-member table:name="SQ01697" table:display="true" table:show-details="true"/>
                <table:data-pilot-member table:name="SQ01829" table:display="true" table:show-details="true"/>
                <table:data-pilot-member table:name="SQ01854" table:display="true" table:show-details="true"/>
                <table:data-pilot-member table:name="SQ01962" table:display="true" table:show-details="true"/>
                <table:data-pilot-member table:name="SQ01998" table:display="true" table:show-details="true"/>
                <table:data-pilot-member table:name="SQ02051" table:display="true" table:show-details="true"/>
                <table:data-pilot-member table:name="SQ02174" table:display="true" table:show-details="true"/>
                <table:data-pilot-member table:name="SQ02223" table:display="true" table:show-details="true"/>
                <table:data-pilot-member table:name="SQ02246" table:display="true" table:show-details="true"/>
                <table:data-pilot-member table:name="SQ02424" table:display="true" table:show-details="true"/>
                <table:data-pilot-member table:name="SQ02525" table:display="true" table:show-details="true"/>
                <table:data-pilot-member table:name="SQ02559" table:display="true" table:show-details="true"/>
                <table:data-pilot-member table:name="SQ02638" table:display="true" table:show-details="true"/>
                <table:data-pilot-member table:name="SQ02643" table:display="true" table:show-details="true"/>
                <table:data-pilot-member table:name="SQ02703" table:display="true" table:show-details="true"/>
                <table:data-pilot-member table:name="SQ03024" table:display="true" table:show-details="true"/>
                <table:data-pilot-member table:name="SQ03116" table:display="true" table:show-details="true"/>
                <table:data-pilot-member table:name="SQ03321" table:display="true" table:show-details="true"/>
                <table:data-pilot-member table:name="SQ03350" table:display="true" table:show-details="true"/>
                <table:data-pilot-member table:name="SQ03387" table:display="true" table:show-details="true"/>
                <table:data-pilot-member table:name="SQ03476" table:display="true" table:show-details="true"/>
                <table:data-pilot-member table:name="SQ03546" table:display="true" table:show-details="true"/>
                <table:data-pilot-member table:name="SQ03626" table:display="true" table:show-details="true"/>
                <table:data-pilot-member table:name="SQ03733" table:display="true" table:show-details="true"/>
                <table:data-pilot-member table:name="SQ04488" table:display="true" table:show-details="true"/>
                <table:data-pilot-member table:name="SQ04598" table:display="true" table:show-details="true"/>
                <table:data-pilot-member table:name="SQ04603" table:display="true" table:show-details="true"/>
                <table:data-pilot-member table:name="SQ04612" table:display="true" table:show-details="true"/>
                <table:data-pilot-member table:name="SQ04665" table:display="true" table:show-details="true"/>
                <table:data-pilot-member table:name="SQ04960" table:display="true" table:show-details="true"/>
                <table:data-pilot-member table:name="TN00083" table:display="true" table:show-details="true"/>
                <table:data-pilot-member table:name="TN00129" table:display="true" table:show-details="true"/>
                <table:data-pilot-member table:name="TN00182" table:display="true" table:show-details="true"/>
                <table:data-pilot-member table:name="TN00214" table:display="true" table:show-details="true"/>
                <table:data-pilot-member table:name="TN00227" table:display="true" table:show-details="true"/>
                <table:data-pilot-member table:name="TN00464" table:display="true" table:show-details="true"/>
                <table:data-pilot-member table:name="TN00579" table:display="true" table:show-details="true"/>
                <table:data-pilot-member table:name="TN00698" table:display="true" table:show-details="true"/>
                <table:data-pilot-member table:name="TN00727" table:display="true" table:show-details="true"/>
                <table:data-pilot-member table:name="TN00735" table:display="true" table:show-details="true"/>
                <table:data-pilot-member table:name="TN00890" table:display="true" table:show-details="true"/>
                <table:data-pilot-member table:name="TN01028" table:display="true" table:show-details="true"/>
                <table:data-pilot-member table:name="TN01210" table:display="true" table:show-details="true"/>
                <table:data-pilot-member table:name="TN01256" table:display="true" table:show-details="true"/>
                <table:data-pilot-member table:name="TN01281" table:display="true" table:show-details="true"/>
                <table:data-pilot-member table:name="TN01340" table:display="true" table:show-details="true"/>
                <table:data-pilot-member table:name="TN01389" table:display="true" table:show-details="true"/>
                <table:data-pilot-member table:name="TN01632" table:display="true" table:show-details="true"/>
                <table:data-pilot-member table:name="TN01876" table:display="true" table:show-details="true"/>
                <table:data-pilot-member table:name="TN01912" table:display="true" table:show-details="true"/>
                <table:data-pilot-member table:name="TN02496" table:display="true" table:show-details="true"/>
                <table:data-pilot-member table:name="TN02570" table:display="true" table:show-details="true"/>
                <table:data-pilot-member table:name="TN02667" table:display="true" table:show-details="true"/>
                <table:data-pilot-member table:name="TN02674" table:display="true" table:show-details="true"/>
                <table:data-pilot-member table:name="TN02727" table:display="true" table:show-details="true"/>
                <table:data-pilot-member table:name="TN02749" table:display="true" table:show-details="true"/>
                <table:data-pilot-member table:name="TN02798" table:display="true" table:show-details="true"/>
                <table:data-pilot-member table:name="TN02883" table:display="true" table:show-details="true"/>
                <table:data-pilot-member table:name="TN03032" table:display="true" table:show-details="true"/>
                <table:data-pilot-member table:name="TN03068" table:display="true" table:show-details="true"/>
                <table:data-pilot-member table:name="TN03097" table:display="true" table:show-details="true"/>
                <table:data-pilot-member table:name="TN03169" table:display="true" table:show-details="true"/>
                <table:data-pilot-member table:name="TN03210" table:display="true" table:show-details="true"/>
                <table:data-pilot-member table:name="TN03331" table:display="true" table:show-details="true"/>
                <table:data-pilot-member table:name="TN03416" table:display="true" table:show-details="true"/>
                <table:data-pilot-member table:name="TN03575" table:display="true" table:show-details="true"/>
                <table:data-pilot-member table:name="TN04058" table:display="true" table:show-details="true"/>
                <table:data-pilot-member table:name="TN04067" table:display="true" table:show-details="true"/>
                <table:data-pilot-member table:name="TN04101" table:display="true" table:show-details="true"/>
                <table:data-pilot-member table:name="TN04175" table:display="true" table:show-details="true"/>
                <table:data-pilot-member table:name="TN04246" table:display="true" table:show-details="true"/>
                <table:data-pilot-member table:name="TN04428" table:display="true" table:show-details="true"/>
                <table:data-pilot-member table:name="TN04660" table:display="true" table:show-details="true"/>
                <table:data-pilot-member table:name="TN04740" table:display="true" table:show-details="true"/>
                <table:data-pilot-member table:name="VT00017" table:display="true" table:show-details="true"/>
                <table:data-pilot-member table:name="VT00336" table:display="true" table:show-details="true"/>
                <table:data-pilot-member table:name="VT00578" table:display="true" table:show-details="true"/>
                <table:data-pilot-member table:name="VT00596" table:display="true" table:show-details="true"/>
                <table:data-pilot-member table:name="VT00687" table:display="true" table:show-details="true"/>
                <table:data-pilot-member table:name="VT01092" table:display="true" table:show-details="true"/>
                <table:data-pilot-member table:name="VT01101" table:display="true" table:show-details="true"/>
                <table:data-pilot-member table:name="VT01249" table:display="true" table:show-details="true"/>
                <table:data-pilot-member table:name="VT01323" table:display="true" table:show-details="true"/>
                <table:data-pilot-member table:name="VT01523" table:display="true" table:show-details="true"/>
                <table:data-pilot-member table:name="VT01610" table:display="true" table:show-details="true"/>
                <table:data-pilot-member table:name="VT01684" table:display="true" table:show-details="true"/>
                <table:data-pilot-member table:name="VT01703" table:display="true" table:show-details="true"/>
                <table:data-pilot-member table:name="VT01740" table:display="true" table:show-details="true"/>
                <table:data-pilot-member table:name="VT01803" table:display="true" table:show-details="true"/>
                <table:data-pilot-member table:name="VT01893" table:display="true" table:show-details="true"/>
                <table:data-pilot-member table:name="VT02118" table:display="true" table:show-details="true"/>
                <table:data-pilot-member table:name="VT02260" table:display="true" table:show-details="true"/>
                <table:data-pilot-member table:name="VT02313" table:display="true" table:show-details="true"/>
                <table:data-pilot-member table:name="VT02319" table:display="true" table:show-details="true"/>
                <table:data-pilot-member table:name="VT02374" table:display="true" table:show-details="true"/>
                <table:data-pilot-member table:name="VT02417" table:display="true" table:show-details="true"/>
                <table:data-pilot-member table:name="VT02491" table:display="true" table:show-details="true"/>
                <table:data-pilot-member table:name="VT02532" table:display="true" table:show-details="true"/>
                <table:data-pilot-member table:name="VT02539" table:display="true" table:show-details="true"/>
                <table:data-pilot-member table:name="VT02663" table:display="true" table:show-details="true"/>
                <table:data-pilot-member table:name="VT02801" table:display="true" table:show-details="true"/>
                <table:data-pilot-member table:name="VT03307" table:display="true" table:show-details="true"/>
                <table:data-pilot-member table:name="VT03421" table:display="true" table:show-details="true"/>
                <table:data-pilot-member table:name="VT03500" table:display="true" table:show-details="true"/>
                <table:data-pilot-member table:name="VT03537" table:display="true" table:show-details="true"/>
                <table:data-pilot-member table:name="VT03552" table:display="true" table:show-details="true"/>
                <table:data-pilot-member table:name="VT03701" table:display="true" table:show-details="true"/>
                <table:data-pilot-member table:name="VT03704" table:display="true" table:show-details="true"/>
                <table:data-pilot-member table:name="VT03849" table:display="true" table:show-details="true"/>
                <table:data-pilot-member table:name="VT03988" table:display="true" table:show-details="true"/>
                <table:data-pilot-member table:name="VT03993" table:display="true" table:show-details="true"/>
                <table:data-pilot-member table:name="VT04028" table:display="true" table:show-details="true"/>
                <table:data-pilot-member table:name="VT04093" table:display="true" table:show-details="true"/>
                <table:data-pilot-member table:name="VT04137" table:display="true" table:show-details="true"/>
                <table:data-pilot-member table:name="VT04373" table:display="true" table:show-details="true"/>
                <table:data-pilot-member table:name="VT04415" table:display="true" table:show-details="true"/>
                <table:data-pilot-member table:name="VT04467" table:display="true" table:show-details="true"/>
                <table:data-pilot-member table:name="VT04552" table:display="true" table:show-details="true"/>
                <table:data-pilot-member table:name="VT04627" table:display="true" table:show-details="true"/>
                <table:data-pilot-member table:name="VT04681" table:display="true" table:show-details="true"/>
                <table:data-pilot-member table:name="VT04984" table:display="true" table:show-details="true"/>
              </table:data-pilot-members>
              <table:data-pilot-sort-info table:order="descending" table:sort-mode="manual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-</number:text>
      <number:month number:textual="true"/>
      <number:text>-</number:text>
      <number:year/>
    </number:date-style>
    <number:date-style style:name="N126">
      <number:day/>
      <number:text>-</number:text>
      <number:month number:style="long" number:textual="true"/>
      <number:text>-</number:text>
      <number:year/>
    </number:date-style>
    <number:number-style style:name="N127">
      <number:text>$</number:text>
      <number:number number:decimal-places="2" loext:min-decimal-places="2" number:min-integer-digits="1" number:grouping="true"/>
    </number:number-style>
    <number:date-style style:name="N128">
      <number:month/>
      <number:text>/</number:text>
      <number:day/>
      <number:text>/</number:text>
      <number:year number:style="long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b7e1c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ivot_20_Table_20_1" style:display-name="PageStyle_Pivot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770" meta:object-count="5"/>
    <meta:generator>LibreOfficeDev/6.0.5.2$Linux_X86_64 LibreOffice_project/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vertical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9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end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>
      <style:graphic-properties draw:fill="solid" draw:fill-color="#ffffff"/>
    </style:style>
    <style:style style:name="ch13" style:family="chart">
      <style:graphic-properties draw:fill-color="#d9d9d9"/>
    </style:style>
  </office:automatic-styles>
  <office:body>
    <office:chart>
      <chart:chart svg:width="14.076cm" svg:height="8.705cm" xlink:href=".." xlink:type="simple" chart:class="chart:bar" chart:style-name="ch1">
        <chart:legend chart:legend-position="end" svg:x="12.13cm" svg:y="3.306cm" style:legend-expansion="high" chart:style-name="ch2"/>
        <chart:plot-area chart:style-name="ch3" table:cell-range-address="Sheet3.I4:Sheet3.M7" chart:data-source-has-labels="both" svg:x="1.341cm" svg:y="0.174cm" svg:width="10.508cm" svg:height="8.357cm">
          <chartooo:coordinate-region svg:x="2.58cm" svg:y="0.174cm" svg:width="8.989cm" svg:height="7.86cm"/>
          <chart:axis chart:dimension="x" chart:name="primary-x" chart:style-name="ch4" chartooo:axis-type="text">
            <chart:title svg:x="0.451cm" svg:y="5.236cm" chart:style-name="ch5">
              <text:p>Particulars</text:p>
            </chart:title>
            <chart:categories table:cell-range-address="Sheet3.I6:Sheet3.I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J6:Sheet3.J7" chart:label-cell-address="Sheet3.J4:Sheet3.J5" chart:class="chart:bar">
            <chart:data-point chart:repeated="2"/>
          </chart:series>
          <chart:series chart:style-name="ch9" chart:values-cell-range-address="Sheet3.K6:Sheet3.K7" chart:label-cell-address="Sheet3.K4:Sheet3.K5" chart:class="chart:bar">
            <chart:data-point chart:repeated="2"/>
          </chart:series>
          <chart:series chart:style-name="ch10" chart:values-cell-range-address="Sheet3.L6:Sheet3.L7" chart:label-cell-address="Sheet3.L4:Sheet3.L5" chart:class="chart:bar">
            <chart:data-point chart:repeated="2"/>
          </chart:series>
          <chart:series chart:style-name="ch11" chart:values-cell-range-address="Sheet3.M6:Sheet3.M7" chart:label-cell-address="Sheet3.M4:Sheet3.M5" chart:class="chart:bar">
            <chart:data-point chart:repeated="2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Overall</text:p>
                <text:list>
                  <text:list-item>
                    <text:p/>
                  </text:list-item>
                  <text:list-item>
                    <text:p>Overall</text:p>
                  </text:list-item>
                </text:list>
                <draw:g>
                  <svg:desc>Sheet3.J4:Sheet3.J5</svg:desc>
                </draw:g>
              </table:table-cell>
              <table:table-cell office:value-type="string">
                <text:p>India</text:p>
                <text:list>
                  <text:list-item>
                    <text:p/>
                  </text:list-item>
                  <text:list-item>
                    <text:p>India</text:p>
                  </text:list-item>
                </text:list>
                <draw:g>
                  <svg:desc>Sheet3.K4:Sheet3.K5</svg:desc>
                </draw:g>
              </table:table-cell>
              <table:table-cell office:value-type="string">
                <text:p>Abroad</text:p>
                <text:list>
                  <text:list-item>
                    <text:p/>
                  </text:list-item>
                  <text:list-item>
                    <text:p>Abroad</text:p>
                  </text:list-item>
                </text:list>
                <draw:g>
                  <svg:desc>Sheet3.L4:Sheet3.L5</svg:desc>
                </draw:g>
              </table:table-cell>
              <table:table-cell office:value-type="string">
                <text:p>Total</text:p>
                <text:list>
                  <text:list-item>
                    <text:p/>
                  </text:list-item>
                  <text:list-item>
                    <text:p>Total</text:p>
                  </text:list-item>
                </text:list>
                <draw:g>
                  <svg:desc>Sheet3.M4:Sheet3.M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le</text:p>
                <draw:g>
                  <svg:desc>Sheet3.I6:Sheet3.I7</svg:desc>
                </draw:g>
              </table:table-cell>
              <table:table-cell office:value-type="float" office:value="97">
                <text:p>97</text:p>
                <draw:g>
                  <svg:desc>Sheet3.J6:Sheet3.J7</svg:desc>
                </draw:g>
              </table:table-cell>
              <table:table-cell office:value-type="float" office:value="49">
                <text:p>49</text:p>
                <draw:g>
                  <svg:desc>Sheet3.K6:Sheet3.K7</svg:desc>
                </draw:g>
              </table:table-cell>
              <table:table-cell office:value-type="float" office:value="48">
                <text:p>48</text:p>
                <draw:g>
                  <svg:desc>Sheet3.L6:Sheet3.L7</svg:desc>
                </draw:g>
              </table:table-cell>
              <table:table-cell office:value-type="float" office:value="97">
                <text:p>97</text:p>
                <draw:g>
                  <svg:desc>Sheet3.M6:Sheet3.M7</svg:desc>
                </draw:g>
              </table:table-cell>
            </table:table-row>
            <table:table-row>
              <table:table-cell office:value-type="string">
                <text:p>Female</text:p>
              </table:table-cell>
              <table:table-cell office:value-type="float" office:value="99">
                <text:p>99</text:p>
              </table:table-cell>
              <table:table-cell office:value-type="float" office:value="58">
                <text:p>58</text:p>
              </table:table-cell>
              <table:table-cell office:value-type="float" office:value="41">
                <text:p>41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876cm" svg:y="4.111cm" style:legend-expansion="high" chart:style-name="ch2"/>
        <chart:plot-area chart:style-name="ch3" table:cell-range-address="Sheet3.I12:Sheet3.L26" chart:data-source-has-labels="both" svg:x="0.317cm" svg:y="0.196cm" svg:width="13.242cm" svg:height="8.394cm">
          <chartooo:coordinate-region svg:x="1.239cm" svg:y="0.196cm" svg:width="12.32cm" svg:height="4.821cm"/>
          <chart:axis chart:dimension="x" chart:name="primary-x" chart:style-name="ch4" chartooo:axis-type="text">
            <chart:title svg:x="6.054cm" svg:y="8.787cm" chart:style-name="ch5">
              <text:p>Particulars</text:p>
            </chart:title>
            <chart:categories table:cell-range-address="Sheet3.I14:Sheet3.I2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J14:Sheet3.J26" chart:label-cell-address="Sheet3.J12:Sheet3.J13" chart:class="chart:bar">
            <chart:data-point chart:repeated="13"/>
          </chart:series>
          <chart:series chart:style-name="ch9" chart:values-cell-range-address="Sheet3.K14:Sheet3.K26" chart:label-cell-address="Sheet3.K12:Sheet3.K13" chart:class="chart:bar">
            <chart:data-point chart:repeated="13"/>
          </chart:series>
          <chart:series chart:style-name="ch10" chart:values-cell-range-address="Sheet3.L14:Sheet3.L26" chart:label-cell-address="Sheet3.L12:Sheet3.L13" chart:class="chart:bar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text:list>
                  <text:list-item>
                    <text:p/>
                  </text:list-item>
                  <text:list-item>
                    <text:p>Male</text:p>
                  </text:list-item>
                </text:list>
                <draw:g>
                  <svg:desc>Sheet3.J12:Sheet3.J13</svg:desc>
                </draw:g>
              </table:table-cell>
              <table:table-cell office:value-type="string">
                <text:p>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  <draw:g>
                  <svg:desc>Sheet3.K12:Sheet3.K13</svg:desc>
                </draw:g>
              </table:table-cell>
              <table:table-cell office:value-type="string">
                <text:p>Total</text:p>
                <text:list>
                  <text:list-item>
                    <text:p/>
                  </text:list-item>
                  <text:list-item>
                    <text:p>Total</text:p>
                  </text:list-item>
                </text:list>
                <draw:g>
                  <svg:desc>Sheet3.L12:Sheet3.L1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Engineering</text:p>
                <draw:g>
                  <svg:desc>Sheet3.I14:Sheet3.I26</svg:desc>
                </draw:g>
              </table:table-cell>
              <table:table-cell office:value-type="float" office:value="11">
                <text:p>11</text:p>
                <draw:g>
                  <svg:desc>Sheet3.J14:Sheet3.J26</svg:desc>
                </draw:g>
              </table:table-cell>
              <table:table-cell office:value-type="float" office:value="3">
                <text:p>3</text:p>
                <draw:g>
                  <svg:desc>Sheet3.K14:Sheet3.K26</svg:desc>
                </draw:g>
              </table:table-cell>
              <table:table-cell office:value-type="float" office:value="14">
                <text:p>14</text:p>
                <draw:g>
                  <svg:desc>Sheet3.L14:Sheet3.L26</svg:desc>
                </draw:g>
              </table:table-cell>
            </table:table-row>
            <table:table-row>
              <table:table-cell office:value-type="string">
                <text:p>Training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Product Management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Business Development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Research and Development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Human Resources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stacked="true"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overlap="10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2.435cm" svg:height="7.673cm" xlink:href=".." xlink:type="simple" chart:class="chart:bar" chart:style-name="ch1">
        <chart:legend chart:legend-position="end" svg:x="8.135cm" svg:y="2.642cm" style:legend-expansion="high" chart:style-name="ch2"/>
        <chart:plot-area chart:style-name="ch3" table:cell-range-address="Sheet3.H34:Sheet3.K36 Sheet3.H32:Sheet3.H33 Sheet3.J32:Sheet3.K33" chart:data-source-has-labels="both" svg:x="0.248cm" svg:y="0.153cm" svg:width="7.639cm" svg:height="6.337cm">
          <chartooo:coordinate-region svg:x="0.905cm" svg:y="0.352cm" svg:width="6.982cm" svg:height="5.641cm"/>
          <chart:axis chart:dimension="x" chart:name="primary-x" chart:style-name="ch4" chartooo:axis-type="text">
            <chart:title svg:x="3.183cm" svg:y="6.644cm" chart:style-name="ch5">
              <text:p>Particulars</text:p>
            </chart:title>
            <chart:categories table:cell-range-address="Sheet3.I34:Sheet3.I36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H34:Sheet3.H36" chart:label-cell-address="Sheet3.H32:Sheet3.H33" chart:class="chart:bar">
            <chart:data-point chart:repeated="3"/>
          </chart:series>
          <chart:series chart:style-name="ch9" chart:values-cell-range-address="Sheet3.J34:Sheet3.J36" chart:label-cell-address="Sheet3.J32:Sheet3.J33" chart:class="chart:bar">
            <chart:data-point chart:repeated="3"/>
          </chart:series>
          <chart:series chart:style-name="ch10" chart:values-cell-range-address="Sheet3.K34:Sheet3.K36" chart:label-cell-address="Sheet3.K32:Sheet3.K33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 . Employee  Dataset  in  classification  of  Employee Type S.no</text:p>
                <text:list>
                  <text:list-item>
                    <text:p>3 . Employee  Dataset  in  classification  of  Employee Type</text:p>
                  </text:list-item>
                  <text:list-item>
                    <text:p>S.no</text:p>
                  </text:list-item>
                </text:list>
                <draw:g>
                  <svg:desc>Sheet3.H32:Sheet3.H33</svg:desc>
                </draw:g>
              </table:table-cell>
              <table:table-cell office:value-type="string">
                <text:p>Male</text:p>
                <text:list>
                  <text:list-item>
                    <text:p/>
                  </text:list-item>
                  <text:list-item>
                    <text:p>Male</text:p>
                  </text:list-item>
                </text:list>
                <draw:g>
                  <svg:desc>Sheet3.J32:Sheet3.J33</svg:desc>
                </draw:g>
              </table:table-cell>
              <table:table-cell office:value-type="string">
                <text:p>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  <draw:g>
                  <svg:desc>Sheet3.K32:Sheet3.K3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ixed Term</text:p>
                <draw:g>
                  <svg:desc>Sheet3.I34:Sheet3.I36</svg:desc>
                </draw:g>
              </table:table-cell>
              <table:table-cell office:value-type="float" office:value="1">
                <text:p>1</text:p>
                <draw:g>
                  <svg:desc>Sheet3.H34:Sheet3.H36</svg:desc>
                </draw:g>
              </table:table-cell>
              <table:table-cell office:value-type="float" office:value="18">
                <text:p>18</text:p>
                <draw:g>
                  <svg:desc>Sheet3.J34:Sheet3.J36</svg:desc>
                </draw:g>
              </table:table-cell>
              <table:table-cell office:value-type="float" office:value="17">
                <text:p>17</text:p>
                <draw:g>
                  <svg:desc>Sheet3.K34:Sheet3.K36</svg:desc>
                </draw:g>
              </table:table-cell>
            </table:table-row>
            <table:table-row>
              <table:table-cell office:value-type="string">
                <text:p>Permanent</text:p>
              </table:table-cell>
              <table:table-cell office:value-type="float" office:value="2">
                <text:p>2</text:p>
              </table:table-cell>
              <table:table-cell office:value-type="float" office:value="59">
                <text:p>59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Temporary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14">
                <text:p>1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>
      <style:chart-properties chart:auto-position="true" style:rotation-angle="0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 style:data-style-name="N0">
      <style:chart-properties chart:display-label="true" chart:tick-marks-major-inner="false" chart:tick-marks-major-outer="false" chart:logarithmic="false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7" style:family="chart">
      <style:graphic-properties svg:stroke-width="0.018cm" svg:stroke-color="#b7b7b7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3.876cm" svg:y="4.36cm" style:legend-expansion="high" chart:style-name="ch2"/>
        <chart:plot-area chart:style-name="ch3" table:cell-range-address="Sheet3.I41:Sheet3.K50" chart:data-source-has-labels="both" svg:x="0.317cm" svg:y="0.196cm" svg:width="13.242cm" svg:height="8.394cm">
          <chartooo:coordinate-region svg:x="1.235cm" svg:y="0.196cm" svg:width="12.324cm" svg:height="5.139cm"/>
          <chart:axis chart:dimension="x" chart:name="primary-x" chart:style-name="ch4" chartooo:axis-type="text">
            <chart:title svg:x="6.054cm" svg:y="8.787cm" chart:style-name="ch5">
              <text:p>Particulars</text:p>
            </chart:title>
            <chart:categories table:cell-range-address="Sheet3.I43:Sheet3.I5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3.J43:Sheet3.J50" chart:label-cell-address="Sheet3.J41:Sheet3.J42" chart:class="chart:bar">
            <chart:data-point chart:repeated="8"/>
          </chart:series>
          <chart:series chart:style-name="ch9" chart:values-cell-range-address="Sheet3.K43:Sheet3.K50" chart:label-cell-address="Sheet3.K41:Sheet3.K42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ale</text:p>
                <text:list>
                  <text:list-item>
                    <text:p/>
                  </text:list-item>
                  <text:list-item>
                    <text:p>Male</text:p>
                  </text:list-item>
                </text:list>
                <draw:g>
                  <svg:desc>Sheet3.J41:Sheet3.J42</svg:desc>
                </draw:g>
              </table:table-cell>
              <table:table-cell office:value-type="string">
                <text:p>Female</text:p>
                <text:list>
                  <text:list-item>
                    <text:p/>
                  </text:list-item>
                  <text:list-item>
                    <text:p>Female</text:p>
                  </text:list-item>
                </text:list>
                <draw:g>
                  <svg:desc>Sheet3.K41:Sheet3.K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ennai, India</text:p>
                <draw:g>
                  <svg:desc>Sheet3.I43:Sheet3.I50</svg:desc>
                </draw:g>
              </table:table-cell>
              <table:table-cell office:value-type="float" office:value="10">
                <text:p>10</text:p>
                <draw:g>
                  <svg:desc>Sheet3.J43:Sheet3.J50</svg:desc>
                </draw:g>
              </table:table-cell>
              <table:table-cell office:value-type="float" office:value="16">
                <text:p>16</text:p>
                <draw:g>
                  <svg:desc>Sheet3.K43:Sheet3.K50</svg:desc>
                </draw:g>
              </table:table-cell>
            </table:table-row>
            <table:table-row>
              <table:table-cell office:value-type="string">
                <text:p>Hyderabad, India</text:p>
              </table:table-cell>
              <table:table-cell office:value-type="float" office:value="15">
                <text:p>1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Auckland, New Zealand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Columbus, USA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Remote</text:p>
              </table:table-cell>
              <table:table-cell office:value-type="float" office:value="24">
                <text:p>2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Seattle, USA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Wellington, New Zealand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Total</text:p>
              </table:table-cell>
              <table:table-cell office:value-type="float" office:value="97">
                <text:p>97</text:p>
              </table:table-cell>
              <table:table-cell office:value-type="float" office:value="99">
                <text:p>9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1a1a1a" style:text-position="0% 100%" fo:font-family="Arial" fo:font-size="10pt" style:font-family-asian="Arial" style:font-size-asian="10pt" style:font-family-complex="Arial" style:font-size-complex="10pt"/>
    </style:style>
    <style:style style:name="ch3" style:family="chart">
      <style:chart-properties chart:three-dimensional="true" chart:stacked="tru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maximum="50" chart:interval-minor-divisor="5" chart:gap-width="150" chart:reverse-direction="false" text:line-break="false" loext:try-staggering-first="false" chart:link-data-style-to-source="false" chart:axis-position="0" chart:tick-mark-position="at-axis"/>
      <style:graphic-properties svg:stroke-width="0.018cm" svg:stroke-color="#8b8b8b"/>
      <style:text-properties fo:color="#000000" style:text-position="0% 100%" fo:font-family="Arial" fo:font-size="10pt" style:font-family-asian="Arial" style:font-size-asian="10pt" style:font-family-complex="Arial" style:font-size-complex="10pt"/>
    </style:style>
    <style:style style:name="ch6" style:family="chart">
      <style:graphic-properties svg:stroke-width="0.018cm" svg:stroke-color="#b7b7b7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4285f4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ea4335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fbbc04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fill-color="#34a853"/>
      <style:text-properties fo:font-size="10pt" style:font-size-asian="10pt" style:font-size-complex="10pt"/>
    </style:style>
    <style:style style:name="ch12" style:family="chart">
      <style:graphic-properties draw:stroke="solid" svg:stroke-width="0.018cm" svg:stroke-color="#8b8b8b" draw:fill="none" draw:fill-color="#d9d9d9"/>
    </style:style>
  </office:automatic-styles>
  <office:body>
    <office:chart>
      <chart:chart svg:width="15.875cm" svg:height="9.816cm" xlink:href=".." xlink:type="simple" chart:class="chart:bar" chart:style-name="ch1">
        <chart:legend chart:legend-position="end" svg:x="14.247cm" svg:y="3.862cm" style:legend-expansion="high" chart:style-name="ch2"/>
        <chart:plot-area chart:style-name="ch3" table:cell-range-address="'Pivot Table 1'.A1:'Pivot Table 1'.E16" chart:data-source-has-labels="both" svg:x="0.317cm" svg:y="0.196cm" svg:width="13.613cm" svg:height="9.424cm" dr3d:transform="matrix (0.993998507596972 0.0593914715688805 -0.09186740444725 -0.0498903881867185 0.993484339362921 0.102468612790452 0.0973545893195091 -0.0972703477196616 0.990485014219259 0cm 0cm 0cm)" dr3d:vrp="(22754.0383863584 13253.3437095935 31734.872606677)" dr3d:vpn="(0.416199821709347 0.173649045905254 0.892537795986984)" dr3d:vup="(-0.0733876362771618 0.984807599917971 -0.157379306090273)" dr3d:projection="parallel" dr3d:distance="4.2cm" dr3d:focal-length="8cm" dr3d:shadow-slant="0" dr3d:shade-mode="flat" dr3d:ambient-color="#cccccc" dr3d:lighting-mode="true">
          <chartooo:coordinate-region svg:x="1.519cm" svg:y="0.223cm" svg:width="12.411cm" svg:height="6.004cm"/>
          <dr3d:light dr3d:diffuse-color="#808080" dr3d:direction="(0 0 1)" dr3d:enabled="false" dr3d:specular="true"/>
          <dr3d:light dr3d:diffuse-color="#666666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Pivot Table 1'.A3:'Pivot Table 1'.A16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'Pivot Table 1'.B3:'Pivot Table 1'.B16" chart:label-cell-address="'Pivot Table 1'.B1:'Pivot Table 1'.B2" chart:class="chart:bar">
            <chart:data-point chart:repeated="14"/>
          </chart:series>
          <chart:series chart:style-name="ch9" chart:values-cell-range-address="'Pivot Table 1'.C3:'Pivot Table 1'.C16" chart:label-cell-address="'Pivot Table 1'.C1:'Pivot Table 1'.C2" chart:class="chart:bar">
            <chart:data-point chart:repeated="14"/>
          </chart:series>
          <chart:series chart:style-name="ch10" chart:values-cell-range-address="'Pivot Table 1'.D3:'Pivot Table 1'.D16" chart:label-cell-address="'Pivot Table 1'.D1:'Pivot Table 1'.D2" chart:class="chart:bar">
            <chart:data-point chart:repeated="14"/>
          </chart:series>
          <chart:series chart:style-name="ch11" chart:values-cell-range-address="'Pivot Table 1'.E3:'Pivot Table 1'.E16" chart:label-cell-address="'Pivot Table 1'.E1:'Pivot Table 1'.E2" chart:class="chart:bar">
            <chart:data-point chart:repeated="14"/>
          </chart:series>
          <chart:wall chart:style-name="ch12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- all -</text:p>
                <text:list>
                  <text:list-item>
                    <text:p>- all -</text:p>
                  </text:list-item>
                  <text:list-item>
                    <text:p/>
                  </text:list-item>
                </text:list>
                <draw:g>
                  <svg:desc>'Pivot Table 1'.B1:'Pivot Table 1'.B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ivot Table 1'.C1:'Pivot Table 1'.C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ivot Table 1'.D1:'Pivot Table 1'.D2</svg:desc>
                </draw:g>
              </table:table-cell>
              <table:table-cell office:value-type="string">
                <text:p/>
                <text:list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Pivot Table 1'.E1:'Pivot Table 1'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unt - Name</text:p>
                <draw:g>
                  <svg:desc>'Pivot Table 1'.A3:'Pivot Table 1'.A16</svg:desc>
                </draw:g>
              </table:table-cell>
              <table:table-cell office:value-type="float" office:value="NaN">
                <text:p>NaN</text:p>
                <draw:g>
                  <svg:desc>'Pivot Table 1'.B3:'Pivot Table 1'.B16</svg:desc>
                </draw:g>
              </table:table-cell>
              <table:table-cell office:value-type="float" office:value="NaN">
                <text:p>NaN</text:p>
                <draw:g>
                  <svg:desc>'Pivot Table 1'.C3:'Pivot Table 1'.C16</svg:desc>
                </draw:g>
              </table:table-cell>
              <table:table-cell office:value-type="float" office:value="NaN">
                <text:p>NaN</text:p>
                <draw:g>
                  <svg:desc>'Pivot Table 1'.D3:'Pivot Table 1'.D16</svg:desc>
                </draw:g>
              </table:table-cell>
              <table:table-cell office:value-type="float" office:value="NaN">
                <text:p>NaN</text:p>
                <draw:g>
                  <svg:desc>'Pivot Table 1'.E3:'Pivot Table 1'.E16</svg:desc>
                </draw:g>
              </table:table-cell>
            </table:table-row>
            <table:table-row>
              <table:table-cell office:value-type="string">
                <text:p>Departmen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counting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Business Development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ngineering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Human Resources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Legal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Marketing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NUL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Product Management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Research and Development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ales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Services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Support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Dev/6.0.5.2$Linux_X86_64 LibreOffice_project/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